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583in" fo:margin-left="-0.075in" fo:margin-top="0in" fo:margin-bottom="0in" table:align="left" style:writing-mode="lr-tb"/>
    </style:style>
    <style:style style:name="Table1.A" style:family="table-column">
      <style:table-column-properties style:column-width="2.3097in"/>
    </style:style>
    <style:style style:name="Table1.B" style:family="table-column">
      <style:table-column-properties style:column-width="0.947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1"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6118in" fo:margin-left="-0.075in" fo:margin-top="0in" fo:margin-bottom="0in" table:align="left" style:writing-mode="lr-tb"/>
    </style:style>
    <style:style style:name="Table2.A" style:family="table-column">
      <style:table-column-properties style:column-width="3.2229in"/>
    </style:style>
    <style:style style:name="Table2.B" style:family="table-column">
      <style:table-column-properties style:column-width="2.3882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0597in" fo:margin-left="-0.075in" fo:margin-top="0in" fo:margin-bottom="0in" table:align="left" style:writing-mode="lr-tb"/>
    </style:style>
    <style:style style:name="Table3.A" style:family="table-column">
      <style:table-column-properties style:column-width="3.3236in"/>
    </style:style>
    <style:style style:name="Table3.B" style:family="table-column">
      <style:table-column-properties style:column-width="1.0181in"/>
    </style:style>
    <style:style style:name="Table3.C" style:family="table-column">
      <style:table-column-properties style:column-width="0.718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5.2903in" fo:margin-left="-0.075in" fo:margin-top="0in" fo:margin-bottom="0in" table:align="left" style:writing-mode="lr-tb"/>
    </style:style>
    <style:style style:name="Table4.A" style:family="table-column">
      <style:table-column-properties style:column-width="3.4243in"/>
    </style:style>
    <style:style style:name="Table4.B" style:family="table-column">
      <style:table-column-properties style:column-width="0.9264in"/>
    </style:style>
    <style:style style:name="Table4.C" style:family="table-column">
      <style:table-column-properties style:column-width="0.939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12" style:family="table-row">
      <style:table-row-properties fo:keep-together="always"/>
    </style:style>
    <style:style style:name="Table4.A17"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2549in" fo:margin-left="-0.075in" fo:margin-top="0in" fo:margin-bottom="0in" table:align="left" style:writing-mode="lr-tb"/>
    </style:style>
    <style:style style:name="Table5.A" style:family="table-column">
      <style:table-column-properties style:column-width="2.7382in"/>
    </style:style>
    <style:style style:name="Table5.B" style:family="table-column">
      <style:table-column-properties style:column-width="0.7111in"/>
    </style:style>
    <style:style style:name="Table5.C" style:family="table-column">
      <style:table-column-properties style:column-width="0.8056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9"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1507in" fo:margin-left="-0.075in" fo:margin-top="0in" fo:margin-bottom="0in" table:align="left" style:writing-mode="lr-tb"/>
    </style:style>
    <style:style style:name="Table6.A" style:family="table-column">
      <style:table-column-properties style:column-width="5.575in"/>
    </style:style>
    <style:style style:name="Table6.B" style:family="table-column">
      <style:table-column-properties style:column-width="1.0007in"/>
    </style:style>
    <style:style style:name="Table6.C" style:family="table-column">
      <style:table-column-properties style:column-width="0.575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8"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7007in" fo:margin-left="-0.075in" fo:margin-top="0in" fo:margin-bottom="0in" table:align="left" style:writing-mode="lr-tb"/>
    </style:style>
    <style:style style:name="Table7.A" style:family="table-column">
      <style:table-column-properties style:column-width="2.325in"/>
    </style:style>
    <style:style style:name="Table7.B" style:family="table-column">
      <style:table-column-properties style:column-width="1.375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7"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5965in" fo:margin-left="-0.075in" fo:margin-top="0in" fo:margin-bottom="0in" table:align="left" style:writing-mode="lr-tb"/>
    </style:style>
    <style:style style:name="Table8.A" style:family="table-column">
      <style:table-column-properties style:column-width="0.8292in"/>
    </style:style>
    <style:style style:name="Table8.B" style:family="table-column">
      <style:table-column-properties style:column-width="1.7667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8.A6" style:family="table-cell">
      <style:table-cell-properties style:vertical-align="middle" fo:padding-left="0.075in" fo:padding-right="0.075in" fo:padding-top="0in" fo:padding-bottom="0in" fo:border-left="none" fo:border-right="none" fo:border-top="0.5pt solid #000001" fo:border-bottom="none"/>
    </style:style>
    <style:style style:name="Table9" style:family="table">
      <style:table-properties style:width="3.3938in" fo:margin-left="-0.075in" fo:margin-top="0in" fo:margin-bottom="0in" table:align="left" style:writing-mode="lr-tb"/>
    </style:style>
    <style:style style:name="Table9.A" style:family="table-column">
      <style:table-column-properties style:column-width="0.7597in"/>
    </style:style>
    <style:style style:name="Table9.B" style:family="table-column">
      <style:table-column-properties style:column-width="2.6333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9.A10" style:family="table-cell">
      <style:table-cell-properties style:vertical-align="middle" fo:padding-left="0.075in" fo:padding-right="0.075in" fo:padding-top="0in" fo:padding-bottom="0in" fo:border-left="none" fo:border-right="none" fo:border-top="0.5pt solid #000001" fo:border-bottom="none"/>
    </style:style>
    <style:style style:name="Table10" style:family="table">
      <style:table-properties style:width="4.1271in" fo:margin-left="-0.075in" fo:margin-top="0in" fo:margin-bottom="0in" table:align="left" style:writing-mode="lr-tb"/>
    </style:style>
    <style:style style:name="Table10.A" style:family="table-column">
      <style:table-column-properties style:column-width="0.8299in"/>
    </style:style>
    <style:style style:name="Table10.B" style:family="table-column">
      <style:table-column-properties style:column-width="3.2965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4"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2.4063in" fo:margin-left="-0.075in" fo:margin-top="0in" fo:margin-bottom="0in" table:align="left" style:writing-mode="lr-tb"/>
    </style:style>
    <style:style style:name="Table11.A" style:family="table-column">
      <style:table-column-properties style:column-width="1.7924in"/>
    </style:style>
    <style:style style:name="Table11.B" style:family="table-column">
      <style:table-column-properties style:column-width="0.6132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1"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2.8194in" fo:margin-left="-0.075in" fo:margin-top="0in" fo:margin-bottom="0in" table:align="left" style:writing-mode="lr-tb"/>
    </style:style>
    <style:style style:name="Table12.A" style:family="table-column">
      <style:table-column-properties style:column-width="0.8361in"/>
    </style:style>
    <style:style style:name="Table12.B" style:family="table-column">
      <style:table-column-properties style:column-width="0.7139in"/>
    </style:style>
    <style:style style:name="Table12.C" style:family="table-column">
      <style:table-column-properties style:column-width="1.2694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3"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5.516in" fo:margin-left="-0.075in" fo:margin-top="0in" fo:margin-bottom="0in" table:align="left" style:writing-mode="lr-tb"/>
    </style:style>
    <style:style style:name="Table13.A" style:family="table-column">
      <style:table-column-properties style:column-width="2.7965in"/>
    </style:style>
    <style:style style:name="Table13.B" style:family="table-column">
      <style:table-column-properties style:column-width="0.934in"/>
    </style:style>
    <style:style style:name="Table13.C" style:family="table-column">
      <style:table-column-properties style:column-width="0.8924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0.5pt solid #000001"/>
    </style:style>
    <style:style style:name="Table13.2" style:family="table-row">
      <style:table-row-properties fo:keep-together="auto"/>
    </style:style>
    <style:style style:name="Table14" style:family="table">
      <style:table-properties style:width="3.4438in" fo:margin-left="-0.075in" fo:margin-top="0in" fo:margin-bottom="0in" table:align="left" style:writing-mode="lr-tb"/>
    </style:style>
    <style:style style:name="Table14.A" style:family="table-column">
      <style:table-column-properties style:column-width="2.2396in"/>
    </style:style>
    <style:style style:name="Table14.B" style:family="table-column">
      <style:table-column-properties style:column-width="1.203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ab-stops>
          <style:tab-stop style:position="0.8299in"/>
          <style:tab-stop style:position="2.5965in"/>
        </style:tab-stops>
      </style:paragraph-properties>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align="center" style:justify-single-word="false" fo:orphans="2" fo:widows="2" fo:text-indent="0in" style:auto-text-indent="false" style:vertical-align="auto">
        <style:tab-stops/>
      </style:paragraph-properties>
      <style:text-properties style:font-name="Times New Roman" fo:font-size="10pt" fo:language="en" fo:country="US" style:font-name-asian="Arial Unicode MS" style:font-size-asian="10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6" style:family="paragraph" style:parent-style-name="Standard">
      <style:paragraph-properties fo:margin-left="0in" fo:margin-right="0in" fo:text-indent="0in" style:auto-text-indent="false"/>
      <style:text-properties style:font-name="Times New Roman" fo:font-size="10pt" style:font-size-asian="10pt"/>
    </style:style>
    <style:style style:name="P7" style:family="paragraph" style:parent-style-name="Standard">
      <style:paragraph-properties fo:margin-left="0in" fo:margin-right="0in" fo:text-align="end" style:justify-single-word="false" fo:text-indent="0in" style:auto-text-indent="false"/>
      <style:text-properties style:font-name="Times New Roman" fo:font-size="10pt" style:font-size-asian="10pt"/>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10pt" style:font-size-asian="10pt"/>
    </style:style>
    <style:style style:name="P9"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fo:font-weight="bold" style:font-size-asian="10pt" style:font-weight-asian="bold"/>
    </style:style>
    <style:style style:name="P10" style:family="paragraph" style:parent-style-name="Standard">
      <style:paragraph-properties fo:margin-left="0in" fo:margin-right="0in" fo:orphans="2" fo:widows="2" fo:text-indent="0in" style:auto-text-indent="false"/>
      <style:text-properties style:font-name="Times New Roman"/>
    </style:style>
    <style:style style:name="P11" style:family="paragraph" style:parent-style-name="Standard">
      <style:paragraph-properties fo:margin-left="0in" fo:margin-right="0in" fo:text-align="start" style:justify-single-word="false" fo:orphans="2" fo:widows="2" fo:text-indent="0in" style:auto-text-indent="false" style:vertical-align="auto">
        <style:tab-stops/>
      </style:paragraph-properties>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Standard">
      <style:paragraph-properties fo:margin-left="0in" fo:margin-right="0in" fo:text-align="center" style:justify-single-word="false" fo:orphans="2" fo:widows="2" fo:text-indent="0in" style:auto-text-indent="false"/>
    </style:style>
    <style:style style:name="P15" style:family="paragraph" style:parent-style-name="Standard">
      <style:paragraph-properties fo:margin-left="0in" fo:margin-right="0in" fo:text-indent="0in" style:auto-text-indent="false">
        <style:tab-stops/>
      </style:paragraph-properties>
    </style:style>
    <style:style style:name="P16" style:family="paragraph" style:parent-style-name="Standard">
      <style:paragraph-properties fo:margin-left="0in" fo:margin-right="0in" fo:text-align="end" style:justify-single-word="false" fo:text-indent="0in" style:auto-text-indent="false"/>
    </style:style>
    <style:style style:name="P17" style:family="paragraph" style:parent-style-name="Standard">
      <style:paragraph-properties fo:margin-left="0in" fo:margin-right="0in" fo:text-align="end" style:justify-single-word="false" fo:orphans="2" fo:widows="2" fo:text-indent="0in" style:auto-text-indent="false"/>
    </style:style>
    <style:style style:name="P18" style:family="paragraph" style:parent-style-name="Standard">
      <style:paragraph-properties fo:margin-left="0in" fo:margin-right="0in" fo:text-align="end" style:justify-single-word="false" fo:orphans="2" fo:widows="2" fo:text-indent="0in" style:auto-text-indent="false" style:vertical-align="auto">
        <style:tab-stops/>
      </style:paragraph-properties>
    </style:style>
    <style:style style:name="P19" style:family="paragraph" style:parent-style-name="Standard">
      <style:paragraph-properties fo:margin-left="0in" fo:margin-right="0in" fo:orphans="2" fo:widows="2" fo:text-indent="0in" style:auto-text-indent="false"/>
    </style:style>
    <style:style style:name="P20" style:family="paragraph" style:parent-style-name="Standard">
      <style:paragraph-properties fo:margin-left="0in" fo:margin-right="0in" fo:text-indent="0.25in" style:auto-text-indent="false"/>
    </style:style>
    <style:style style:name="P21" style:family="paragraph" style:parent-style-name="Heading_20_6" style:list-style-name="">
      <style:paragraph-properties fo:margin-left="0in" fo:margin-right="0in" fo:text-indent="0in" style:auto-text-indent="false">
        <style:tab-stops/>
      </style:paragraph-properties>
    </style:style>
    <style:style style:name="P22" style:family="paragraph" style:parent-style-name="Heading_20_2" style:list-style-name="">
      <style:paragraph-properties fo:margin-left="0in" fo:margin-right="0in" fo:text-indent="0in" style:auto-text-indent="false"/>
      <style:text-properties style:font-name="Times New Roman" fo:font-size="10pt" fo:language="en" fo:country="US" style:text-underline-style="solid" style:text-underline-width="auto" style:text-underline-color="font-color" style:font-size-asian="10pt" style:language-asian="en" style:country-asian="US"/>
    </style:style>
    <style:style style:name="P23" style:family="paragraph" style:parent-style-name="Heading_20_2" style:list-style-name="">
      <style:paragraph-properties fo:margin-left="0in" fo:margin-right="0in" fo:text-indent="0in" style:auto-text-indent="false"/>
    </style:style>
    <style:style style:name="P24" style:family="paragraph" style:parent-style-name="Heading_20_5" style:list-style-name="">
      <style:paragraph-properties fo:margin-left="0in" fo:margin-right="0in" fo:text-indent="0in" style:auto-text-indent="false"/>
    </style:style>
    <style:style style:name="P25" style:family="paragraph" style:parent-style-name="Heading_20_3" style:list-style-name="">
      <style:paragraph-properties fo:margin-left="0in" fo:margin-right="0in" fo:text-indent="0in" style:auto-text-indent="false"/>
    </style:style>
    <style:style style:name="P26" style:family="paragraph" style:parent-style-name="Heading_20_3" style:list-style-name="">
      <style:paragraph-properties fo:margin-left="0in" fo:margin-right="0in" fo:text-indent="0in" style:auto-text-indent="false"/>
      <style:text-properties style:font-name="Times New Roman" fo:font-size="12pt" fo:language="en" fo:country="US" fo:font-style="normal" style:font-size-asian="12pt" style:language-asian="en" style:country-asian="US" style:font-style-asian="normal"/>
    </style:style>
    <style:style style:name="P27" style:family="paragraph" style:parent-style-name="Heading_20_4" style:list-style-name="">
      <style:paragraph-properties fo:margin-left="0in" fo:margin-right="0in" fo:text-indent="0in" style:auto-text-indent="false"/>
    </style:style>
    <style:style style:name="P28" style:family="paragraph" style:parent-style-name="Heading_20_4">
      <style:paragraph-properties fo:margin-left="0in" fo:margin-right="0in" fo:text-indent="0in" style:auto-text-indent="false">
        <style:tab-stops/>
      </style:paragraph-properties>
    </style:style>
    <style:style style:name="P29" style:family="paragraph" style:parent-style-name="Heading_20_4" style:list-style-name="">
      <style:paragraph-properties fo:margin-left="0in" fo:margin-right="0in" fo:text-indent="0in" style:auto-text-indent="false">
        <style:tab-stops/>
      </style:paragraph-properties>
    </style:style>
    <style:style style:name="P30" style:family="paragraph" style:parent-style-name="Heading_20_4">
      <style:paragraph-properties fo:margin-left="0in" fo:margin-right="0in" fo:text-align="center" style:justify-single-word="false" fo:text-indent="0in" style:auto-text-indent="false">
        <style:tab-stops/>
      </style:paragraph-properties>
    </style:style>
    <style:style style:name="P31" style:family="paragraph" style:parent-style-name="Heading_20_4" style:list-style-name="">
      <style:paragraph-properties fo:margin-left="0in" fo:margin-right="0in" fo:text-align="center" style:justify-single-word="false" fo:text-indent="0in" style:auto-text-indent="false">
        <style:tab-stops/>
      </style:paragraph-properties>
    </style:style>
    <style:style style:name="P32" style:family="paragraph" style:parent-style-name="Heading_20_4" style:list-style-name="">
      <style:paragraph-properties fo:margin-left="0in" fo:margin-right="0in" fo:text-indent="0in" style:auto-text-indent="false"/>
      <style:text-properties style:font-name="Times New Roman" fo:font-size="12pt" fo:language="en" fo:country="US" fo:font-weight="normal" style:font-size-asian="12pt" style:language-asian="en" style:country-asian="US" style:font-weight-asian="normal"/>
    </style:style>
    <style:style style:name="P33" style:family="paragraph" style:parent-style-name="Heading_20_4"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34" style:family="paragraph" style:parent-style-name="Preformatted">
      <style:paragraph-properties fo:margin-left="0in" fo:margin-right="0in" fo:orphans="2" fo:widows="2" fo:text-indent="0in" style:auto-text-indent="false"/>
    </style:style>
    <style:style style:name="P35" style:family="paragraph" style:parent-style-name="Preformatted">
      <style:paragraph-properties fo:margin-left="0in" fo:margin-right="0in" fo:orphans="2" fo:widows="2" fo:text-indent="0in" style:auto-text-indent="false">
        <style:tab-stops/>
      </style:paragraph-properties>
    </style:style>
    <style:style style:name="P36" style:family="paragraph" style:parent-style-name="Preformatted">
      <style:paragraph-properties fo:margin-left="0in" fo:margin-right="0in" fo:text-align="end" style:justify-single-word="false" fo:orphans="2" fo:widows="2" fo:text-indent="0in" style:auto-text-indent="false"/>
    </style:style>
    <style:style style:name="P37" style:family="paragraph" style:parent-style-name="Preformatted">
      <style:paragraph-properties fo:margin-left="0in" fo:margin-right="0in" fo:text-align="end" style:justify-single-word="false" fo:orphans="2" fo:widows="2" fo:text-indent="0in" style:auto-text-indent="false"/>
      <style:text-properties style:font-name="Times New Roman"/>
    </style:style>
    <style:style style:name="P38" style:family="paragraph" style:parent-style-name="Preformatted">
      <style:paragraph-properties fo:margin-left="0in" fo:margin-right="0in" fo:orphans="2" fo:widows="2" fo:text-indent="0in" style:auto-text-indent="false"/>
      <style:text-properties style:font-name="Times New Roman" fo:font-size="10pt" fo:language="en" fo:country="US" style:font-size-asian="10pt" style:language-asian="en" style:country-asian="US"/>
    </style:style>
    <style:style style:name="P39" style:family="paragraph" style:parent-style-name="Preformatted">
      <style:paragraph-properties fo:margin-left="0in" fo:margin-right="0in" fo:text-align="center" style:justify-single-word="false" fo:orphans="2" fo:widows="2" fo:text-indent="0in" style:auto-text-indent="false"/>
    </style:style>
    <style:style style:name="P40" style:family="paragraph" style:parent-style-name="Preformatted" style:master-page-name="Standard">
      <style:paragraph-properties fo:margin-left="0in" fo:margin-right="0in" fo:orphans="2" fo:widows="2" fo:text-indent="0in" style:auto-text-indent="false" style:page-number="auto"/>
    </style:style>
    <style:style style:name="P41" style:family="paragraph" style:parent-style-name="Normal_20__28_Web_29_">
      <style:paragraph-properties fo:margin-left="0in" fo:margin-right="0in" fo:margin-top="0in" fo:margin-bottom="0in" loext:contextual-spacing="false" fo:text-indent="0in" style:auto-text-indent="false"/>
    </style:style>
    <style:style style:name="P42" style:family="paragraph" style:parent-style-name="Normal_20__28_Web_29_">
      <style:paragraph-properties fo:margin-left="0in" fo:margin-right="0in" fo:margin-top="0in" fo:margin-bottom="0in" loext:contextual-spacing="false" fo:text-align="center" style:justify-single-word="false" fo:text-indent="0in" style:auto-text-indent="false"/>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0pt" fo:language="en" fo:country="US" style:font-size-asian="10pt" style:language-asian="en" style:country-asian="US"/>
    </style:style>
    <style:style style:name="T5" style:family="text">
      <style:text-properties style:font-name="Times New Roman" fo:font-size="10pt" fo:language="en" fo:country="US" fo:font-weight="bold" style:font-size-asian="10pt" style:language-asian="en" style:country-asian="US" style:font-weight-asian="bold"/>
    </style:style>
    <style:style style:name="T6" style:family="text">
      <style:text-properties style:font-name="Times New Roman" fo:font-size="10pt" fo:language="en" fo:country="US" fo:font-style="italic" style:font-size-asian="10pt" style:language-asian="en" style:country-asian="US" style:font-style-asian="italic"/>
    </style:style>
    <style:style style:name="T7" style:family="text">
      <style:text-properties style:font-name="Times New Roman" fo:font-size="10pt" fo:language="en" fo:country="US" fo:font-style="normal" fo:font-weight="bold" style:font-size-asian="10pt" style:language-asian="en" style:country-asian="US" style:font-style-asian="normal" style:font-weight-asian="bold"/>
    </style:style>
    <style:style style:name="T8" style:family="text">
      <style:text-properties style:font-name="Times New Roman" fo:font-size="10pt" fo:language="en" fo:country="US" fo:font-style="normal" style:font-size-asian="10pt" style:language-asian="en" style:country-asian="US" style:font-style-asian="normal"/>
    </style:style>
    <style:style style:name="T9" style:family="text">
      <style:text-properties style:font-name="Times New Roman" fo:font-size="10pt" style:font-size-asian="10pt"/>
    </style:style>
    <style:style style:name="T10" style:family="text">
      <style:text-properties style:font-name="Times New Roman" fo:font-size="10pt" fo:font-weight="bold" style:font-size-asian="10pt" style:font-weight-asian="bold"/>
    </style:style>
    <style:style style:name="T11" style:family="text">
      <style:text-properties style:font-name="Times New Roman" fo:font-size="10pt" fo:font-style="italic" style:font-size-asian="10pt" style:font-style-asian="italic"/>
    </style:style>
    <style:style style:name="T12" style:family="text">
      <style:text-properties style:font-name="Times New Roman" fo:font-size="12pt" fo:language="en" fo:country="US" fo:font-style="normal" style:font-size-asian="12pt" style:language-asian="en" style:country-asian="US" style:font-style-asian="normal"/>
    </style:style>
    <style:style style:name="T13" style:family="text">
      <style:text-properties style:font-name="Times New Roman" fo:font-size="12pt" fo:language="en" fo:country="US" style:font-size-asian="12pt" style:language-asian="en" style:country-asian="US"/>
    </style:style>
    <style:style style:name="T14" style:family="text">
      <style:text-properties style:font-name="Times New Roman" fo:font-size="12pt" fo:language="en" fo:country="US" fo:font-weight="normal" style:font-size-asian="12pt" style:language-asian="en" style:country-asian="US" style:font-weight-asian="normal"/>
    </style:style>
    <style:style style:name="T15" style:family="text">
      <style:text-properties style:font-name="Times New Roman" fo:font-style="normal" fo:font-weight="bold" style:font-style-asian="normal" style:font-weight-asian="bold"/>
    </style:style>
    <style:style style:name="T16" style:family="text">
      <style:text-properties style:font-name="Times New Roman" fo:font-weight="bold" style:font-weight-asian="bold"/>
    </style:style>
    <style:style style:name="T17" style:family="text">
      <style:text-properties fo:color="#000000" style:font-name="Times New Roman" fo:font-size="10pt" fo:language="en" fo:country="US" style:font-size-asian="10pt" style:language-asian="en" style:country-asian="US"/>
    </style:style>
    <style:style style:name="T18" style:family="text">
      <style:text-properties fo:font-weight="normal" style:font-weight-asian="normal"/>
    </style:style>
    <style:style style:name="T19" style:family="text">
      <style:text-properties style:text-position="super 58%" style:font-name="Times New Roman" fo:font-size="10pt" fo:font-weight="bold" style:font-size-asian="10pt" style:font-weight-asian="bold"/>
    </style:style>
    <style:style style:name="T20" style:family="text">
      <style:text-properties style:text-position="super 58%" style:font-name="Times New Roman" fo:font-size="10pt" style:font-size-asian="10pt"/>
    </style:style>
    <style:style style:name="T21" style:family="text">
      <style:text-properties style:text-position="super 58%" style:font-name="Times New Roman" fo:font-size="10pt" fo:font-style="italic" fo:font-weight="bold" style:font-size-asian="10pt" style:font-style-asian="italic" style:font-weight-asian="bold"/>
    </style:style>
    <style:style style:name="T22"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This material is Open Game Content, and is licensed for public use under the terms of the Open Game License v1.0a.</text:span></text:p>
      <text:h text:style-name="P22" text:outline-level="2"/>
      <text:h text:style-name="P23" text:outline-level="2"><text:span text:style-name="T3">COMBAT</text:span></text:h>
      <text:p text:style-name="P1"><text:span text:style-name="T4">Combat is played out in rounds, and in each round everybody acts in turn in a regular cycle. Com­bat usually runs in the following way.</text:span></text:p>
      <text:p text:style-name="P1"><text:span text:style-name="T4">1. Each combatant starts the battle flat-footed. Once a combatant acts, he or she is no longer flat-footed.</text:span></text:p>
      <text:p text:style-name="P1"><text:span text:style-name="T4">2. The GM determines which characters are aware of their opponents at the start of the battle. If some but not all of the combatants are aware of their opponents, a surprise round happens before regular rounds begin. The combatants who are aware of their opponents can act in the surprise round, so they roll for initiative. In initiative order (highest to lowest), combatants who started the battle aware of their opponents each take one move or attack action. Combatants who were unaware don’t get to act in the surprise round. If no one or everyone starts the battle aware, there is no surprise round.</text:span></text:p>
      <text:p text:style-name="P1"><text:span text:style-name="T4">3. Combatants who have not yet rolled initiative do so. All combatants are now ready to begin their first regular round.</text:span></text:p>
      <text:p text:style-name="P1"><text:span text:style-name="T4">4. Combatants act in initiative order.</text:span></text:p>
      <text:p text:style-name="P1"><text:span text:style-name="T4">5. When everyone has had a turn, the combatant with the highest initiative acts again, and steps 4 and 5 repeat until combat ends.</text:span></text:p>
      <text:p text:style-name="P2"/>
      <text:h text:style-name="P25" text:outline-level="3"><text:span text:style-name="T12">Combat Statistics</text:span></text:h>
      <text:p text:style-name="P1"><text:span text:style-name="T4">This section summarizes the fundamental combat statistics.</text:span></text:p>
      <text:p text:style-name="P2"/>
      <text:p text:style-name="P41"><text:span text:style-name="T13">Attack Roll</text:span></text:p>
      <text:p text:style-name="P1"><text:span text:style-name="T17">An attack roll represents a character’s attempts to strike an oppo</text:span><text:span text:style-name="T4">nent on the character’s turn in a round. When a character makes an attack roll, he or she rolls 1d20 and adds his or her attack bonus. If the result equals or beats the target’s Defense, the character hits and deals damage. Many modifiers can affect the attack roll.</text:span></text:p>
      <text:p text:style-name="P1"><text:span text:style-name="T4">A natural 1 (the d20 comes up 1) on the attack roll is always a miss. A natural 20 (the d20 comes up 20) is always a hit. A natural 20 is also always a threat—a possible critical hit.</text:span></text:p>
      <text:p text:style-name="P1"><text:span text:style-name="T4">If the character is not proficient in the weapon he or she is attacking with (the character doesn’t have the appropriate Weapon Proficiency feat), that character takes a –4 penalty on the attack roll.</text:span></text:p>
      <text:p text:style-name="P2"/>
      <text:p text:style-name="P41"><text:span text:style-name="T13">Attack Bonus</text:span></text:p>
      <text:p text:style-name="P1"><text:span text:style-name="T4">A character’s attack bonus with a melee weapon is:</text:span></text:p>
      <text:p text:style-name="P1"><text:span text:style-name="T4">Base attack bonus + Strength modifier + size modifier</text:span></text:p>
      <text:p text:style-name="P2"/>
      <text:p text:style-name="P1"><text:span text:style-name="T4">With a ranged weapon, a character’s attack bonus is:</text:span></text:p>
      <text:p text:style-name="P1"><text:soft-page-break/><text:span text:style-name="T4">Base attack bonus + Dexterity modifier + range penalty + size modifier</text:span></text:p>
      <text:p text:style-name="P2"/>
      <text:h text:style-name="P27" text:outline-level="4"><text:span text:style-name="T5">Strength Modifier</text:span></text:h>
      <text:p text:style-name="P1"><text:span text:style-name="T4">Strength helps a character swing a weapon harder and faster, so a character’s Strength modifier applies to melee attack rolls.</text:span></text:p>
      <text:p text:style-name="P2"/>
      <text:h text:style-name="P27" text:outline-level="4"><text:span text:style-name="T5">Size Modifier</text:span></text:h>
      <text:p text:style-name="P1"><text:span text:style-name="T4">Creature size categories are defined differently from the size categories for weapons and other objects. Since this size modifier applies to Defense against a melee weapon attack or a ranged weapon attack, two creatures of the same size strike each other normally, regardless of what size they actually are. Creature sizes are compatible with vehicle sizes.</text:span></text:p>
      <text:p text:style-name="P2"/>
      <table:table table:name="Table1" table:style-name="Table1">
        <table:table-column table:style-name="Table1.A"/>
        <table:table-column table:style-name="Table1.B"/>
        <table:table-row table:style-name="Table1.1">
          <table:table-cell table:style-name="Table1.A1" table:number-columns-spanned="2" office:value-type="string">
            <text:h text:style-name="P29" text:outline-level="4"><text:span text:style-name="T2">Table: Size Modifiers</text:span></text:h>
          </table:table-cell>
          <table:covered-table-cell/>
        </table:table-row>
        <table:table-row table:style-name="Table1.2">
          <table:table-cell table:style-name="Table1.A2" office:value-type="string">
            <text:h text:style-name="P29" text:outline-level="4"><text:span text:style-name="T2">Size (Example)</text:span></text:h>
          </table:table-cell>
          <table:table-cell table:style-name="Table1.A2" office:value-type="string">
            <text:h text:style-name="P31" text:outline-level="4"><text:span text:style-name="T2">Size Modifier</text:span></text:h>
          </table:table-cell>
        </table:table-row>
        <table:table-row table:style-name="Table1.2">
          <table:table-cell table:style-name="Table1.A2" office:value-type="string">
            <text:p text:style-name="P1"><text:span text:style-name="T9">Colossal (blue whale [90 ft. long])</text:span></text:p>
          </table:table-cell>
          <table:table-cell table:style-name="Table1.A2" office:value-type="string">
            <text:p text:style-name="P12"><text:span text:style-name="T9">–8</text:span></text:p>
          </table:table-cell>
        </table:table-row>
        <table:table-row table:style-name="Table1.2">
          <table:table-cell table:style-name="Table1.A2" office:value-type="string">
            <text:p text:style-name="P1"><text:span text:style-name="T9">Gargantuan (gray whale [40 ft. long])</text:span></text:p>
          </table:table-cell>
          <table:table-cell table:style-name="Table1.A2" office:value-type="string">
            <text:p text:style-name="P12"><text:span text:style-name="T9">–4</text:span></text:p>
          </table:table-cell>
        </table:table-row>
        <table:table-row table:style-name="Table1.2">
          <table:table-cell table:style-name="Table1.A2" office:value-type="string">
            <text:p text:style-name="P1"><text:span text:style-name="T9">Huge (elephant)</text:span></text:p>
          </table:table-cell>
          <table:table-cell table:style-name="Table1.A2" office:value-type="string">
            <text:p text:style-name="P12"><text:span text:style-name="T9">–2</text:span></text:p>
          </table:table-cell>
        </table:table-row>
        <table:table-row table:style-name="Table1.2">
          <table:table-cell table:style-name="Table1.A2" office:value-type="string">
            <text:p text:style-name="P1"><text:span text:style-name="T9">Large (lion)</text:span></text:p>
          </table:table-cell>
          <table:table-cell table:style-name="Table1.A2" office:value-type="string">
            <text:p text:style-name="P12"><text:span text:style-name="T9">–1</text:span></text:p>
          </table:table-cell>
        </table:table-row>
        <table:table-row table:style-name="Table1.2">
          <table:table-cell table:style-name="Table1.A2" office:value-type="string">
            <text:p text:style-name="P1"><text:span text:style-name="T9">Medium-size (human)</text:span></text:p>
          </table:table-cell>
          <table:table-cell table:style-name="Table1.A2" office:value-type="string">
            <text:p text:style-name="P12"><text:span text:style-name="T9">+0</text:span></text:p>
          </table:table-cell>
        </table:table-row>
        <table:table-row table:style-name="Table1.2">
          <table:table-cell table:style-name="Table1.A2" office:value-type="string">
            <text:p text:style-name="P1"><text:span text:style-name="T9">Small (German shepherd)</text:span></text:p>
          </table:table-cell>
          <table:table-cell table:style-name="Table1.A2" office:value-type="string">
            <text:p text:style-name="P12"><text:span text:style-name="T9">+1</text:span></text:p>
          </table:table-cell>
        </table:table-row>
        <table:table-row table:style-name="Table1.2">
          <table:table-cell table:style-name="Table1.A2" office:value-type="string">
            <text:p text:style-name="P1"><text:span text:style-name="T9">Tiny (housecat)</text:span></text:p>
          </table:table-cell>
          <table:table-cell table:style-name="Table1.A2" office:value-type="string">
            <text:p text:style-name="P12"><text:span text:style-name="T9">+2</text:span></text:p>
          </table:table-cell>
        </table:table-row>
        <table:table-row table:style-name="Table1.2">
          <table:table-cell table:style-name="Table1.A2" office:value-type="string">
            <text:p text:style-name="P1"><text:span text:style-name="T9">Diminutive (rat)</text:span></text:p>
          </table:table-cell>
          <table:table-cell table:style-name="Table1.A2" office:value-type="string">
            <text:p text:style-name="P12"><text:span text:style-name="T9">+4</text:span></text:p>
          </table:table-cell>
        </table:table-row>
        <table:table-row table:style-name="Table1.2">
          <table:table-cell table:style-name="Table1.A11" office:value-type="string">
            <text:p text:style-name="P15"><text:span text:style-name="T9">Fine (horsefly)</text:span></text:p>
          </table:table-cell>
          <table:table-cell table:style-name="Table1.A11" office:value-type="string">
            <text:p text:style-name="P13"><text:span text:style-name="T9">+8</text:span></text:p>
          </table:table-cell>
        </table:table-row>
      </table:table>
      <text:p text:style-name="P2"/>
      <text:h text:style-name="P27" text:outline-level="4"><text:span text:style-name="T5">Dexterity Modifier</text:span></text:h>
      <text:p text:style-name="P1"><text:span text:style-name="T4">Dexterity measures coordination and steadiness, so a character’s Dexterity modifier applies when the character attacks with a ranged weapon.</text:span></text:p>
      <text:p text:style-name="P2"/>
      <text:h text:style-name="P27" text:outline-level="4"><text:span text:style-name="T5">Range Penalty</text:span></text:h>
      <text:p text:style-name="P1"><text:soft-page-break/><text:span text:style-name="T4">The range penalty for a ranged weapon depends on what weapon the character is using and how far away the target is. All ranged weapons and thrown weapons have a range increment (see Table: Ranged Weapons and Table: Melee Weapons). Any attack from a distance of less than one range increment is not penalized for range. However, each full range increment causes a cumulative –2 penalty on the attack roll. A thrown weapon has a maximum range of five range increments. Ranged weapons that fire projectiles can shoot up to ten increments.</text:span></text:p>
      <text:p text:style-name="P2"/>
      <text:p text:style-name="P41"><text:span text:style-name="T13">Damage</text:span></text:p>
      <text:p text:style-name="P1"><text:span text:style-name="T4">When a character hits with a weapon, he or she deals damage according to the type of weapon. Effects that modify weapon damage also apply to unarmed strikes and the natural physical attack forms of creatures.</text:span></text:p>
      <text:p text:style-name="P1"><text:span text:style-name="T4">Damage is deducted from the target’s current hit points.</text:span></text:p>
      <text:h text:style-name="P27" text:outline-level="4"><text:span text:style-name="T5">Minimum Weapon Damage</text:span></text:h>
      <text:p text:style-name="P1"><text:span text:style-name="T4">If penalties to damage bring the damage result below 1, a hit still deals 1 point of damage.</text:span></text:p>
      <text:h text:style-name="P27" text:outline-level="4"><text:span text:style-name="T5">Strength Bonus</text:span></text:h>
      <text:p text:style-name="P1"><text:span text:style-name="T4">When a character hits with a melee weapon or thrown weapon, add his or her Strength modifier to the damage.</text:span></text:p>
      <text:p text:style-name="P1"><text:span text:style-name="T4">Off-Hand Weapon: When a character deals damage with a weap­on in his or her off hand, add only half of the character’s Strength bonus.</text:span></text:p>
      <text:p text:style-name="P1"><text:span text:style-name="T4">Wielding a Weapon Two-Handed: When a character deals damage with a weapon that he or she is wielding two-handed, add 1.5 times the character’s Strength bonus. However, the character doesn’t get this higher Strength bonus when using a light weapon two-handed; in such a case, only the character’s normal Strength bonus applies to the damage roll.</text:span></text:p>
      <text:p text:style-name="P2"/>
      <text:p text:style-name="P41"><text:span text:style-name="T13">Multiplying Damage</text:span></text:p>
      <text:p text:style-name="P1"><text:span text:style-name="T4">Sometimes damage is multiplied by some factor. Roll the damage (with all modifiers) multiple times and total the results.</text:span></text:p>
      <text:p text:style-name="P1"><text:span text:style-name="T4">Bonus damage represented as extra dice is an exception. Do not multiply bonus damage dice when a character scores a critical hit.</text:span></text:p>
      <text:p text:style-name="P2"/>
      <text:p text:style-name="P41"><text:span text:style-name="T13">Critical Hits</text:span></text:p>
      <text:p text:style-name="P1"><text:span text:style-name="T4">When a character makes an attack roll and gets a natural 20 (the d20 shows 20), the character hits regardless of the target’s Defense, and the character has scored a threat of a critical hit. To find out if it is actually a critical hit, the character immediately makes another attack roll with all the same modifiers as the attack roll that scored the threat. If the second roll also results in a hit against the target’s Defense, the attack is a critical hit. (The second roll just needs to hit to confirm a critical hit; the character doesn’t need to roll a second 20.) If the second roll is a miss, then the attack just deals the damage of a regular hit.</text:span></text:p>
      <text:p text:style-name="P1"><text:span text:style-name="T4">A critical hit multiplies the character’s damage. Unless otherwise specified, the multiplier is x2. (It is possible for some weapons to have higher multipliers, doing more damage on a critical hit.) Some weapons have expanded threat ranges, making a critical hit more likely. However, even with these weapons, only a 20 is an automatic hit. The Critical column on Table: Ranged Weapons and Table: Melee Weapons indicates the threat range for each weapon on the tables.</text:span></text:p>
      <text:p text:style-name="P1"><text:span text:style-name="T4">Bonus damage represented as extra dice is not multiplied when a character scores a critical hit.</text:span></text:p>
      <text:p text:style-name="P1"><text:span text:style-name="T4">Objects (including vehicles) and some types of creatures are immune to critical hits. <text:s/>A 20 is always a successful hit, but deals no extra damage against these targets.</text:span></text:p>
      <text:p text:style-name="P2"/>
      <text:p text:style-name="P41"><text:span text:style-name="T13">Defense</text:span></text:p>
      <text:p text:style-name="P1"><text:span text:style-name="T4">A character’s Defense represents how hard it is for opponents to land a solid, damaging blow on the character. It’s the attack roll result that an opponent needs to achieve to hit the character. The average, unarmored civilian has a Defense of 10. A character’s Defense is equal to:</text:span></text:p>
      <text:p text:style-name="P1"><text:soft-page-break/><text:span text:style-name="T4">10 + Dexterity modifier + class bonus + equipment bonus + size modifier</text:span></text:p>
      <text:h text:style-name="P27" text:outline-level="4"><text:span text:style-name="T5">Dexterity Modifier</text:span></text:h>
      <text:p text:style-name="P1"><text:span text:style-name="T4">If a character’s Dexterity is high, he or she is particularly adept at dodging blows or gunfire. If a character’s Dexterity is low, he or she is particularly inept at it. Characters apply their Dexterity modifier to Defense.</text:span></text:p>
      <text:p text:style-name="P1"><text:span text:style-name="T4">Sometimes a character can’t use his or her Dexterity bonus. If a character can’t react to a blow, that character can’t use his or her Dexterity bonus to Defense. </text:span></text:p>
      <text:h text:style-name="P27" text:outline-level="4"><text:span text:style-name="T5">Class Bonus</text:span></text:h>
      <text:p text:style-name="P1"><text:span text:style-name="T4">A character’s class and level grant the character an innate bonus to Defense. This bonus applies in all situations, even when the character is flat-footed or when the character would lose his or her Dexterity bonus for some other reason.</text:span></text:p>
      <text:h text:style-name="P27" text:outline-level="4"><text:span text:style-name="T5">Equipment Bonus</text:span></text:h>
      <text:p text:style-name="P1"><text:span text:style-name="T4">If a character wears armor, it provides a bonus to his or her Defense. This bonus represents the armor’s ability to protect the character from blows.</text:span></text:p>
      <text:p text:style-name="P1"><text:span text:style-name="T4">Armor provides a minimum bonus to anyone who wears it, but a character who is proficient in the use of a certain type of armor receives a larger bonus to Defense.</text:span></text:p>
      <text:p text:style-name="P1"><text:span text:style-name="T4">Sometimes a character can’t use his or her equipment bonus to Defense. If an attack will damage the character just by touching him or her, that character can’t add his or her equipment bonus (see Touch Attacks, below).</text:span></text:p>
      <text:h text:style-name="P27" text:outline-level="4"><text:span text:style-name="T5">Size Modifier</text:span></text:h>
      <text:p text:style-name="P1"><text:span text:style-name="T4">The bigger an opponent is, the easier it is to hit in combat. The smaller it is, the harder it is to hit. Since this same modifier applies to attack rolls a creature doesn’t have a hard time attacking another creature of the same size. Size modifiers are shown on Table: Size Modifiers.</text:span></text:p>
      <text:h text:style-name="P27" text:outline-level="4"><text:span text:style-name="T5">Other Modifiers</text:span></text:h>
      <text:p text:style-name="P1"><text:span text:style-name="T4">Other factors can add to a character’s Defense.</text:span></text:p>
      <text:p text:style-name="P1"><text:span text:style-name="T6">Feats:</text:span><text:span text:style-name="T4"> Some feats give a bonus to a character’s Defense.</text:span></text:p>
      <text:p text:style-name="P1"><text:span text:style-name="T6">Natural Armor:</text:span><text:span text:style-name="T4"> Some creatures have natural armor, which usually consists of scales, fur, or layers of thick muscle. </text:span></text:p>
      <text:p text:style-name="P1"><text:span text:style-name="T6">Dodge Bonuses:</text:span><text:span text:style-name="T4"> Some other Defense bonuses represent actively avoiding blows. These bonuses are called dodge bo­nus­es. Any situation that denies a character his or her Dexterity bonus also denies his or her dodge bonuses. Unlike most sorts of bonuses, dodge bonuses stack with each other.</text:span></text:p>
      <text:p text:style-name="P1"><text:span text:style-name="T6">Magical Effects:</text:span><text:span text:style-name="T4"> Some campaigns may include magic. Some magical effects offer enhancement bonuses to armor (making it more effective) or deflection bonuses that ward off attacks.</text:span></text:p>
      <text:p text:style-name="P2"/>
      <text:p text:style-name="P41"><text:span text:style-name="T6">Touch Attacks</text:span></text:p>
      <text:p text:style-name="P1"><text:span text:style-name="T4">Some attacks disregard armor. <text:s/>In these cases, the attacker makes a touch attack roll (either a ranged touch attack roll or a melee touch attack roll). The attacker makes his or her attack roll as normal, but a character’s Defense does not include any equipment bonus or armor bonus. All other modifiers, such as class bonus, Dexterity modifier, and size modifier, apply normally.</text:span></text:p>
      <text:p text:style-name="P2"/>
      <text:h text:style-name="P25" text:outline-level="3"><text:span text:style-name="T12">Hit Points</text:span></text:h>
      <text:p text:style-name="P1"><text:span text:style-name="T4">A character’s hit points tell how much punishment he or she can take before dropping. Hit points are based on the character’s class and level, and the character’s Constitution modifier applies.</text:span></text:p>
      <text:p text:style-name="P1"><text:soft-page-break/><text:span text:style-name="T4">When a character’s hit point total drops to 0, he or she is disabled. When it drops to –1, he or she is dying. When it drops to –10, the character is dead.</text:span></text:p>
      <text:p text:style-name="P2"/>
      <text:h text:style-name="P25" text:outline-level="3"><text:span text:style-name="T12">Speed</text:span></text:h>
      <text:p text:style-name="P1"><text:span text:style-name="T4">A character’s speed tells how far he or she can move in a move action. Humans normally move 30 feet, but some creatures move faster or slower. <text:s/>Wearing armor can slow a character down.</text:span></text:p>
      <text:p text:style-name="P1"><text:span text:style-name="T4">A character normally moves as a move action, leaving an attack action to attack. The character can, however, use his or her attack action as a second move action. This could let the character move again, for a total movement of up to double his or her normal speed. Another option is to run all out (a full-round action). This lets the character move up to four times his or her normal speed, but a character can only run all out in a straight line, and doing so affects the character’s Defense (see Run).</text:span></text:p>
      <text:p text:style-name="P2"/>
      <text:p text:style-name="P41"><text:span text:style-name="T13">Saving Throws</text:span></text:p>
      <text:p text:style-name="P1"><text:span text:style-name="T4">Generally, when a character is subject to an unusual or magical attack, he or she gets a saving throw to avoid or reduce the effect. A saving throw is a 1d20 roll plus a bonus based on the character’s class and level (the character’s base save bonus) and an ability modifier.</text:span></text:p>
      <text:p text:style-name="P1"><text:span text:style-name="T4">A natural 1 (the d20 comes up 1) on a saving throw is always a failure. A natural 20 (the d20 comes up 20) is always a success.</text:span></text:p>
      <text:p text:style-name="P2"/>
      <text:p text:style-name="P1"><text:span text:style-name="T4">A character’s saving throw bonus is:</text:span></text:p>
      <text:p text:style-name="P1"><text:span text:style-name="T4">Base save bonus + ability modifier</text:span></text:p>
      <text:p text:style-name="P1"><text:span text:style-name="T4">The Difficulty Class for a save is determined by the attack itself. </text:span></text:p>
      <text:p text:style-name="P2"/>
      <text:h text:style-name="P27" text:outline-level="4"><text:span text:style-name="T5">Saving Throw Types</text:span></text:h>
      <text:p text:style-name="P1"><text:span text:style-name="T4">The three different kinds of saving throws are:</text:span></text:p>
      <text:p text:style-name="P1"><text:span text:style-name="T6">Fortitude:</text:span><text:span text:style-name="T4"> These saves measure a character’s ability to stand up to massive physical punishment or attacks against his or her vitality and health such as poison and paralysis. Apply a character’s Constitution modifier to his or her Fortitude saving throws.</text:span></text:p>
      <text:p text:style-name="P1"><text:span text:style-name="T6">Reflex:</text:span><text:span text:style-name="T4"> These</text:span><text:span text:style-name="Core_20_Body_20_Italic"><text:span text:style-name="T4"> </text:span></text:span><text:span text:style-name="T4">saves test a character’s ability to dodge massive attacks such as explosions or car wrecks. (Often, when damage is inevitable, a character gets to make a Reflex save to take only half damage.) Apply the character’s Dexterity modifier to his or her Reflex saving throws.</text:span></text:p>
      <text:p text:style-name="P1"><text:span text:style-name="T6">Will:</text:span><text:span text:style-name="T4"> These saves reflect a character’s resistance to mental influence and domination as well as to many magical effects. Apply the character’s Wisdom modifier to his or her Will saving throws.</text:span></text:p>
      <text:p text:style-name="P2"/>
      <text:h text:style-name="P25" text:outline-level="3"><text:span text:style-name="T12">Initiative</text:span></text:h>
      <text:p text:style-name="P1"><text:span text:style-name="T4">Every round, each combatant gets to do something. The combatants’ initiative checks, from highest to lowest, determine the order in which they act, from first to last. </text:span></text:p>
      <text:h text:style-name="P27" text:outline-level="4"><text:span text:style-name="T5">Initiative Checks</text:span></text:h>
      <text:p text:style-name="P1"><text:span text:style-name="T4">At the start of a battle, each combatant makes a single initiative check. An initiative check is a Dexterity check. Each character applies his or her Dexterity modifier to the roll, and anyone with the Improved Initiative feat gets an additional +4 bonus on the check. The GM finds out what order characters are acting in, counting down from highest result to lowest, and each character acts in turn. On all following rounds, the characters act in the same order (unless a character takes an action that results in his or her initiative changing; see Special Initiative Actions). <text:s/>If two or more combatants have the same initiative check result, the combatants who are tied go in order of total initiative modifier (including Dexterity modifier and Improved Initiative bonus, if applicable). If there is still a tie, roll a die.</text:span></text:p>
      <text:p text:style-name="P1"><text:soft-page-break/><text:span text:style-name="T6">Flat-Footed:</text:span><text:span text:style-name="T4"> At the start of a battle, before the character has had a chance to act (specifically, before the character’s first turn in the initiative order), the character is flat-footed. A character can’t use his or her Dexterity bonus to Defense or make attacks of opportunity while flat-footed.</text:span></text:p>
      <text:h text:style-name="P27" text:outline-level="4"><text:span text:style-name="T5">Joining a Battle</text:span></text:h>
      <text:p text:style-name="P1"><text:span text:style-name="T4">If characters enter a battle after it has begun, they roll initiative at that time and act whenever their turn comes up in the existing order.</text:span></text:p>
      <text:p text:style-name="P2"/>
      <text:h text:style-name="P25" text:outline-level="3"><text:span text:style-name="T12">Surprise</text:span></text:h>
      <text:p text:style-name="P1"><text:span text:style-name="T4">When a combat starts, if a character was not aware of his or her enemies and they were aware of the character, that character is surprised. Likewise, a character can surprise his or her enemies if the character knows about them before they’re aware of the character.</text:span></text:p>
      <text:h text:style-name="P27" text:outline-level="4"><text:span text:style-name="T5">The Surprise Round</text:span></text:h>
      <text:p text:style-name="P1"><text:span text:style-name="T4">If some but not all of the combatants are aware of their opponents, a surprise round happens before regular rounds begin. The combatants who are aware of the opponents can act in the surprise round, so they roll for initiative. In initiative order (highest to lowest), combatants who started the battle aware of their opponents each take an attack action or move action during the surprise round (see Action Types, below). If no one or everyone is surprised, a surprise round does not occur.</text:span></text:p>
      <text:h text:style-name="P27" text:outline-level="4"><text:span text:style-name="T5">Unaware Combatants</text:span></text:h>
      <text:p text:style-name="P1"><text:span text:style-name="T4">Combatants who are unaware at the start of battle do not get to act in the surprise round. Unaware combatants are still flat-footed because they have not acted yet. Because of this, they lose any Dexterity bonus to Defense.</text:span></text:p>
      <text:p text:style-name="P2"/>
      <text:h text:style-name="P25" text:outline-level="3"><text:span text:style-name="T12">Actions in Combat</text:span></text:h>
      <text:p text:style-name="P1"><text:span text:style-name="T4">The fundamental actions of moving and attacking cover most of what a character wants to do in a battle. They’re described here. Other, more specialized options are touched on in Table: Actions in Combat, and covered in Special Initiative Actions and Special Attacks.</text:span></text:p>
      <text:h text:style-name="P27" text:outline-level="4"><text:span text:style-name="T5">The Combat Round</text:span></text:h>
      <text:p text:style-name="P1"><text:span text:style-name="T4">Each round represents about 6 seconds in the game world. A round is an opportunity for each character involved in a combat to take an action. Anything a person could reasonably do in 6 seconds, a character can do in 1 round.</text:span></text:p>
      <text:p text:style-name="P1"><text:span text:style-name="T4">Each round’s activity begins with the character with the highest initiative result and then proceeds, in order, from there. Each round of a combat uses the same initiative order. When a character’s turn comes up in the initiative sequence, that character performs his or her entire round’s worth of actions. (For exceptions, see Attacks of Opportunity and Special Initiative Actions.)</text:span></text:p>
      <text:p text:style-name="P1"><text:span text:style-name="T4">For almost all purposes, there is no relevance to the end of a round or the beginning of a round. A round can be a segment of game time starting with the first character to act and ending with the last, but it usually means a span of time from a certain round to the same initiative number in the next round. Effects that last a certain number of rounds end just before the same initiative count that they began on.</text:span></text:p>
      <text:p text:style-name="P2"/>
      <table:table table:name="Table2" table:style-name="Table2">
        <table:table-column table:style-name="Table2.A"/>
        <table:table-column table:style-name="Table2.B"/>
        <table:table-row table:style-name="Table2.1">
          <table:table-cell table:style-name="Table2.A1" table:number-columns-spanned="2" office:value-type="string">
            <text:h text:style-name="P29" text:outline-level="4"><text:span text:style-name="T2">Table: Actions in Combat</text:span></text:h>
          </table:table-cell>
          <table:covered-table-cell/>
        </table:table-row>
        <table:table-row table:style-name="Table2.2">
          <table:table-cell table:style-name="Table2.A2" office:value-type="string">
            <text:p text:style-name="P11"><text:span text:style-name="T5">Attack Actions</text:span></text:p>
          </table:table-cell>
          <table:table-cell table:style-name="Table2.A2" office:value-type="string">
            <text:p text:style-name="P18"><text:span text:style-name="T5">Attack of Opportunity</text:span><text:span text:style-name="superscript_20__23__20_in_20_tables"><text:span text:style-name="T5">1</text:span></text:span></text:p>
          </table:table-cell>
        </table:table-row>
        <table:table-row table:style-name="Table2.2">
          <table:table-cell table:style-name="Table2.A2" office:value-type="string">
            <text:p text:style-name="P19"><text:span text:style-name="T2">Attack (melee)</text:span></text:p>
          </table:table-cell>
          <table:table-cell table:style-name="Table2.A2" office:value-type="string">
            <text:p text:style-name="P36"><text:span text:style-name="T2">No</text:span></text:p>
          </table:table-cell>
        </table:table-row>
        <table:table-row table:style-name="Table2.2">
          <table:table-cell table:style-name="Table2.A2" office:value-type="string">
            <text:p text:style-name="P1"><text:span text:style-name="T9">Attack (ranged)</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Attack (unarmed)</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Attack (aid another)</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Bull rush (attack)</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Escape a grapple</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Feint (see the Bluff skill)</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Ready (triggers an attack action)</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Make a dying character stable </text:span></text:p>
          </table:table-cell>
          <table:table-cell table:style-name="Table2.A2" office:value-type="string">
            <text:p text:style-name="P16"><text:span text:style-name="T9">Yes</text:span></text:p>
          </table:table-cell>
        </table:table-row>
        <text:soft-page-break/>
        <table:table-row table:style-name="Table2.2">
          <table:table-cell table:style-name="Table2.A2" office:value-type="string">
            <text:p text:style-name="P1"><text:span text:style-name="T9">Attack a weapon </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Attack an object </text:span></text:p>
          </table:table-cell>
          <table:table-cell table:style-name="Table2.A2" office:value-type="string">
            <text:p text:style-name="P16"><text:span text:style-name="T9">Maybe</text:span><text:span text:style-name="superscript_20__23__20_in_20_tables"><text:span text:style-name="T19">2</text:span></text:span></text:p>
          </table:table-cell>
        </table:table-row>
        <table:table-row table:style-name="Table2.2">
          <table:table-cell table:style-name="Table2.A2" office:value-type="string">
            <text:p text:style-name="P19"><text:span text:style-name="T2">Total defense</text:span></text:p>
          </table:table-cell>
          <table:table-cell table:style-name="Table2.A2" office:value-type="string">
            <text:p text:style-name="P36"><text:span text:style-name="T2">No</text:span></text:p>
          </table:table-cell>
        </table:table-row>
        <table:table-row table:style-name="Table2.2">
          <table:table-cell table:style-name="Table2.A2" office:value-type="string">
            <text:p text:style-name="P1"><text:span text:style-name="T9">Use a skill that takes an attack action</text:span></text:p>
          </table:table-cell>
          <table:table-cell table:style-name="Table2.A2" office:value-type="string">
            <text:p text:style-name="P16"><text:span text:style-name="T9">Usually</text:span></text:p>
          </table:table-cell>
        </table:table-row>
        <table:table-row table:style-name="Table2.2">
          <table:table-cell table:style-name="Table2.A2" office:value-type="string">
            <text:p text:style-name="P1"><text:span text:style-name="T9">Start/complete full-round action</text:span></text:p>
          </table:table-cell>
          <table:table-cell table:style-name="Table2.A2" office:value-type="string">
            <text:p text:style-name="P16"><text:span text:style-name="T9">Varies</text:span></text:p>
          </table:table-cell>
        </table:table-row>
        <table:table-row table:style-name="Table2.2">
          <table:table-cell table:style-name="Table2.A2" office:value-type="string">
            <text:p text:style-name="P6"/>
          </table:table-cell>
          <table:table-cell table:style-name="Table2.A2" office:value-type="string">
            <text:p text:style-name="P7"/>
          </table:table-cell>
        </table:table-row>
        <table:table-row table:style-name="Table2.2">
          <table:table-cell table:style-name="Table2.A2" office:value-type="string">
            <text:p text:style-name="P1"><text:span text:style-name="T10">Move Actions</text:span></text:p>
          </table:table-cell>
          <table:table-cell table:style-name="Table2.A2" office:value-type="string">
            <text:p text:style-name="P16"><text:span text:style-name="T10">Attack of Opportunity</text:span><text:span text:style-name="superscript_20__23__20_in_20_tables"><text:span text:style-name="T19">1</text:span></text:span></text:p>
          </table:table-cell>
        </table:table-row>
        <table:table-row table:style-name="Table2.2">
          <table:table-cell table:style-name="Table2.A2" office:value-type="string">
            <text:p text:style-name="P1"><text:span text:style-name="T9">Move your speed</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Use a piece of equipment</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Climb (one-quarter speed)</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Climb, accelerated (one-half speed)</text:span></text:p>
          </table:table-cell>
          <table:table-cell table:style-name="Table2.A2" office:value-type="string">
            <text:p text:style-name="P16"><text:span text:style-name="T9">No</text:span></text:p>
          </table:table-cell>
        </table:table-row>
        <text:soft-page-break/>
        <table:table-row table:style-name="Table2.2">
          <table:table-cell table:style-name="Table2.A2" office:value-type="string">
            <text:p text:style-name="P1"><text:span text:style-name="T9">Crawl</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Draw a weapon</text:span><text:span text:style-name="superscript_20__23__20_in_20_tables"><text:span text:style-name="T20">3</text:span></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Holster a weapon</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Move a heavy object</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Open a door</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Pick up an object</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Reload a firearm with a box magazine or speed loader</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Retrieve a stored object</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Stand up from prone, sitting, or kneeling</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Swim</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Use a skill that takes a move action</text:span></text:p>
          </table:table-cell>
          <table:table-cell table:style-name="Table2.A2" office:value-type="string">
            <text:p text:style-name="P16"><text:span text:style-name="T9">Usually</text:span></text:p>
          </table:table-cell>
        </table:table-row>
        <text:soft-page-break/>
        <table:table-row table:style-name="Table2.2">
          <table:table-cell table:style-name="Table2.A2" office:value-type="string">
            <text:p text:style-name="P6"/>
          </table:table-cell>
          <table:table-cell table:style-name="Table2.A2" office:value-type="string">
            <text:p text:style-name="P7"/>
          </table:table-cell>
        </table:table-row>
        <table:table-row table:style-name="Table2.2">
          <table:table-cell table:style-name="Table2.A2" office:value-type="string">
            <text:p text:style-name="P1"><text:span text:style-name="T10">Full-Round Actions</text:span></text:p>
          </table:table-cell>
          <table:table-cell table:style-name="Table2.A2" office:value-type="string">
            <text:p text:style-name="P16"><text:span text:style-name="T10">Attack of Opportunity</text:span><text:span text:style-name="superscript_20__23__20_in_20_tables"><text:span text:style-name="T19">1</text:span></text:span></text:p>
          </table:table-cell>
        </table:table-row>
        <table:table-row table:style-name="Table2.2">
          <table:table-cell table:style-name="Table2.A2" office:value-type="string">
            <text:p text:style-name="P1"><text:span text:style-name="T9">Bull rush (charge)</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Charge</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Coup de grace </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Full attack</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Overrun (charge)</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Run</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Withdraw</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Extinguish flames</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Use a skill that takes a full round</text:span></text:p>
          </table:table-cell>
          <table:table-cell table:style-name="Table2.A2" office:value-type="string">
            <text:p text:style-name="P16"><text:span text:style-name="T9">Usually</text:span></text:p>
          </table:table-cell>
        </table:table-row>
        <text:soft-page-break/>
        <table:table-row table:style-name="Table2.2">
          <table:table-cell table:style-name="Table2.A2" office:value-type="string">
            <text:p text:style-name="P1"><text:span text:style-name="T9">Reload a firearm with an internal magazine</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6"/>
          </table:table-cell>
          <table:table-cell table:style-name="Table2.A2" office:value-type="string">
            <text:p text:style-name="P7"/>
          </table:table-cell>
        </table:table-row>
        <table:table-row table:style-name="Table2.2">
          <table:table-cell table:style-name="Table2.A2" office:value-type="string">
            <text:p text:style-name="P1"><text:span text:style-name="T11">Free Actions</text:span></text:p>
          </table:table-cell>
          <table:table-cell table:style-name="Table2.A2" office:value-type="string">
            <text:p text:style-name="P16"><text:span text:style-name="T11">Attack of Opportunity</text:span><text:span text:style-name="superscript_20__23__20_in_20_tables"><text:span text:style-name="T21">1</text:span></text:span></text:p>
          </table:table-cell>
        </table:table-row>
        <table:table-row table:style-name="Table2.2">
          <table:table-cell table:style-name="Table2.A2" office:value-type="string">
            <text:p text:style-name="P1"><text:span text:style-name="T9">Drop an object</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Drop to prone, sitting, or kneeling</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1"><text:span text:style-name="T9">Speak</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6"/>
          </table:table-cell>
          <table:table-cell table:style-name="Table2.A2" office:value-type="string">
            <text:p text:style-name="P7"/>
          </table:table-cell>
        </table:table-row>
        <table:table-row table:style-name="Table2.2">
          <table:table-cell table:style-name="Table2.A2" office:value-type="string">
            <text:h text:style-name="P24" text:outline-level="5"><text:span text:style-name="T15">Action Type Varies</text:span></text:h>
          </table:table-cell>
          <table:table-cell table:style-name="Table2.A2" office:value-type="string">
            <text:p text:style-name="P16"><text:span text:style-name="T16">Attack of Opportunity</text:span><text:span text:style-name="superscript_20__23__20_in_20_tables"><text:span text:style-name="T22">1</text:span></text:span></text:p>
          </table:table-cell>
        </table:table-row>
        <table:table-row table:style-name="Table2.2">
          <table:table-cell table:style-name="Table2.A2" office:value-type="string">
            <text:p text:style-name="P1"><text:span text:style-name="T9">Disarm</text:span><text:span text:style-name="superscript_20__23__20_in_20_tables"><text:span text:style-name="T19">4</text:span></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1"><text:span text:style-name="T9">Grapple</text:span><text:span text:style-name="superscript_20__23__20_in_20_tables"><text:span text:style-name="T19">4</text:span></text:span></text:p>
          </table:table-cell>
          <table:table-cell table:style-name="Table2.A2" office:value-type="string">
            <text:p text:style-name="P16"><text:span text:style-name="T9">Yes</text:span></text:p>
          </table:table-cell>
        </table:table-row>
        <table:table-row table:style-name="Table2.2">
          <table:table-cell table:style-name="Table2.A2" office:value-type="string">
            <text:p text:style-name="P34"><text:span text:style-name="T2">Load a weapon</text:span></text:p>
          </table:table-cell>
          <table:table-cell table:style-name="Table2.A2" office:value-type="string">
            <text:p text:style-name="P17"><text:span text:style-name="T2">Yes</text:span></text:p>
          </table:table-cell>
        </table:table-row>
        <text:soft-page-break/>
        <table:table-row table:style-name="Table2.2">
          <table:table-cell table:style-name="Table2.A2" office:value-type="string">
            <text:p text:style-name="P1"><text:span text:style-name="T9">Trip an opponent</text:span><text:span text:style-name="superscript_20__23__20_in_20_tables"><text:span text:style-name="T19">4</text:span></text:span></text:p>
          </table:table-cell>
          <table:table-cell table:style-name="Table2.A2" office:value-type="string">
            <text:p text:style-name="P16"><text:span text:style-name="T9">No (Yes if unarmed)</text:span></text:p>
          </table:table-cell>
        </table:table-row>
        <table:table-row table:style-name="Table2.2">
          <table:table-cell table:style-name="Table2.A2" office:value-type="string">
            <text:p text:style-name="P1"><text:span text:style-name="T9">Use a feat</text:span><text:span text:style-name="superscript_20__23__20_in_20_tables"><text:span text:style-name="T19">5</text:span></text:span></text:p>
          </table:table-cell>
          <table:table-cell table:style-name="Table2.A2" office:value-type="string">
            <text:p text:style-name="P16"><text:span text:style-name="T9">Varies</text:span></text:p>
          </table:table-cell>
        </table:table-row>
        <table:table-row table:style-name="Table2.2">
          <table:table-cell table:style-name="Table2.A2" office:value-type="string">
            <text:p text:style-name="P10"/>
          </table:table-cell>
          <table:table-cell table:style-name="Table2.A2" office:value-type="string">
            <text:p text:style-name="P37"/>
          </table:table-cell>
        </table:table-row>
        <table:table-row table:style-name="Table2.2">
          <table:table-cell table:style-name="Table2.A2" office:value-type="string">
            <text:p text:style-name="P1"><text:span text:style-name="T10">No Action</text:span></text:p>
          </table:table-cell>
          <table:table-cell table:style-name="Table2.A2" office:value-type="string">
            <text:p text:style-name="P16"><text:span text:style-name="T10">Attack of Opportunity</text:span><text:span text:style-name="superscript_20__23__20_in_20_tables"><text:span text:style-name="T19">1</text:span></text:span></text:p>
          </table:table-cell>
        </table:table-row>
        <table:table-row table:style-name="Table2.2">
          <table:table-cell table:style-name="Table2.A2" office:value-type="string">
            <text:p text:style-name="P1"><text:span text:style-name="T9">Delay</text:span></text:p>
          </table:table-cell>
          <table:table-cell table:style-name="Table2.A2" office:value-type="string">
            <text:p text:style-name="P16"><text:span text:style-name="T9">No</text:span></text:p>
          </table:table-cell>
        </table:table-row>
        <table:table-row table:style-name="Table2.2">
          <table:table-cell table:style-name="Table2.A2" office:value-type="string">
            <text:p text:style-name="P34"><text:span text:style-name="T2">5-foot step</text:span></text:p>
          </table:table-cell>
          <table:table-cell table:style-name="Table2.A2" office:value-type="string">
            <text:p text:style-name="P17"><text:span text:style-name="T2">No</text:span></text:p>
          </table:table-cell>
        </table:table-row>
        <table:table-row table:style-name="Table2.1">
          <table:table-cell table:style-name="Table2.A2" table:number-columns-spanned="2" office:value-type="string">
            <text:p text:style-name="P15"><text:span text:style-name="superscript_20__23__20_in_20_tables"><text:span text:style-name="T9">1</text:span></text:span><text:span text:style-name="T9"> Regardless of the action, if a character moves out of a threatened square, the character usually provokes an attack of opportunity. This column indicates whether the action itself, not moving, provokes an attack of opportunity.</text:span></text:p>
          </table:table-cell>
          <table:covered-table-cell/>
        </table:table-row>
        <table:table-row table:style-name="Table2.1">
          <table:table-cell table:style-name="Table2.A2" table:number-columns-spanned="2" office:value-type="string">
            <text:p text:style-name="P1"><text:span text:style-name="superscript_20__23__20_in_20_tables"><text:span text:style-name="T9">2</text:span></text:span><text:span text:style-name="T9"> If the object is being held, carried, or worn by a creature, yes. If not, no.</text:span></text:p>
          </table:table-cell>
          <table:covered-table-cell/>
        </table:table-row>
        <table:table-row table:style-name="Table2.1">
          <table:table-cell table:style-name="Table2.A2" table:number-columns-spanned="2" office:value-type="string">
            <text:p text:style-name="P1"><text:span text:style-name="superscript_20__23__20_in_20_tables"><text:span text:style-name="T9">3</text:span></text:span><text:span text:style-name="T9"> If the character has a base attack bonus of +1 or higher, he or she can combine this action with a regular move. If the character has the Two-Weapon Fighting feat, he or she can draw two light or one-handed weapons in the time it would normally take to draw one.</text:span></text:p>
          </table:table-cell>
          <table:covered-table-cell/>
        </table:table-row>
        <table:table-row table:style-name="Table2.1">
          <table:table-cell table:style-name="Table2.A2" table:number-columns-spanned="2" office:value-type="string">
            <text:p text:style-name="P1"><text:span text:style-name="superscript_20__23__20_in_20_tables"><text:span text:style-name="T9">4</text:span></text:span><text:span text:style-name="T9"> These attack forms substitute for a melee attack, not an action. As melee attacks, they can be used once in an attack or charge action, one or more times in a full attack action, or even as an attack of opportunity.</text:span></text:p>
          </table:table-cell>
          <table:covered-table-cell/>
        </table:table-row>
        <table:table-row table:style-name="Table2.1">
          <table:table-cell table:style-name="Table2.A66" table:number-columns-spanned="2" office:value-type="string">
            <text:p text:style-name="P15"><text:span text:style-name="superscript_20__23__20_in_20_tables"><text:span text:style-name="T9">5</text:span></text:span><text:span text:style-name="superscript_20__23__20_in_20_tables"><text:span text:style-name="T20"> </text:span></text:span><text:span text:style-name="T9">The description of a feat defines its effect.</text:span></text:p>
          </table:table-cell>
          <table:covered-table-cell/>
        </table:table-row>
      </table:table>
      <text:p text:style-name="P2"/>
      <text:h text:style-name="P25" text:outline-level="3"><text:span text:style-name="T12">Action Types</text:span></text:h>
      <text:p text:style-name="P1"><text:span text:style-name="T17">The four types of actions are attack actions, move actions, full-round actions, and free actions. In a normal round, a character can perform an attack action and a move action (or two move actions; a character can always take a move action in place of </text:span><text:span text:style-name="T4">an attack action), or a character can perform a full-round action. A character can also perform as many free actions as the GM allows.</text:span></text:p>
      <text:p text:style-name="P1"><text:span text:style-name="T4">In some situations (such as in the surprise round) a character may be limited to taking only a single attack or move action. </text:span></text:p>
      <text:h text:style-name="P27" text:outline-level="4"><text:span text:style-name="T5">Attack Action</text:span></text:h>
      <text:p text:style-name="P1"><text:span text:style-name="T4">An attack action allows a character to do something. A character can make an attack, use a skill or a feat (unless the skill or feat requires a full-round action to perform; see below), or perform other similar actions. During a combat round, a character can take an attack action and a move action. A character can take a move action before or after performing an attack action.</text:span></text:p>
      <text:h text:style-name="P27" text:outline-level="4"><text:span text:style-name="T5">Move Action</text:span></text:h>
      <text:p text:style-name="P1"><text:span text:style-name="T4">A move action allows a character to move his or her speed or perform an action that takes a similar amount of time. A character can move his or her speed, climb one-quarter of his or her speed, draw or stow a weapon or other object, stand up, pick up an object, or perform some equivalent action (see Table: Actions in Combat).</text:span></text:p>
      <text:p text:style-name="P1"><text:span text:style-name="T4">A character can take a move action in the place of an attack action. </text:span></text:p>
      <text:p text:style-name="P1"><text:span text:style-name="T4">If a character moves no actual distance in a round, that character can take one 5-foot step before, during, or after the action. </text:span></text:p>
      <text:h text:style-name="P27" text:outline-level="4"><text:span text:style-name="T5">Full-Round Action</text:span></text:h>
      <text:p text:style-name="P1"><text:span text:style-name="T4">A full-round action consumes all a character’s effort during a round. The only movement the character can take during a full-round action is a 5-foot step before, during, or after the action. Some full-round actions do not allow a character to take a 5-foot step. A character can also per­form free actions (see below) as the GM allows.</text:span></text:p>
      <text:h text:style-name="P27" text:outline-level="4"><text:span text:style-name="T5">Free Action</text:span></text:h>
      <text:p text:style-name="P1"><text:span text:style-name="T4">Free actions consume a very small amount of time and effort, and over the span of the round, their impact is so minor that they are considered free. A character can perform one or more free actions while taking another action normally. However, the GM puts reasonable limits on what a character can really do for free. For instance, dropping an object, dropping to a prone position, speaking a sentence or two, and ceasing to concentrate on a magic spell (if magic is available in the campaign) are all free actions.</text:span></text:p>
      <text:p text:style-name="P2"/>
      <text:p text:style-name="P2"/>
      <text:h text:style-name="P25" text:outline-level="3"><text:span text:style-name="T12">Attack Actions</text:span></text:h>
      <text:p text:style-name="P1"><text:span text:style-name="T4">Most common attack actions are described below. More specialized attack actions are mentioned in Table: Actions in Combat, and covered in Special Attacks.</text:span></text:p>
      <text:p text:style-name="P2"/>
      <text:h text:style-name="P27" text:outline-level="4"><text:span text:style-name="T5">Melee Attacks</text:span></text:h>
      <text:p text:style-name="P1"><text:span text:style-name="T4">With a normal melee weapon, a character can strike any enemy within 5 feet. (Enemies within 5 feet are considered adjacent to the character.)</text:span></text:p>
      <text:p text:style-name="P1"><text:span text:style-name="T4">A character capable of making more than one melee attack per round must use the full attack action (see Full-Round Actions, below) in order to make more than one attack.</text:span></text:p>
      <text:p text:style-name="P1"><text:span text:style-name="T6">Fighting Defensively: </text:span><text:span text:style-name="T4">A character can choose to fight defensively while making a melee attack. If the character does so, he or she takes a –4 penalty on his or her attack in a round to gain a +2 dodge bonus to Defense in the same round.</text:span></text:p>
      <text:h text:style-name="P27" text:outline-level="4"><text:soft-page-break/><text:span text:style-name="T5">Unarmed Attacks</text:span></text:h>
      <text:p text:style-name="P1"><text:span text:style-name="T4">Striking for damage with punches, kicks, and head butts is much like attacking with a melee weapon, except that an unarmed attack deals nonlethal damage. Unarmed strikes count as light melee weapons (for purposes of two-weapon attack penalties and so on). The following exceptions to normal melee rules apply to unarmed attacks.</text:span></text:p>
      <text:p text:style-name="P1"><text:span text:style-name="T4">Attacks of Opportunity: Making an unarmed attack against an armed opponent provokes an attack of opportunity from the character attacked. The attack of opportunity comes before the character’s attack. An unarmed attack does not provoke attacks of opportunity from other foes, nor does it provoke an attack of opportunity from an unarmed foe.</text:span></text:p>
      <text:p text:style-name="P1"><text:span text:style-name="T4">“Armed” Unarmed Attacks: Sometimes a character or creature attacks unarmed but the attack still counts as armed. A creature with claws, fangs, and similar natural physical weapons, for example, counts as armed. Being armed counts for both offense and defense—not only does a creature not provoke an attack of opportunity when attacking an armed foe, but a character provokes an attack of opportunity from that creature if the character makes an unarmed attack against it. The Combat Martial Arts feat makes a character’s unarmed attacks count as armed.</text:span></text:p>
      <text:p text:style-name="P1"><text:span text:style-name="T6">Unarmed Strike Damage: </text:span><text:span text:style-name="T4">An unarmed strike from a Medium-size character deals 1d3 points (plus the character’s Strength modifier, as normal) of nonlethal damage.</text:span></text:p>
      <text:p text:style-name="P1"><text:span text:style-name="T4">A character can specify that his or her unarmed strike will deal lethal damage before the character makes his or her attack roll, but the character takes a –4 penalty on the attack roll because he or she has to strike a particularly vulnerable spot to deal lethal damage.</text:span></text:p>
      <text:h text:style-name="P27" text:outline-level="4"><text:span text:style-name="T5">Ranged Attacks</text:span></text:h>
      <text:p text:style-name="P1"><text:span text:style-name="T4">With a ranged weapon, a character can shoot or throw at any target that is within the ranged weapon’s maximum range and in line of sight. A target is in line of sight if there are no solid obstructions between the character and the target. The maximum range for a thrown weapon is five range increments. For weapons that fire projectiles, it is ten range increments.</text:span></text:p>
      <text:p text:style-name="P1"><text:span text:style-name="T4">A character capable of making more than one ranged attack per round must use the full attack action (see Full-Round Actions, below) in order to make more than one attack.</text:span></text:p>
      <text:p text:style-name="P1"><text:span text:style-name="T6">Shooting or Throwing into a Melee:</text:span><text:span text:style-name="T4"> If a character shoots or throws a ranged weapon at a target that is engaged in melee with an ally, the character takes a –4 penalty on his or her attack roll be­cause the character has to aim carefully to avoid hitting the ally. Two characters are engaged in melee if they are enemies and they are adjacent to one another. (An unconscious or otherwise immobilized character is not considered engaged unless he or she is actually being attacked.)</text:span></text:p>
      <text:p text:style-name="P1"><text:span text:style-name="T4">If the target is so big that part of it is 10 feet or farther from the nearest ally, the character can avoid the –4 penalty, even if it’s engaged in melee with an ally.</text:span></text:p>
      <text:p text:style-name="P1"><text:span text:style-name="T4">Because of the weapon’s unwieldy shape and size, an attacker using a longarm takes a –4 penalty on attacks against adjacent opponents. </text:span></text:p>
      <text:p text:style-name="P1"><text:span text:style-name="T6">Fighting Defensively:</text:span><text:span text:style-name="T4"> A character can choose to fight defensively while making a ranged attack. If the character does so, he or she takes a –4 penalty on his or her attack in a round to gain a +2 dodge bonus to Defense in the same round.</text:span></text:p>
      <text:h text:style-name="P27" text:outline-level="4"><text:span text:style-name="T5">Total Defense</text:span></text:h>
      <text:p text:style-name="P1"><text:span text:style-name="T4">Instead of attacking, a character can use his or her attack action simply to defend. This is called a total defense action. The character doesn’t get to attack or perform any other activity, but does get a +4 dodge bonus to his or her Defense for 1 round. The character’s Defense improves at the start of this action, so it helps against any attacks of opportunity the character is subject to while performing his or her move action.</text:span></text:p>
      <text:h text:style-name="P27" text:outline-level="4"><text:span text:style-name="T5">Start/Complete Full-Round Action</text:span></text:h>
      <text:p text:style-name="P1"><text:span text:style-name="T4">The “start/complete full-round action” attack action lets a character start undertaking a full-round action (such as those listed on Table: Actions in Combat) at the end of his or her turn, or complete a full-round action by using an attack action at the beginning of his or her turn in the round following the round when the character started the full-round action.</text:span></text:p>
      <text:p text:style-name="P1"><text:span text:style-name="T4">If the character starts a full-round action at the end of his or her turn, the next action that character takes must be to complete the full-round action.</text:span></text:p>
      <text:p text:style-name="P1"><text:span text:style-name="T4">Start/complete full-round action cannot be used with a full attack, charge, run, or withdraw action.</text:span></text:p>
      <text:h text:style-name="P33" text:outline-level="4"/>
      <text:h text:style-name="P27" text:outline-level="4"><text:span text:style-name="T14">Move Actions</text:span></text:h>
      <text:p text:style-name="P1"><text:span text:style-name="T4">With the exception of specific movement-related skills, most move actions don’t require a check. In some cases, ability checks might be required.</text:span></text:p>
      <text:h text:style-name="P27" text:outline-level="4"><text:span text:style-name="T5">Movement</text:span></text:h>
      <text:p text:style-name="P1"><text:span text:style-name="T4">The simplest move action is moving the character’s speed. If a character takes this kind of move action during his or her turn, the character cannot also take a 5-foot step.</text:span></text:p>
      <text:p text:style-name="P1"><text:soft-page-break/><text:span text:style-name="T4">Many nonstandard modes of movement are also covered under this category, including climbing and swimming (up to one-quarter the character’s speed), crawling (up to 5 feet), and entering a vehicle.</text:span></text:p>
      <text:h text:style-name="P27" text:outline-level="4"><text:span text:style-name="T5">Manipulating Objects</text:span></text:h>
      <text:p text:style-name="P1"><text:span text:style-name="T4">In most cases, moving or manipulating an object is a move action. This includes drawing or holstering a weapon, retrieving or putting away a stored object, picking up an object, moving a heavy object, and opening a door.</text:span></text:p>
      <text:p text:style-name="P1"><text:span text:style-name="T4">If the character has a base attack bonus of +1 or higher, he or she can draw a weapon as part of his or her normal movement.</text:span></text:p>
      <text:h text:style-name="P27" text:outline-level="4"><text:span text:style-name="T5">Standing Up</text:span></text:h>
      <text:p text:style-name="P1"><text:span text:style-name="T4">Standing up from a prone position requires a move action. It provokes an attack of opportunity from opponents who threaten the character.</text:span></text:p>
      <text:p text:style-name="P2"/>
      <text:h text:style-name="P25" text:outline-level="3"><text:span text:style-name="T12">Full-Round Actions</text:span></text:h>
      <text:p text:style-name="P1"><text:span text:style-name="T4">A full-round action requires an entire round to complete. If it doesn’t involve moving any distance, a character can combine it with a 5-foot step.</text:span></text:p>
      <text:h text:style-name="P27" text:outline-level="4"><text:span text:style-name="T5">Charge</text:span></text:h>
      <text:p text:style-name="P1"><text:span text:style-name="T4">Charging is a special full-round action that allows a character to move more than his or her speed and attack during the action. However, there are tight restrictions on how and when a character can charge.</text:span></text:p>
      <text:p text:style-name="P1"><text:span text:style-name="T4">Movement during a Charge: The character must move before his or her attack, not after. The character must move at least 10 feet and may move up to twice his or her speed. All movement must be in a straight line, with no backing up allowed. The character must stop as soon as he or she is within striking range of his or her target (the character can’t run past the target and attack from another direction). A character can’t take a 5-foot step during the same round as a full charge.</text:span></text:p>
      <text:p text:style-name="P1"><text:span text:style-name="T4">During the surprise round (or any other time a character is limited to taking no more than a single attack action on his or her turn) the character can still use the charge action, but he or she is only allowed to move up to his or her speed (instead of up to twice his or her speed).</text:span></text:p>
      <text:p text:style-name="P1"><text:span text:style-name="T4">Attacking after a Charge: After moving, the character may make a single melee attack. The character gets a +2 bonus on the attack roll. The character also takes a –2 penalty to his or her Defense for 1 round (until the beginning of the character’s turn in the following round).</text:span></text:p>
      <text:p text:style-name="P1"><text:span text:style-name="T4">Even if the character has extra attacks, such as from having a high enough base attack bonus or from using multiple weapons, a character only gets to make one attack after a charge.</text:span></text:p>
      <text:p text:style-name="P1"><text:span text:style-name="T4">Instead of attacking the target, a character can attempt to push the target back. See Bull Rush.</text:span></text:p>
      <text:h text:style-name="P27" text:outline-level="4"><text:span text:style-name="T5">Full Attack</text:span></text:h>
      <text:p text:style-name="P1"><text:span text:style-name="T4">If a character gets more than one attack per action because his or her base attack bonus is high enough, because he or she fights with two weapons, because he or she is using a double weapon, or for some special reason, the character must use the full attack action to get his or her additional attacks. The character does not need to specify the targets of his or her attacks ahead of time. The character can see how the earlier attacks turn out before assigning the later ones.</text:span></text:p>
      <text:p text:style-name="P1"><text:span text:style-name="T4">Full attack is a full-round action. Because of this, the only movement a character can take during a full attack is a 5-foot step. The character may take the step before, after, or between the attacks.</text:span></text:p>
      <text:p text:style-name="P1"><text:span text:style-name="T4">If a character gets multiple attacks based on his or her base attack bonus, the character must make the attacks in order from highest bonus to lowest. If the character is using two weapons, the character can strike with either weapon first. If the character is using a double wea­pon, the character can strike with either part of the weapon first.</text:span></text:p>
      <text:p text:style-name="P1"><text:span text:style-name="T4">Committing to a Full Attack Action: A character doesn’t have to commit to a full attack until after the first attack. The character can then decide whether to make his or her remaining attacks or to take a move action. Of course, if the character has already taken a 5-foot step, he or she can’t use his or her move action to move any distance, but the character could still draw or put away a weapon, for instance (see Move Actions, above).</text:span></text:p>
      <text:p text:style-name="P1"><text:span text:style-name="T6">Fighting Defensively:</text:span><text:span text:style-name="T4"> A character can choose to fight defensively when taking a full attack action. If the character does so, he or she takes a –4 penalty on all attacks in a round to gain a +2 dodge bonus to Defense in the same round.</text:span></text:p>
      <text:p text:style-name="P1"><text:span text:style-name="T4">Attacking with Two Weapons: If the character wields a second weapon in his or her off hand, the character can get one extra attack per round with that weapon. Fighting in this way is very difficult, how­ever—the character takes a –6 penalty on the regular attack or attacks with his or her primary hand and a –10 penalty on the attack with his or her off hand. A character can reduce these penalties in two ways.</text:span></text:p>
      <text:p text:style-name="P1"><text:span text:style-name="T4">1. If the off-hand weapon is light, the penalties are reduced by 2 each. (An unarmed strike is always considered light.) </text:span></text:p>
      <text:p text:style-name="P1"><text:soft-page-break/><text:span text:style-name="T4">2. The Two-Weapon Fighting feat lessens the primary hand penalty by 2, and the off-hand penalty by 6. </text:span></text:p>
      <text:p text:style-name="P1"><text:span text:style-name="T4">Table: Two-Weapon Fighting Penalties summarizes the interaction of all these factors.</text:span></text:p>
      <text:p text:style-name="P1"><text:span text:style-name="T4">Double Weapons: A character can use a double weapon to make an extra attack as if he or she were fighting with two weapons. The penalties apply as if the off-hand weapon were light.</text:span></text:p>
      <text:p text:style-name="P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5"><text:span text:style-name="T10">Table: Two-Weapon Fighting Penalties</text:span></text:p>
          </table:table-cell>
          <table:covered-table-cell/>
          <table:covered-table-cell/>
        </table:table-row>
        <table:table-row table:style-name="Table3.2">
          <table:table-cell table:style-name="Table3.A2" office:value-type="string">
            <text:h text:style-name="P29" text:outline-level="4"><text:span text:style-name="T2">Circumstances</text:span></text:h>
          </table:table-cell>
          <table:table-cell table:style-name="Table3.A2" office:value-type="string">
            <text:h text:style-name="P31" text:outline-level="4"><text:span text:style-name="T2">Primary Hand</text:span></text:h>
          </table:table-cell>
          <table:table-cell table:style-name="Table3.A2" office:value-type="string">
            <text:h text:style-name="P31" text:outline-level="4"><text:span text:style-name="T2">Off Hand</text:span></text:h>
          </table:table-cell>
        </table:table-row>
        <table:table-row table:style-name="Table3.2">
          <table:table-cell table:style-name="Table3.A2" office:value-type="string">
            <text:p text:style-name="P34"><text:span text:style-name="T2">Normal penalties</text:span></text:p>
          </table:table-cell>
          <table:table-cell table:style-name="Table3.A2" office:value-type="string">
            <text:p text:style-name="P14"><text:span text:style-name="T2">–6</text:span></text:p>
          </table:table-cell>
          <table:table-cell table:style-name="Table3.A2" office:value-type="string">
            <text:p text:style-name="P14"><text:span text:style-name="T2">–10</text:span></text:p>
          </table:table-cell>
        </table:table-row>
        <table:table-row table:style-name="Table3.2">
          <table:table-cell table:style-name="Table3.A2" office:value-type="string">
            <text:p text:style-name="P1"><text:span text:style-name="T9">Off-hand weapon is light</text:span></text:p>
          </table:table-cell>
          <table:table-cell table:style-name="Table3.A2" office:value-type="string">
            <text:p text:style-name="P12"><text:span text:style-name="T9">–4</text:span></text:p>
          </table:table-cell>
          <table:table-cell table:style-name="Table3.A2" office:value-type="string">
            <text:p text:style-name="P12"><text:span text:style-name="T9">–8</text:span></text:p>
          </table:table-cell>
        </table:table-row>
        <table:table-row table:style-name="Table3.2">
          <table:table-cell table:style-name="Table3.A2" office:value-type="string">
            <text:p text:style-name="P1"><text:span text:style-name="T9">Two-Weapon Fighting feat</text:span></text:p>
          </table:table-cell>
          <table:table-cell table:style-name="Table3.A2" office:value-type="string">
            <text:p text:style-name="P12"><text:span text:style-name="T9">–4</text:span></text:p>
          </table:table-cell>
          <table:table-cell table:style-name="Table3.A2" office:value-type="string">
            <text:p text:style-name="P12"><text:span text:style-name="T9">–4</text:span></text:p>
          </table:table-cell>
        </table:table-row>
        <table:table-row table:style-name="Table3.2">
          <table:table-cell table:style-name="Table3.A6" office:value-type="string">
            <text:p text:style-name="P15"><text:span text:style-name="T9">Off-hand weapon is light and Two-Weapon Fighting feat</text:span></text:p>
          </table:table-cell>
          <table:table-cell table:style-name="Table3.A6" office:value-type="string">
            <text:p text:style-name="P13"><text:span text:style-name="T9">–2</text:span></text:p>
          </table:table-cell>
          <table:table-cell table:style-name="Table3.A6" office:value-type="string">
            <text:p text:style-name="P13"><text:span text:style-name="T9">–2</text:span></text:p>
          </table:table-cell>
        </table:table-row>
      </table:table>
      <text:p text:style-name="P2"/>
      <text:h text:style-name="P27" text:outline-level="4"><text:span text:style-name="T5">Run</text:span></text:h>
      <text:p text:style-name="P1"><text:span text:style-name="T4">A character can run all out as a full-round action. When a character runs, he or she can move up to four times his or her speed in a straight line. (The character does not get a 5-foot step.) The character loses any Dexterity bonus to Defense since he or she can’t avoid attacks. However, the character gets a +2 bonus to Defense against ranged attacks while running.</text:span></text:p>
      <text:p text:style-name="P1"><text:span text:style-name="T4">A character can run for a number of rounds equal to his or her Constitution score, but after that the character must succeed at a Constitution check (DC 10) to continue running. The character must check again each round in which he or she continues to run, and the DC of this check increases by 1 for each check the character makes. When the character fails this check, he or she must stop running. A character who has run to his or her limit must rest for 1 minute (10 rounds) before running again. During a rest period, a character can move normally, but can’t run.</text:span></text:p>
      <text:p text:style-name="P1"><text:span text:style-name="T4">A run represents a speed of about 14 miles per hour for an unencumbered human.</text:span></text:p>
      <text:h text:style-name="P27" text:outline-level="4"><text:span text:style-name="T5">Withdraw</text:span></text:h>
      <text:p text:style-name="P1"><text:span text:style-name="T4">Withdrawing from melee combat is a full-round action. When a character withdraws, he or she can move up to twice his or her speed. (The character doesn’t also get a 5-foot step.) The square the character starts from is not considered threatened for purposes of withdrawing, and therefore enemies do not get attacks of opportunity against the character when he or she move from that square.</text:span></text:p>
      <text:p text:style-name="P1"><text:span text:style-name="T4">If while withdrawing, the character moves through another threatened square (other than the one started in) without stopping, enemies get attacks of opportunity as normal.</text:span></text:p>
      <text:p text:style-name="P1"><text:span text:style-name="T4">Some forms of movement (such as climbing and swimming) require skill checks from most creatures. A character may not withdraw using a form of movement for which that character must make a skill check. </text:span></text:p>
      <text:p text:style-name="P2"/>
      <text:p text:style-name="P41"><text:span text:style-name="T13">Miscellaneous Actions</text:span></text:p>
      <text:p text:style-name="P1"><text:span text:style-name="T4">Some actions don’t fit neatly into the above categories. Some of the options described below are actions that take the place of or are variations on the actions described earlier. For actions not covered in any of this material, the GM determines how long such an action takes to perform and whether doing so provokes attacks of opportunity from threatening enemies.</text:span></text:p>
      <text:p text:style-name="P2"/>
      <text:p text:style-name="P41"><text:span text:style-name="T13">Use Feat, Skill, or Talent</text:span></text:p>
      <text:p text:style-name="P1"><text:soft-page-break/><text:span text:style-name="T4">Certain feats, let a character take special actions in combat. Other feats are not actions in themselves, but they give a character a bonus when attempting something he or she can already do. Some feats aren’t meant to be used within the framework of combat. The individual feat descriptions tell a character what he or she needs to know about them.</text:span></text:p>
      <text:p text:style-name="P1"><text:span text:style-name="T4">Most uses of skills or talents in a combat situation are attack actions, but some might be move actions or full-round actions. When appropriate, the description of a talent or a skill provides the time required to use it.</text:span></text:p>
      <text:p text:style-name="P2"/>
      <text:p text:style-name="P41"><text:span text:style-name="T13">Attacks of Opportunity</text:span></text:p>
      <text:p text:style-name="P1"><text:span text:style-name="T4">The melee combat rules assume that combatants are actively avoiding attacks. A player doesn’t have to declare anything special for his or her character to be on the defensive. Sometimes, however, a combatant in a melee lets his or her guard down, and doesn’t maintain a defensive posture as usual. In this case, combatants near him or her can take advantage of this lapse in defense to attack for free. These attacks are called attacks of opportunity.</text:span></text:p>
      <text:h text:style-name="P27" text:outline-level="4"><text:span text:style-name="T5">Weapon Type</text:span></text:h>
      <text:p text:style-name="P1"><text:span text:style-name="T4">A character can use a melee weapon to make attacks of opportunity whenever the conditions for such an attack are met (see Provoking an Attack of Opportunity, below). In addition, a character can make attacks of opportunity with unarmed attacks if the character’s unarmed attacks count as armed (see “Armed” Unarmed Attacks).</text:span></text:p>
      <text:p text:style-name="P2"/>
      <text:p text:style-name="P1"><text:span text:style-name="T4">Threatened Squares</text:span></text:p>
      <text:p text:style-name="P1"><text:span text:style-name="T4">A character threatens the squares into which he or she can make a melee attack, even when it is not the character’s action. Generally, that’s all squares adjacent to the character’s position. An enemy that takes certain actions while in a threatened square provokes an attack of opportunity from the character. A character can only make attacks of opportunity with melee weapons, never with ranged weapons.</text:span></text:p>
      <text:h text:style-name="P27" text:outline-level="4"><text:span text:style-name="T5">Provoking an Attack of Opportunity</text:span></text:h>
      <text:p text:style-name="P1"><text:span text:style-name="T4">Two actions can provoke attacks of opportunity: moving out of a threatened square, and performing an action within a threatened square that distracts from defending and lets the character’s guard down.</text:span></text:p>
      <text:p text:style-name="P1"><text:span text:style-name="T4">Moving out of a Threatened Square: When a character moves out of a threatened square, that character generally provokes an attack of opportunity. There are two important exceptions, however. A character doesn’t provoke an attack of opportunity if all he or she moves is a 5-foot step, or if the character withdraws.</text:span></text:p>
      <text:p text:style-name="P1"><text:span text:style-name="T4">If the character doesn’t start in a threatened square, but moves into one, the character has to stop there, or else he or she provokes an attack of opportunity as he or she leaves that square.</text:span></text:p>
      <text:p text:style-name="P1"><text:span text:style-name="T4">Performing an Action that Distracts the Character: Some actions, when performed in a threatened square, provoke attacks of opportunity because they make a character divert his or her attention from the fight at hand. Using a ranged weapon, in particular, provokes attacks of opportunity. Table: Actions in Combat notes many additional actions that provoke attacks of opportunity.</text:span></text:p>
      <text:h text:style-name="P27" text:outline-level="4"><text:span text:style-name="T5">Making an Attack of Opportunity</text:span></text:h>
      <text:p text:style-name="P1"><text:span text:style-name="T4">An attack of opportunity is a single melee attack, and a character can only make one per round. A character does not have to make an attack of opportunity if he or she doesn’t want to.</text:span></text:p>
      <text:p text:style-name="P1"><text:span text:style-name="T4">An experienced character gets additional regular melee attacks (by using the full attack action), but at a lower attack bonus. A character makes his or her attack of opportunity, however, at his or her normal attack bonus—even if the character has already attacked in this round.</text:span></text:p>
      <text:p text:style-name="P2"/>
      <text:p text:style-name="P41"><text:span text:style-name="T13">Movement and Position</text:span></text:p>
      <text:p text:style-name="P1"><text:span text:style-name="T4">When using a grid to represent character’s movement, the standard scale equates 1 inch (or a 1 inch square) to 5 feet in the game world. </text:span></text:p>
      <text:p text:style-name="P2"/>
      <text:p text:style-name="P1"><text:span text:style-name="T4">Standard Scale</text:span></text:p>
      <text:p text:style-name="P1"><text:span text:style-name="T4">One inch (or one square) = 5 feet</text:span></text:p>
      <text:p text:style-name="P1"><text:soft-page-break/><text:span text:style-name="T4">“Next to” or “adjacent” = 1 inch (5 feet) away </text:span><text:line-break/><text:span text:style-name="T4">(or in adjacent square)</text:span></text:p>
      <text:p text:style-name="P1"><text:span text:style-name="T4">30mm figure = A human-size creature</text:span></text:p>
      <text:p text:style-name="P1"><text:span text:style-name="T4">A human-size creature occupies an area 1 inch (5 feet) across (or one square)</text:span></text:p>
      <text:p text:style-name="P1"><text:span text:style-name="T4">One round = 6 seconds</text:span></text:p>
      <text:p text:style-name="P2"/>
      <text:h text:style-name="P27" text:outline-level="4"><text:span text:style-name="T5">Tactical Movement</text:span></text:h>
      <text:p text:style-name="P1"><text:span text:style-name="T4">Where can a character move, how long it takes to get there, and whether he or she is vulnerable to attacks of opportunity while moving are key questions in combat.</text:span></text:p>
      <text:h text:style-name="P27" text:outline-level="4"><text:span text:style-name="T5">How Far Can a Character Move?</text:span></text:h>
      <text:p text:style-name="P1"><text:span text:style-name="T4">Humans normally move 30 feet, although armor can slow a character down. Some creatures move faster or slower. A character’s speed when unarmored is sometimes called base speed.</text:span></text:p>
      <text:p text:style-name="P1"><text:span text:style-name="T4">Encumbrance: A character encumbered by carrying a large amount of gear or a fallen comrade may move slower than normal.</text:span></text:p>
      <text:p text:style-name="P1"><text:span text:style-name="T6">Movement in Combat: </text:span><text:span text:style-name="T4">Generally, a character can move his or her speed as a move action. If a character uses his or her attack action as a move action, the character can move again (for a total movement of up to twice the character’s normal speed). If the character spends the entire round to run all out, he or she can move up to four times his or her normal speed. If a character does something that requires a full round, he or she can only take a 5-foot step.</text:span></text:p>
      <text:p text:style-name="P1"><text:span text:style-name="T6">Movement in Darkness:</text:span><text:span text:style-name="T4"> If a character moves when he or she can’t see, such as in total darkness, his or her speed is limited to one-half normal. The Blind-Fight feat reduces this penalty. </text:span></text:p>
      <text:h text:style-name="P27" text:outline-level="4"><text:span text:style-name="T5">Passing Through</text:span></text:h>
      <text:p text:style-name="P1"><text:span text:style-name="T4">Sometimes a character can pass through an area occupied by another character or creature.</text:span></text:p>
      <text:p text:style-name="P1"><text:span text:style-name="T4">Friendly Character: A character can move through a square occupied by a friendly character.</text:span></text:p>
      <text:p text:style-name="P1"><text:span text:style-name="T4">Unfriendly Character: There are two ways to move through a square occupied by a resisting enemy. The character can attempt an overrun. Or the character can attempt to tumble through a square occupied by an enemy (if the character has ranks in the Tumble skill; see the skill description).</text:span></text:p>
      <text:p text:style-name="P1"><text:span text:style-name="T4">A character can move through a square occupied by an unfriendly character who doesn’t resist as if the character was friendly.</text:span></text:p>
      <text:p text:style-name="P1"><text:span text:style-name="T4">Square Occupied by Creature Three Sizes Larger or Smaller: Any creature can move through a square occupied by a creature three size categories larger or three categories smaller than it is.</text:span></text:p>
      <text:h text:style-name="P27" text:outline-level="4"><text:span text:style-name="T5">Flanking</text:span></text:h>
      <text:p text:style-name="P1"><text:span text:style-name="T4">If a character is making a melee attack against an opponent, and an ally directly opposite the character is threatening the opponent, the character and his or her ally flank the opponent. The character gains a +2 bonus on his or her attack roll. The ally must be on the other side of the opponent so that the opponent is directly between the character and the ally.</text:span></text:p>
      <text:p text:style-name="P1"><text:span text:style-name="T4">A character doesn’t gain a bonus for flanking when making a ranged attack.</text:span></text:p>
      <text:h text:style-name="P32" text:outline-level="4"/>
      <text:h text:style-name="P27" text:outline-level="4"><text:span text:style-name="T14">Combat Modifiers</text:span></text:h>
      <text:p text:style-name="P1"><text:span text:style-name="T4">This section covers offensive and defensive modifiers provided by position.</text:span></text:p>
      <text:p text:style-name="P2"><text:soft-page-break/></text:p>
      <text:h text:style-name="P27" text:outline-level="4"><text:span text:style-name="T5">Favorable and Unfavorable Conditions</text:span></text:h>
      <text:p text:style-name="P1"><text:span text:style-name="T4">Generally speaking, any situational modifier created by the attacker’s position or tactics applies to the attack roll, while any situational modifier created by the defender’s position, state, or tactics applies to the defender’s Defense. The GM judges what bonuses and penalties apply, using Table: Defense Modifiers and Table: Attack Roll Modifiers as guides.</text:span></text:p>
      <text:p text:style-name="P3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text:span text:style-name="T10">Table: Defense Modifiers</text:span></text:p>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2" office:value-type="string">
            <text:p text:style-name="P15"><text:span text:style-name="T10">Circumstance</text:span></text:p>
          </table:table-cell>
          <table:table-cell table:style-name="Table4.A2" office:value-type="string">
            <text:p text:style-name="P13"><text:span text:style-name="T10">Melee</text:span></text:p>
          </table:table-cell>
          <table:table-cell table:style-name="Table4.A2" office:value-type="string">
            <text:p text:style-name="P13"><text:span text:style-name="T10">Ranged</text:span></text:p>
          </table:table-cell>
        </table:table-row>
        <table:table-row table:style-name="Table4.1">
          <table:table-cell table:style-name="Table4.A2" office:value-type="string">
            <text:p text:style-name="P1"><text:span text:style-name="T9">Defender sitting or kneeling</text:span></text:p>
          </table:table-cell>
          <table:table-cell table:style-name="Table4.A2" office:value-type="string">
            <text:p text:style-name="P12"><text:span text:style-name="T9">–2</text:span></text:p>
          </table:table-cell>
          <table:table-cell table:style-name="Table4.A2" office:value-type="string">
            <text:p text:style-name="P12"><text:span text:style-name="T9">+2</text:span><text:span text:style-name="superscript_20__23__20_in_20_tables"><text:span text:style-name="T19">1</text:span></text:span></text:p>
          </table:table-cell>
        </table:table-row>
        <table:table-row table:style-name="Table4.1">
          <table:table-cell table:style-name="Table4.A2" office:value-type="string">
            <text:p text:style-name="P1"><text:span text:style-name="T9">Defender prone</text:span></text:p>
          </table:table-cell>
          <table:table-cell table:style-name="Table4.A2" office:value-type="string">
            <text:p text:style-name="P12"><text:span text:style-name="T9">–4</text:span></text:p>
          </table:table-cell>
          <table:table-cell table:style-name="Table4.A2" office:value-type="string">
            <text:p text:style-name="P12"><text:span text:style-name="T9">+4</text:span><text:span text:style-name="superscript_20__23__20_in_20_tables"><text:span text:style-name="T19">1</text:span></text:span></text:p>
          </table:table-cell>
        </table:table-row>
        <table:table-row table:style-name="Table4.1">
          <table:table-cell table:style-name="Table4.A2" office:value-type="string">
            <text:p text:style-name="P1"><text:span text:style-name="T9">Defender stunned or cowering</text:span></text:p>
          </table:table-cell>
          <table:table-cell table:style-name="Table4.A2" office:value-type="string">
            <text:p text:style-name="P12"><text:span text:style-name="T9">–2</text:span><text:span text:style-name="superscript_20__23__20_in_20_tables"><text:span text:style-name="T19">2</text:span></text:span></text:p>
          </table:table-cell>
          <table:table-cell table:style-name="Table4.A2" office:value-type="string">
            <text:p text:style-name="P12"><text:span text:style-name="T9">–2</text:span><text:span text:style-name="superscript_20__23__20_in_20_tables"><text:span text:style-name="T19">2</text:span></text:span></text:p>
          </table:table-cell>
        </table:table-row>
        <table:table-row table:style-name="Table4.1">
          <table:table-cell table:style-name="Table4.A2" office:value-type="string">
            <text:p text:style-name="P1"><text:span text:style-name="T9">Defender climbing</text:span></text:p>
          </table:table-cell>
          <table:table-cell table:style-name="Table4.A2" office:value-type="string">
            <text:p text:style-name="P12"><text:span text:style-name="T9">–2</text:span><text:span text:style-name="superscript_20__23__20_in_20_tables"><text:span text:style-name="T19">2</text:span></text:span></text:p>
          </table:table-cell>
          <table:table-cell table:style-name="Table4.A2" office:value-type="string">
            <text:p text:style-name="P12"><text:span text:style-name="T9">–2</text:span><text:span text:style-name="superscript_20__23__20_in_20_tables"><text:span text:style-name="T19">2</text:span></text:span></text:p>
          </table:table-cell>
        </table:table-row>
        <table:table-row table:style-name="Table4.1">
          <table:table-cell table:style-name="Table4.A2" office:value-type="string">
            <text:p text:style-name="P1"><text:span text:style-name="T9">Defender flat-footed</text:span></text:p>
          </table:table-cell>
          <table:table-cell table:style-name="Table4.A2" office:value-type="string">
            <text:p text:style-name="P12"><text:span text:style-name="T9">+0</text:span><text:span text:style-name="superscript_20__23__20_in_20_tables"><text:span text:style-name="T19">2</text:span></text:span></text:p>
          </table:table-cell>
          <table:table-cell table:style-name="Table4.A2" office:value-type="string">
            <text:p text:style-name="P12"><text:span text:style-name="T9">+0</text:span><text:span text:style-name="superscript_20__23__20_in_20_tables"><text:span text:style-name="T19">2</text:span></text:span></text:p>
          </table:table-cell>
        </table:table-row>
        <table:table-row table:style-name="Table4.1">
          <table:table-cell table:style-name="Table4.A2" office:value-type="string">
            <text:p text:style-name="P1"><text:span text:style-name="T9">Defender running</text:span></text:p>
          </table:table-cell>
          <table:table-cell table:style-name="Table4.A2" office:value-type="string">
            <text:p text:style-name="P12"><text:span text:style-name="T9">+0</text:span><text:span text:style-name="superscript_20__23__20_in_20_tables"><text:span text:style-name="T19">2</text:span></text:span></text:p>
          </table:table-cell>
          <table:table-cell table:style-name="Table4.A2" office:value-type="string">
            <text:p text:style-name="P12"><text:span text:style-name="T9">+2</text:span><text:span text:style-name="superscript_20__23__20_in_20_tables"><text:span text:style-name="T19">2</text:span></text:span></text:p>
          </table:table-cell>
        </table:table-row>
        <table:table-row table:style-name="Table4.1">
          <table:table-cell table:style-name="Table4.A2" office:value-type="string">
            <text:p text:style-name="P1"><text:span text:style-name="T9">Defender grappling (attacker not)</text:span></text:p>
          </table:table-cell>
          <table:table-cell table:style-name="Table4.A2" office:value-type="string">
            <text:p text:style-name="P12"><text:span text:style-name="T9">+0</text:span><text:span text:style-name="superscript_20__23__20_in_20_tables"><text:span text:style-name="T19">2</text:span></text:span></text:p>
          </table:table-cell>
          <table:table-cell table:style-name="Table4.A2" office:value-type="string">
            <text:p text:style-name="P12"><text:span text:style-name="T9">+0</text:span><text:span text:style-name="superscript_20__23__20_in_20_tables"><text:span text:style-name="T19">3</text:span></text:span></text:p>
          </table:table-cell>
        </table:table-row>
        <table:table-row table:style-name="Table4.1">
          <table:table-cell table:style-name="Table4.A2" office:value-type="string">
            <text:p text:style-name="P1"><text:span text:style-name="T9">Defender pinned</text:span></text:p>
          </table:table-cell>
          <table:table-cell table:style-name="Table4.A2" office:value-type="string">
            <text:p text:style-name="P12"><text:span text:style-name="T9">–4</text:span><text:span text:style-name="superscript_20__23__20_in_20_tables"><text:span text:style-name="T19">4</text:span></text:span></text:p>
          </table:table-cell>
          <table:table-cell table:style-name="Table4.A2" office:value-type="string">
            <text:p text:style-name="P12"><text:span text:style-name="T9">+0</text:span><text:span text:style-name="superscript_20__23__20_in_20_tables"><text:span text:style-name="T19">4</text:span></text:span></text:p>
          </table:table-cell>
        </table:table-row>
        <table:table-row table:style-name="Table4.1">
          <table:table-cell table:style-name="Table4.A2" office:value-type="string">
            <text:p text:style-name="P1"><text:span text:style-name="T9">Defender helpless (such as paralyzed, sleeping, or bound)</text:span></text:p>
          </table:table-cell>
          <table:table-cell table:style-name="Table4.A2" office:value-type="string">
            <text:p text:style-name="P12"><text:span text:style-name="T9">+0</text:span><text:span text:style-name="superscript_20__23__20_in_20_tables"><text:span text:style-name="T19">2</text:span></text:span></text:p>
          </table:table-cell>
          <table:table-cell table:style-name="Table4.A2" office:value-type="string">
            <text:p text:style-name="P12"><text:span text:style-name="T9">+0</text:span><text:span text:style-name="superscript_20__23__20_in_20_tables"><text:span text:style-name="T19">2</text:span></text:span></text:p>
          </table:table-cell>
        </table:table-row>
        <table:table-row table:style-name="Table4.12">
          <table:table-cell table:style-name="Table4.A2" office:value-type="string">
            <text:p text:style-name="P15"><text:span text:style-name="T9">Defender has cover</text:span></text:p>
          </table:table-cell>
          <table:table-cell table:style-name="Table4.A2" table:number-columns-spanned="2" office:value-type="string">
            <text:p text:style-name="P13"><text:span text:style-name="T9">—–— See Cover —–—</text:span></text:p>
          </table:table-cell>
          <table:covered-table-cell/>
        </table:table-row>
        <table:table-row table:style-name="Table4.12">
          <table:table-cell table:style-name="Table4.A2" office:value-type="string">
            <text:p text:style-name="P41"><text:span text:style-name="T9">Defender concealed or invisible</text:span></text:p>
          </table:table-cell>
          <table:table-cell table:style-name="Table4.A2" table:number-columns-spanned="2" office:value-type="string">
            <text:p text:style-name="P42"><text:span text:style-name="T9">— See Concealment —</text:span></text:p>
          </table:table-cell>
          <table:covered-table-cell/>
        </table:table-row>
        <table:table-row table:style-name="Table4.12">
          <table:table-cell table:style-name="Table4.A2" table:number-columns-spanned="3" office:value-type="string">
            <text:p text:style-name="P35"><text:span text:style-name="T2">1 Does not apply if target is adjacent to attacker. This circumstance may instead improve bonus to Defense granted by cover. See Cover, below.</text:span></text:p>
          </table:table-cell>
          <table:covered-table-cell/>
          <table:covered-table-cell/>
        </table:table-row>
        <table:table-row table:style-name="Table4.12">
          <table:table-cell table:style-name="Table4.A2" table:number-columns-spanned="3" office:value-type="string">
            <text:p text:style-name="P1"><text:span text:style-name="superscript_20__23__20_in_20_tables"><text:span text:style-name="T9">2</text:span></text:span><text:span text:style-name="T9"> The defender loses any Dexterity bonus to Defense.</text:span></text:p>
          </table:table-cell>
          <table:covered-table-cell/>
          <table:covered-table-cell/>
        </table:table-row>
        <table:table-row table:style-name="Table4.12">
          <table:table-cell table:style-name="Table4.A2" table:number-columns-spanned="3" office:value-type="string">
            <text:p text:style-name="P1"><text:span text:style-name="superscript_20__23__20_in_20_tables"><text:span text:style-name="T9">3</text:span></text:span><text:span text:style-name="T9"> Roll randomly to see which grappling combatant the character strikes. That defender loses any Dexterity bonus to Defense.</text:span></text:p>
          </table:table-cell>
          <table:covered-table-cell/>
          <table:covered-table-cell/>
        </table:table-row>
        <table:table-row table:style-name="Table4.12">
          <table:table-cell table:style-name="Table4.A17" table:number-columns-spanned="3" office:value-type="string">
            <text:p text:style-name="P15"><text:span text:style-name="superscript_20__23__20_in_20_tables"><text:span text:style-name="T9">4</text:span></text:span><text:span text:style-name="T9"> Treat the defender’s Dexterity as 0 (–5 modifier).</text:span></text:p>
          </table:table-cell>
          <table:covered-table-cell/>
          <table:covered-table-cell/>
        </table:table-row>
      </table:table>
      <text:p text:style-name="P2"/>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3" office:value-type="string">
            <text:h text:style-name="P29" text:outline-level="4"><text:span text:style-name="T2">Table: Attack Roll Modifiers</text:span></text:h>
          </table:table-cell>
          <table:covered-table-cell/>
          <table:covered-table-cell/>
        </table:table-row>
        <table:table-row table:style-name="Table5.2">
          <table:table-cell table:style-name="Table5.A2" office:value-type="string">
            <text:h text:style-name="P29" text:outline-level="4"><text:span text:style-name="T2">Circumstance</text:span></text:h>
          </table:table-cell>
          <table:table-cell table:style-name="Table5.A2" office:value-type="string">
            <text:p text:style-name="P30"><text:span text:style-name="T2">Melee</text:span></text:p>
          </table:table-cell>
          <table:table-cell table:style-name="Table5.A2" office:value-type="string">
            <text:p text:style-name="P30"><text:span text:style-name="T2">Ranged</text:span></text:p>
          </table:table-cell>
        </table:table-row>
        <table:table-row table:style-name="Table5.2">
          <table:table-cell table:style-name="Table5.A2" office:value-type="string">
            <text:p text:style-name="P1"><text:span text:style-name="T9">Attacker flanking defender</text:span><text:span text:style-name="superscript_20__23__20_in_20_tables"><text:span text:style-name="T20">1</text:span></text:span></text:p>
          </table:table-cell>
          <table:table-cell table:style-name="Table5.A2" office:value-type="string">
            <text:p text:style-name="P12"><text:span text:style-name="T9">+2</text:span></text:p>
          </table:table-cell>
          <table:table-cell table:style-name="Table5.A2" office:value-type="string">
            <text:p text:style-name="P12"><text:span text:style-name="T9">—</text:span></text:p>
          </table:table-cell>
        </table:table-row>
        <table:table-row table:style-name="Table5.2">
          <table:table-cell table:style-name="Table5.A2" office:value-type="string">
            <text:p text:style-name="P1"><text:span text:style-name="T9">Attacker on higher ground</text:span></text:p>
          </table:table-cell>
          <table:table-cell table:style-name="Table5.A2" office:value-type="string">
            <text:p text:style-name="P12"><text:span text:style-name="T9">+1</text:span></text:p>
          </table:table-cell>
          <table:table-cell table:style-name="Table5.A2" office:value-type="string">
            <text:p text:style-name="P12"><text:span text:style-name="T9">+0</text:span></text:p>
          </table:table-cell>
        </table:table-row>
        <table:table-row table:style-name="Table5.2">
          <table:table-cell table:style-name="Table5.A2" office:value-type="string">
            <text:p text:style-name="P1"><text:span text:style-name="T9">Attacker prone</text:span></text:p>
          </table:table-cell>
          <table:table-cell table:style-name="Table5.A2" office:value-type="string">
            <text:p text:style-name="P12"><text:span text:style-name="T9">–4</text:span></text:p>
          </table:table-cell>
          <table:table-cell table:style-name="Table5.A2" office:value-type="string">
            <text:p text:style-name="P12"><text:span text:style-name="T9">–2</text:span></text:p>
          </table:table-cell>
        </table:table-row>
        <table:table-row table:style-name="Table5.2">
          <table:table-cell table:style-name="Table5.A2" office:value-type="string">
            <text:p text:style-name="P1"><text:span text:style-name="T9">Attacker invisible</text:span></text:p>
          </table:table-cell>
          <table:table-cell table:style-name="Table5.A2" office:value-type="string">
            <text:p text:style-name="P12"><text:span text:style-name="T9">+2</text:span><text:span text:style-name="superscript_20__23__20_in_20_tables"><text:span text:style-name="T19">3</text:span></text:span></text:p>
          </table:table-cell>
          <table:table-cell table:style-name="Table5.A2" office:value-type="string">
            <text:p text:style-name="P12"><text:span text:style-name="T9">+2</text:span><text:span text:style-name="superscript_20__23__20_in_20_tables"><text:span text:style-name="T19">3</text:span></text:span></text:p>
          </table:table-cell>
        </table:table-row>
        <table:table-row table:style-name="Table5.1">
          <table:table-cell table:style-name="Table5.A2" table:number-columns-spanned="3" office:value-type="string">
            <text:p text:style-name="P15"><text:span text:style-name="superscript_20__23__20_in_20_tables"><text:span text:style-name="T9">1 </text:span></text:span><text:span text:style-name="T9">A character flanks a defender when he or she has an ally on the opposite side of the defender threatening the defender.</text:span></text:p>
          </table:table-cell>
          <table:covered-table-cell/>
          <table:covered-table-cell/>
        </table:table-row>
        <table:table-row table:style-name="Table5.1">
          <table:table-cell table:style-name="Table5.A2" table:number-columns-spanned="3" office:value-type="string">
            <text:p text:style-name="P1"><text:span text:style-name="superscript_20__23__20_in_20_tables"><text:span text:style-name="T9">2 </text:span></text:span><text:span text:style-name="T9">Some ranged weapons can’t be used while the attacker is prone.</text:span></text:p>
          </table:table-cell>
          <table:covered-table-cell/>
          <table:covered-table-cell/>
        </table:table-row>
        <table:table-row table:style-name="Table5.1">
          <table:table-cell table:style-name="Table5.A9" table:number-columns-spanned="3" office:value-type="string">
            <text:p text:style-name="P15"><text:span text:style-name="superscript_20__23__20_in_20_tables"><text:span text:style-name="T9">3</text:span></text:span><text:span text:style-name="T9"> The defender loses any Dexterity bonus to Defense.</text:span></text:p>
          </table:table-cell>
          <table:covered-table-cell/>
          <table:covered-table-cell/>
        </table:table-row>
      </table:table>
      <text:p text:style-name="P2"/>
      <text:h text:style-name="P27" text:outline-level="4"><text:span text:style-name="T5">Cover</text:span></text:h>
      <text:p text:style-name="P1"><text:span text:style-name="T4">Cover provides a bonus to Defense. The more cover a character has, the bigger the bonus. In a melee, if a character has cover against an opponent, that opponent probably has cover against the character, too. With ranged weapons, however, it’s easy to have better cover than the opponent. </text:span></text:p>
      <text:p text:style-name="P1"><text:span text:style-name="T4">The GM may impose other penalties or restrictions on attacks depending on the details of the cover.</text:span></text:p>
      <text:h text:style-name="P27" text:outline-level="4"><text:span text:style-name="T5">Degree of Cover</text:span></text:h>
      <text:p text:style-name="P1"><text:span text:style-name="T4">Cover is assessed in subjective measurements of how much protection it offers. The GM determines the value of cover. This measure is not a strict mathematical calculation, because a character gains more value from covering the parts of his or her body that are more likely to be struck. If the bottom half of a character’s body is covered, that only gives one-quarter cover, because most vital areas are still fully exposed. If one side or the other of a character’s body is covered, the character gets one-half cover.</text:span></text:p>
      <text:h text:style-name="P27" text:outline-level="4"><text:span text:style-name="T5">Cover Defense Bonus</text:span></text:h>
      <text:p text:style-name="P1"><text:span text:style-name="T4">Table: Cover gives the Defense bonuses for different degrees of cover. Add the relevant number to the character’s Defense. This cover bonus overlaps (does not stack) with certain other bonuses. </text:span></text:p>
      <text:h text:style-name="P27" text:outline-level="4"><text:span text:style-name="T5">Cover Reflex Save Bonus</text:span></text:h>
      <text:p text:style-name="P1"><text:span text:style-name="T4">Table: Cover gives the Reflex save bonuses for different degrees of cover. Add this bonus to Reflex saves against attacks that affect an area. This bonus only applies to attacks that originate or burst out from a point on the other side of the cover.</text:span></text:p>
      <text:h text:style-name="P27" text:outline-level="4"><text:span text:style-name="T5">Striking the Cover Instead of a Missed Target</text:span></text:h>
      <text:p text:style-name="P1"><text:span text:style-name="T4">If it ever becomes important to know whether the cover was actually struck by an incoming attack that misses the intended target, the GM should determine if the attack roll would have hit the protected target without the cover. If the attack roll falls within a range low enough to miss the target with cover but high enough to strike the target if there had been no cover, the object used for cover was struck. This can be particularly important to know in cases when a character uses another character as cover. In such a case, if the cover is struck and the attack roll exceeds the Defense of the covering character, the covering character takes the damage intended for the target.</text:span></text:p>
      <text:p text:style-name="P1"><text:span text:style-name="T4">If the covering character has a Dex­terity bonus to Defense or a dodge bonus, and this bonus keeps the covering character from being hit, then the original target is hit in­stead. The covering character has dodged out of the way and didn’t provide cover after all. A covering character can choose not to apply his or her Dexterity bonus to Defense and/or his or her dodge bonus, if the character so desires.</text:span></text:p>
      <text:p text:style-name="P2"/>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5"><text:span text:style-name="T10">Table: Cover</text:span></text:p>
          </table:table-cell>
          <table:covered-table-cell/>
          <table:covered-table-cell/>
        </table:table-row>
        <table:table-row table:style-name="Table6.2">
          <table:table-cell table:style-name="Table6.A2" office:value-type="string">
            <text:p text:style-name="P15"><text:span text:style-name="T10">Degree of Cover (Example)</text:span></text:p>
          </table:table-cell>
          <table:table-cell table:style-name="Table6.A2" office:value-type="string">
            <text:p text:style-name="P13"><text:span text:style-name="T10">Cover Bonus to Defense</text:span></text:p>
          </table:table-cell>
          <table:table-cell table:style-name="Table6.A2" office:value-type="string">
            <text:p text:style-name="P13"><text:span text:style-name="T10">Reflex Saves</text:span></text:p>
          </table:table-cell>
        </table:table-row>
        <table:table-row table:style-name="Table6.2">
          <table:table-cell table:style-name="Table6.A2" office:value-type="string">
            <text:p text:style-name="P1"><text:span text:style-name="T9">One-quarter (standing behind a 3-ft. high wall)</text:span></text:p>
          </table:table-cell>
          <table:table-cell table:style-name="Table6.A2" office:value-type="string">
            <text:p text:style-name="P12"><text:span text:style-name="T9">+2</text:span></text:p>
          </table:table-cell>
          <table:table-cell table:style-name="Table6.A2" office:value-type="string">
            <text:p text:style-name="P12"><text:span text:style-name="T9">+1</text:span></text:p>
          </table:table-cell>
        </table:table-row>
        <table:table-row table:style-name="Table6.2">
          <table:table-cell table:style-name="Table6.A2" office:value-type="string">
            <text:p text:style-name="P1"><text:span text:style-name="T9">One-half (fighting from around a corner or a tree; standing at an open window; behind a creature of same size)</text:span></text:p>
          </table:table-cell>
          <table:table-cell table:style-name="Table6.A2" office:value-type="string">
            <text:p text:style-name="P12"><text:span text:style-name="T9">+4</text:span></text:p>
          </table:table-cell>
          <table:table-cell table:style-name="Table6.A2" office:value-type="string">
            <text:p text:style-name="P12"><text:span text:style-name="T9">+2</text:span></text:p>
          </table:table-cell>
        </table:table-row>
        <table:table-row table:style-name="Table6.2">
          <table:table-cell table:style-name="Table6.A2" office:value-type="string">
            <text:p text:style-name="P1"><text:span text:style-name="T9">Three-quarters (peering around a corner or a big tree)</text:span></text:p>
          </table:table-cell>
          <table:table-cell table:style-name="Table6.A2" office:value-type="string">
            <text:p text:style-name="P12"><text:span text:style-name="T9">+7</text:span></text:p>
          </table:table-cell>
          <table:table-cell table:style-name="Table6.A2" office:value-type="string">
            <text:p text:style-name="P12"><text:span text:style-name="T9">+3</text:span></text:p>
          </table:table-cell>
        </table:table-row>
        <table:table-row table:style-name="Table6.2">
          <table:table-cell table:style-name="Table6.A2" office:value-type="string">
            <text:p text:style-name="P1"><text:span text:style-name="T9">Nine-tenths (standing at an arrow slit; behind a door that’s slightly ajar)</text:span></text:p>
          </table:table-cell>
          <table:table-cell table:style-name="Table6.A2" office:value-type="string">
            <text:p text:style-name="P12"><text:span text:style-name="T9">+10</text:span></text:p>
          </table:table-cell>
          <table:table-cell table:style-name="Table6.A2" office:value-type="string">
            <text:p text:style-name="P12"><text:span text:style-name="T9">+4 </text:span><text:span text:style-name="superscript_20__23__20_in_20_tables"><text:span text:style-name="T20">1</text:span></text:span></text:p>
          </table:table-cell>
        </table:table-row>
        <table:table-row table:style-name="Table6.2">
          <table:table-cell table:style-name="Table6.A2" office:value-type="string">
            <text:p text:style-name="P1"><text:span text:style-name="T9">Total (on the other side of a solid wall)</text:span></text:p>
          </table:table-cell>
          <table:table-cell table:style-name="Table6.A2" office:value-type="string">
            <text:p text:style-name="P12"><text:span text:style-name="T9">—</text:span></text:p>
          </table:table-cell>
          <table:table-cell table:style-name="Table6.A2" office:value-type="string">
            <text:p text:style-name="P12"><text:span text:style-name="T9">—</text:span></text:p>
          </table:table-cell>
        </table:table-row>
        <table:table-row table:style-name="Table6.2">
          <table:table-cell table:style-name="Table6.A8" office:value-type="string">
            <text:p text:style-name="P11"><text:span text:style-name="superscript_20__23__20_in_20_tables"><text:span text:style-name="T4">1</text:span></text:span><text:span text:style-name="New_20_Style_20_Sheet"><text:span text:style-name="T4"> Half damage if save is failed; no damage if successful.</text:span></text:span></text:p>
          </table:table-cell>
          <table:table-cell table:style-name="Table6.A8" office:value-type="string">
            <text:p text:style-name="P4"><text:span text:style-name="New_20_Style_20_Sheet"/></text:p>
          </table:table-cell>
          <table:table-cell table:style-name="Table6.A8" office:value-type="string">
            <text:p text:style-name="P4"><text:span text:style-name="New_20_Style_20_Sheet"/></text:p>
          </table:table-cell>
        </table:table-row>
      </table:table>
      <text:p text:style-name="P2"/>
      <text:h text:style-name="P27" text:outline-level="4"><text:soft-page-break/><text:span text:style-name="T5">Concealment</text:span></text:h>
      <text:p text:style-name="P1"><text:span text:style-name="T4">Concealment includes all circumstances in which nothing physically blocks a blow or shot, but something interferes with an attacker’s accuracy.</text:span></text:p>
      <text:h text:style-name="P27" text:outline-level="4"><text:span text:style-name="T5">Degree of Concealment</text:span></text:h>
      <text:p text:style-name="P1"><text:span text:style-name="T4">Concealment is subjectively measured as to how well concealed the defender is. Examples of what might qualify as concealment of various degrees are given in Table: Concealment. Concealment always depends on the point of view of the attacker. </text:span></text:p>
      <text:h text:style-name="P27" text:outline-level="4"><text:span text:style-name="T5">Concealment Miss Chance</text:span></text:h>
      <text:p text:style-name="P1"><text:span text:style-name="T4">Concealment gives the subject of a successful attack a chance that the attacker missed because of the concealment. If the attacker hits, the defender must make a miss chance percentile roll to avoid being struck. (Actually, it doesn’t matter who makes the roll or whether it’s rolled before or after the attack roll. When multiple concealment conditions apply to a defender, use the one that would produce the highest miss chance. Do not add the miss chances together.</text:span></text:p>
      <text:p text:style-name="P2"/>
      <table:table table:name="Table7" table:style-name="Table7">
        <table:table-column table:style-name="Table7.A"/>
        <table:table-column table:style-name="Table7.B"/>
        <table:table-row table:style-name="Table7.1">
          <table:table-cell table:style-name="Table7.A1" table:number-columns-spanned="2" office:value-type="string">
            <text:p text:style-name="P15"><text:span text:style-name="T10">Table: Concealment</text:span></text:p>
          </table:table-cell>
          <table:covered-table-cell/>
        </table:table-row>
        <table:table-row table:style-name="Table7.2">
          <table:table-cell table:style-name="Table7.A2" office:value-type="string">
            <text:h text:style-name="P29" text:outline-level="4"><text:span text:style-name="T2">Concealment (Example)</text:span></text:h>
          </table:table-cell>
          <table:table-cell table:style-name="Table7.A2" office:value-type="string">
            <text:h text:style-name="P31" text:outline-level="4"><text:span text:style-name="T2">Miss Chance</text:span></text:h>
          </table:table-cell>
        </table:table-row>
        <table:table-row table:style-name="Table7.2">
          <table:table-cell table:style-name="Table7.A2" office:value-type="string">
            <text:p text:style-name="P1"><text:span text:style-name="T9">One-quarter (light fog; light foliage)</text:span></text:p>
          </table:table-cell>
          <table:table-cell table:style-name="Table7.A2" office:value-type="string">
            <text:p text:style-name="P12"><text:span text:style-name="T9">10%</text:span></text:p>
          </table:table-cell>
        </table:table-row>
        <table:table-row table:style-name="Table7.2">
          <table:table-cell table:style-name="Table7.A2" office:value-type="string">
            <text:p text:style-name="P1"><text:span text:style-name="T9">One-half (shadows; dense fog at 5 ft.)</text:span></text:p>
          </table:table-cell>
          <table:table-cell table:style-name="Table7.A2" office:value-type="string">
            <text:p text:style-name="P12"><text:span text:style-name="T9">20%</text:span></text:p>
          </table:table-cell>
        </table:table-row>
        <table:table-row table:style-name="Table7.2">
          <table:table-cell table:style-name="Table7.A2" office:value-type="string">
            <text:p text:style-name="P1"><text:span text:style-name="T9">Three-quarters (dense foliage)</text:span></text:p>
          </table:table-cell>
          <table:table-cell table:style-name="Table7.A2" office:value-type="string">
            <text:p text:style-name="P12"><text:span text:style-name="T9">30%</text:span></text:p>
          </table:table-cell>
        </table:table-row>
        <table:table-row table:style-name="Table7.2">
          <table:table-cell table:style-name="Table7.A2" office:value-type="string">
            <text:p text:style-name="P1"><text:span text:style-name="T9">Nine-tenths (near total darkness)</text:span></text:p>
          </table:table-cell>
          <table:table-cell table:style-name="Table7.A2" office:value-type="string">
            <text:p text:style-name="P12"><text:span text:style-name="T9">40%</text:span></text:p>
          </table:table-cell>
        </table:table-row>
        <table:table-row table:style-name="Table7.2">
          <table:table-cell table:style-name="Table7.A7" office:value-type="string">
            <text:p text:style-name="P15"><text:span text:style-name="T9">Total (attacker blind; total darkness; smoke grenade; dense fog at 10 ft.)</text:span></text:p>
          </table:table-cell>
          <table:table-cell table:style-name="Table7.A7" office:value-type="string">
            <text:p text:style-name="P13"><text:span text:style-name="T9">50% and must guess target’s location</text:span></text:p>
          </table:table-cell>
        </table:table-row>
      </table:table>
      <text:p text:style-name="P2"/>
      <text:p text:style-name="P41"><text:span text:style-name="T13">Helpless Defenders</text:span></text:p>
      <text:p text:style-name="P1"><text:span text:style-name="T4">A helpless foe—one who is bound, sleeping, unconscious, or otherwise at the attacker’s mercy—is an easy target. A character can sometimes approach a target who is unaware of his or her presence, get adjacent to the target, and treat him or her as helpless. If the target is in combat or some other tense situation, and therefore in a state of acute awareness and readiness, or if the target can use his or her Dexterity bonus to Defense, then that target can’t be considered unaware. Further, any reasonable precaution taken by a target, including stationing bodyguards, placing his or her back to a wall, or being able to make Spot checks, also precludes catching that target unaware and helpless.</text:span></text:p>
      <text:h text:style-name="P27" text:outline-level="4"><text:span text:style-name="T5">Regular Attack</text:span></text:h>
      <text:p text:style-name="P1"><text:span text:style-name="T4">A helpless defender has an effective Defense of 5 + his or her size modifier. If a character is attacking with a ranged weapon and is not adjacent to the target, the character can use a full-round action to make the attack, and gain a +5 bonus on the attack roll. If the character is attacking with a melee weapon, or with a ranged weapon from an adjacent square, the character can use a full-round action to deliver a coup de grace.</text:span></text:p>
      <text:h text:style-name="P27" text:outline-level="4"><text:span text:style-name="T5">Coup de Grace</text:span></text:h>
      <text:p text:style-name="P1"><text:span text:style-name="T4">As a full-round action, a character can use a melee weapon to deliver a coup de grace to a helpless foe. A character can also use a ranged weapon, pro­vided the character is adjacent to the target. The character automatically hits and score a critical hit. If the defender survives the damage, he or she still must make a Fortitude save (DC 10 + damage dealt) or die.</text:span></text:p>
      <text:p text:style-name="P1"><text:span text:style-name="T4">Delivering a coup de grace provokes attacks of opportunity from threatening foes because it involves focused concentration and methodical action.</text:span></text:p>
      <text:p text:style-name="P1"><text:span text:style-name="T4">A character can’t deliver a coup de grace against a creature that is immune to critical hits.</text:span></text:p>
      <text:h text:style-name="P27" text:outline-level="4"><text:span text:style-name="T5">Knockout Blow</text:span></text:h>
      <text:p text:style-name="P1"><text:soft-page-break/><text:span text:style-name="T4">As a full-round action, a character can make an unarmed attack or use a melee weapon that deals nonlethal damage to deliver a knockout blow to a helpless foe. A character can also use a melee weapon that deals lethal damage, but the character takes a –4 penalty on any attempt to deal nonlethal damage with the weapon. The target has an effective Defense of 5 + his or her size modifier. If the character hits, he or she automatically scores a critical hit (see Nonlethal Damage).</text:span></text:p>
      <text:p text:style-name="P1"><text:span text:style-name="T4">Delivering a knockout blow provokes attacks of opportunity from threatening foes because it involves focused concentration and methodical action.</text:span></text:p>
      <text:p text:style-name="P1"><text:span text:style-name="T4">A character can’t deliver a knockout blow against a creature that is immune to critical hits.</text:span></text:p>
      <text:p text:style-name="P2"/>
      <text:p text:style-name="P41"><text:span text:style-name="T13">Special Initiative Actions</text:span></text:p>
      <text:p text:style-name="P34"><text:span text:style-name="T4">Usually a character acts as soon as he or she can in combat, but sometimes a character wants to act later, at a better time, or in response to the actions of someone else.</text:span></text:p>
      <text:h text:style-name="P27" text:outline-level="4"><text:span text:style-name="T5">Delay</text:span></text:h>
      <text:p text:style-name="P1"><text:span text:style-name="T4">By choosing to delay, the character takes no action and then acts normally at whatever point in the initiative count the character decides to act. When a character delays, he or she voluntarily reduces his or her own initiative result for the rest of the combat. When the character’s new, lower initiative count comes up later in the same round, the character can act normally. The character can specify this new initiative result or just wait until some time later in the round and act then, thus fixing the character’s new initiative count at that point.</text:span></text:p>
      <text:p text:style-name="P1"><text:span text:style-name="T4">A character cannot interrupt anyone’s action with a delayed action (as a character can with a readied action; see below).</text:span></text:p>
      <text:h text:style-name="P27" text:outline-level="4"><text:span text:style-name="T5">Delaying Limits</text:span></text:h>
      <text:p text:style-name="P1"><text:span text:style-name="T4">The longest a character can delay before taking an action is until after everyone else has acted in the round. At that point, the delaying character must act or else forfeit any action in that round.</text:span></text:p>
      <text:p text:style-name="P1"><text:span text:style-name="T4">If multiple characters are delaying, the one with the highest initiative modifier (or highest Dexterity, in case of a tie) has the advantage. If two or more delaying characters both want to act on the same initiative count, the one with the highest initiative modifier gets to go first. If two or more delaying characters are trying to go after one another, the one with the highest initiative modifier gets to go last; the others must go first or lose their action for the round.</text:span></text:p>
      <text:p text:style-name="P1"><text:span text:style-name="T4">If a character loses an action due to delaying, he or she may act on any count on the next turn. Again, the character cannot interrupt an action.</text:span></text:p>
      <text:h text:style-name="P27" text:outline-level="4"><text:span text:style-name="T5">Ready</text:span></text:h>
      <text:p text:style-name="P1"><text:span text:style-name="T4">The ready action lets a character prepare to take an action later, to interrupt another character. Essentially, the character splits his or her action, taking the move action on the character’s initiative count and the attack action at a later point. On the character’s turn, he or she prepares to take an action later, if a specific trigger is met. Then, later in the round, if the readied action is triggered, the character takes it, acting before the triggering action.</text:span></text:p>
      <text:p text:style-name="P1"><text:span text:style-name="T4">Readying does not provoke an attack of opportunity. (The character’s move action, and the attack action he or she readies, may both provoke attacks of opportunity normally.)</text:span></text:p>
      <text:h text:style-name="P27" text:outline-level="4"><text:span text:style-name="T5">Readying an Action</text:span></text:h>
      <text:p text:style-name="P1"><text:span text:style-name="T4">A character can ready an attack action or a move action. To do so, the character specifies the action he or she will take and the conditions under which the character will take it. <text:s/>Then, any time before the character’s next action, the character may take the readied attack action in response to those conditions. The readied action occurs just before the event that triggers it. If the trigger is part of another character’s actions, the readied action interrupts the other character. The other character continues his or her actions once the readied action is completed.</text:span></text:p>
      <text:p text:style-name="P1"><text:span text:style-name="T4">The character’s initiative count changes. For the rest of the encounter, it is the count on which the character took the readied action, and the character acts immediately ahead of the character whose action triggered the readied action.</text:span></text:p>
      <text:p text:style-name="P1"><text:span text:style-name="T4">A character can take a 5-foot step as part of his or her readied action, but only if the character didn’t otherwise move any distance during the round.</text:span></text:p>
      <text:p text:style-name="P1"><text:span text:style-name="T4">If the character comes to his or her next action and has not yet performed the readied action, the character doesn’t get to take the readied action (though the character can ready the same action again). If the character takes his or her readied action in the next round, before his or her regular turn comes up, the character’s initiative count rises to that new point in the order of battle, and he or she does not get your regular action that round.</text:span></text:p>
      <text:p text:style-name="P2"/>
      <text:h text:style-name="P25" text:outline-level="3"><text:span text:style-name="T12">Special Attacks </text:span></text:h>
      <text:p text:style-name="P1"><text:span text:style-name="T4">This section covers firearms, grappling, explosives, attacking objects, and an assortment of other special attacks.</text:span></text:p>
      <text:h text:style-name="P32" text:outline-level="4"><text:soft-page-break/></text:h>
      <text:h text:style-name="P27" text:outline-level="4"><text:span text:style-name="T14">Aid Another</text:span></text:h>
      <text:p text:style-name="P1"><text:span text:style-name="T4">In combat, a character can help a friend attack or defend by distracting or interfering with an opponent. If the character is in position to attack an opponent with which a friend of the character is engaged in melee combat, the character can attempt to aid the friend as an attack action. The character makes an attack roll against Defense 10. If the character succeeds, he or she doesn’t actually damage the opponent—but the character’s friend gains either a +2 circumstance bonus against that opponent or a +2 circumstance bonus to Defense against that opponent (aiding character’s choice) on the friend’s next turn.</text:span></text:p>
      <text:h text:style-name="P32" text:outline-level="4"/>
      <text:h text:style-name="P27" text:outline-level="4"><text:span text:style-name="T14">Firearms</text:span></text:h>
      <text:p text:style-name="P1"><text:span text:style-name="T4">The most basic form of attack with a firearm is a single shot. One attack is one pull of the trigger and fires one bullet at one target.</text:span></text:p>
      <text:p text:style-name="P1"><text:span text:style-name="T4">The Personal Firearms Proficiency feat allows a character to make this sort of attack without penalty. If a character isn’t proficient in personal firearms, he or she takes a –4 penalty on attacks with that type of weapon.</text:span></text:p>
      <text:p text:style-name="P1"><text:span text:style-name="T4">A number of other feats allow a character to deal extra damage when he or she fires more than one bullet as part of a single attack at a single target. (If a character doesn’t have those feats, he or she can still fire more than one bullet—but the extra bullets don’t have any effect, and are just wasted ammunition.)</text:span></text:p>
      <text:p text:style-name="P1"><text:span text:style-name="T4">As with all forms of ranged weapons, attacking with a firearm while within a threatened square provokes an attack of opportunity.</text:span></text:p>
      <text:p text:style-name="P1"><text:span text:style-name="T4">Because of the weapon’s unwieldy shape and size, an attacker using a longarm takes a –4 penalty on attacks against adjacent opponents.</text:span></text:p>
      <text:h text:style-name="P27" text:outline-level="4"><text:span text:style-name="T5">Autofire</text:span></text:h>
      <text:p text:style-name="P1"><text:span text:style-name="T4">If a ranged weapon has an automatic rate of fire, a character may set it on autofire. Autofire affects an area and everyone in it, not a specific creature. The character targets a 10-foot-by-10-foot area and makes an attack roll; the targeted area has an effective Defense of 10. (If the character does not have the Advanced Firearms Proficiency feat, he or she takes a –4 penalty on the attack roll.) If the attack succeeds, every creature within the affected area must make a Reflex save (DC 15) or take the weapon’s damage. Autofire shoots 10 bullets, and can only be used if the weapon has 10 bullets in it.</text:span></text:p>
      <text:p text:style-name="P1"><text:span text:style-name="T4">Autofire is not the same thing as burst fire, which involves firing a short burst at a specific target. Firing a burst requires the Burst Fire feat. If a character fires a blast of automatic fire at a specific target without the Burst Fire feat, it’s treated as a standard attack. The attack, if successful, only deals normal damage—all the extra ammunition the character fired is wasted.</text:span></text:p>
      <text:p text:style-name="P1"><text:span text:style-name="T4">Some firearms—particularly machine guns—only have autofire settings and can’t normally fire single shots.</text:span></text:p>
      <text:h text:style-name="P26" text:outline-level="3"/>
      <text:h text:style-name="P25" text:outline-level="3"><text:span text:style-name="T12">Grenades and Explosives</text:span></text:h>
      <text:p text:style-name="P1"><text:span text:style-name="T4">An explosive is a weapon that, when detonated, affects all creatures and objects within its burst radius by means of shrapnel, heat, or massive concussion. Its effect is broad enough that it can hurt characters just by going off close to them.</text:span></text:p>
      <text:p text:style-name="P1"><text:span text:style-name="T4">Some explosives, such as grenades, can be thrown, and they explode when they land. Others are planted, with fuses or timers, and go off after a preset amount of time elapses.</text:span></text:p>
      <text:h text:style-name="P27" text:outline-level="4"><text:span text:style-name="T5">Thrown Explosives</text:span></text:h>
      <text:p text:style-name="P1"><text:span text:style-name="T4">An attack with a thrown explosive is a ranged attack made against a specific 5-foot square. (A character can target a square occupied by a creature.) Throwing the explosive is an attack action. If the square is within one range increment, you do not need to make an attack roll. Roll 1d4 and consult the table to see which corner of the square the explosive bounces to.</text:span></text:p>
      <text:p text:style-name="P2"/>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5"><text:span text:style-name="T10">Thrown Explosives (hit)</text:span></text:p>
          </table:table-cell>
          <table:covered-table-cell/>
        </table:table-row>
        <table:table-row table:style-name="Table8.2">
          <table:table-cell table:style-name="Table8.A2" office:value-type="string">
            <text:p text:style-name="P13"><text:span text:style-name="T10">Roll on d4</text:span></text:p>
          </table:table-cell>
          <table:table-cell table:style-name="Table8.A2" office:value-type="string">
            <text:p text:style-name="P13"><text:span text:style-name="T10">Corner of targeted square</text:span></text:p>
          </table:table-cell>
        </table:table-row>
        <table:table-row table:style-name="Table8.2">
          <table:table-cell table:style-name="Table8.A2" office:value-type="string">
            <text:p text:style-name="P39"><text:span text:style-name="T2">1</text:span></text:p>
          </table:table-cell>
          <table:table-cell table:style-name="Table8.A2" office:value-type="string">
            <text:p text:style-name="P39"><text:span text:style-name="T2">Upper Left</text:span></text:p>
          </table:table-cell>
        </table:table-row>
        <table:table-row table:style-name="Table8.2">
          <table:table-cell table:style-name="Table8.A2" office:value-type="string">
            <text:p text:style-name="P12"><text:span text:style-name="T9">2</text:span></text:p>
          </table:table-cell>
          <table:table-cell table:style-name="Table8.A2" office:value-type="string">
            <text:p text:style-name="P12"><text:span text:style-name="T9">Upper Right</text:span></text:p>
          </table:table-cell>
        </table:table-row>
        <table:table-row table:style-name="Table8.2">
          <table:table-cell table:style-name="Table8.A2" office:value-type="string">
            <text:p text:style-name="P12"><text:span text:style-name="T9">3</text:span></text:p>
          </table:table-cell>
          <table:table-cell table:style-name="Table8.A2" office:value-type="string">
            <text:p text:style-name="P12"><text:span text:style-name="T9">Lower Right</text:span></text:p>
          </table:table-cell>
        </table:table-row>
        <table:table-row table:style-name="Table8.2">
          <table:table-cell table:style-name="Table8.A6" office:value-type="string">
            <text:p text:style-name="P13"><text:span text:style-name="T9">4</text:span></text:p>
          </table:table-cell>
          <table:table-cell table:style-name="Table8.A6" office:value-type="string">
            <text:p text:style-name="P13"><text:span text:style-name="T9">Lower Left</text:span></text:p>
          </table:table-cell>
        </table:table-row>
      </table:table>
      <text:p text:style-name="P3"/>
      <text:p text:style-name="P1"><text:span text:style-name="T4">If the target square is more than one range increment away, make an attack roll. The square has an effective Defense of 10. Thrown weapons require no weapon proficiency, so a character doesn’t take the –4 nonproficient penalty. If the attack succeeds, the grenade or explosive lands in the targeted square. Roll 1d4 and consult the table above to see which corner of the square the explosive bounces to.</text:span></text:p>
      <text:p text:style-name="P1"><text:span text:style-name="T4">If the character misses the target, the explosive lands at a corner of a square nearby in a random direction. Consult the tables below to determine where the explosive lands. If the weapon was thrown two to three range increments (11 to 30 feet), roll 1d8. </text:span></text:p>
      <table:table table:name="Table9" table:style-name="Table9">
        <table:table-column table:style-name="Table9.A"/>
        <table:table-column table:style-name="Table9.B"/>
        <table:table-row table:style-name="Table9.1">
          <table:table-cell table:style-name="Table9.A1" table:number-columns-spanned="2" office:value-type="string">
            <text:p text:style-name="P15"><text:span text:style-name="T10">Thrown Explosive (Miss 2 to 3 Range Increments)</text:span></text:p>
          </table:table-cell>
          <table:covered-table-cell/>
        </table:table-row>
        <table:table-row table:style-name="Table9.2">
          <table:table-cell table:style-name="Table9.A2" office:value-type="string">
            <text:h text:style-name="P31" text:outline-level="4"><text:span text:style-name="T2">Roll on d8</text:span></text:h>
          </table:table-cell>
          <table:table-cell table:style-name="Table9.A2" office:value-type="string">
            <text:h text:style-name="P31" text:outline-level="4"><text:span text:style-name="T2">Location Struck</text:span></text:h>
          </table:table-cell>
        </table:table-row>
        <table:table-row table:style-name="Table9.2">
          <table:table-cell table:style-name="Table9.A2" office:value-type="string">
            <text:p text:style-name="P39"><text:span text:style-name="T2">1</text:span></text:p>
          </table:table-cell>
          <table:table-cell table:style-name="Table9.A2" office:value-type="string">
            <text:p text:style-name="P34"><text:span text:style-name="T2">upper right corner, one square beyond target</text:span></text:p>
          </table:table-cell>
        </table:table-row>
        <table:table-row table:style-name="Table9.2">
          <table:table-cell table:style-name="Table9.A2" office:value-type="string">
            <text:p text:style-name="P12"><text:span text:style-name="T9">2</text:span></text:p>
          </table:table-cell>
          <table:table-cell table:style-name="Table9.A2" office:value-type="string">
            <text:p text:style-name="P1"><text:span text:style-name="T9">upper right corner, one square right of target</text:span></text:p>
          </table:table-cell>
        </table:table-row>
        <table:table-row table:style-name="Table9.2">
          <table:table-cell table:style-name="Table9.A2" office:value-type="string">
            <text:p text:style-name="P12"><text:span text:style-name="T9">3</text:span></text:p>
          </table:table-cell>
          <table:table-cell table:style-name="Table9.A2" office:value-type="string">
            <text:p text:style-name="P1"><text:span text:style-name="T9">lower right corner, one square right of target</text:span></text:p>
          </table:table-cell>
        </table:table-row>
        <table:table-row table:style-name="Table9.2">
          <table:table-cell table:style-name="Table9.A2" office:value-type="string">
            <text:p text:style-name="P12"><text:span text:style-name="T9">4</text:span></text:p>
          </table:table-cell>
          <table:table-cell table:style-name="Table9.A2" office:value-type="string">
            <text:p text:style-name="P1"><text:span text:style-name="T9">lower right corner, one square short of target</text:span></text:p>
          </table:table-cell>
        </table:table-row>
        <table:table-row table:style-name="Table9.2">
          <table:table-cell table:style-name="Table9.A2" office:value-type="string">
            <text:p text:style-name="P12"><text:span text:style-name="T9">5</text:span></text:p>
          </table:table-cell>
          <table:table-cell table:style-name="Table9.A2" office:value-type="string">
            <text:p text:style-name="P1"><text:span text:style-name="T9">lower left corner, one square short of target</text:span></text:p>
          </table:table-cell>
        </table:table-row>
        <table:table-row table:style-name="Table9.2">
          <table:table-cell table:style-name="Table9.A2" office:value-type="string">
            <text:p text:style-name="P12"><text:span text:style-name="T9">6</text:span></text:p>
          </table:table-cell>
          <table:table-cell table:style-name="Table9.A2" office:value-type="string">
            <text:p text:style-name="P1"><text:span text:style-name="T9">lower left corner, one square left of target</text:span></text:p>
          </table:table-cell>
        </table:table-row>
        <table:table-row table:style-name="Table9.2">
          <table:table-cell table:style-name="Table9.A2" office:value-type="string">
            <text:p text:style-name="P12"><text:span text:style-name="T9">7</text:span></text:p>
          </table:table-cell>
          <table:table-cell table:style-name="Table9.A2" office:value-type="string">
            <text:p text:style-name="P1"><text:span text:style-name="T9">upper left corner, one square left of target</text:span></text:p>
          </table:table-cell>
        </table:table-row>
        <table:table-row table:style-name="Table9.2">
          <table:table-cell table:style-name="Table9.A10" office:value-type="string">
            <text:p text:style-name="P13"><text:span text:style-name="T9">8</text:span></text:p>
          </table:table-cell>
          <table:table-cell table:style-name="Table9.A10" office:value-type="string">
            <text:p text:style-name="P15"><text:span text:style-name="T9">upper left corner, one square beyond target</text:span></text:p>
          </table:table-cell>
        </table:table-row>
      </table:table>
      <text:p text:style-name="P2"/>
      <text:p text:style-name="P1"><text:span text:style-name="T4">For ranges of up to five range increments (31 to 50 feet), roll 1d12.</text:span></text:p>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15"><text:span text:style-name="T10">Thrown Explosives (Miss 4 to5 Range Increments)</text:span></text:p>
          </table:table-cell>
          <table:covered-table-cell/>
        </table:table-row>
        <table:table-row table:style-name="Table10.2">
          <table:table-cell table:style-name="Table10.A2" office:value-type="string">
            <text:h text:style-name="P21" text:outline-level="6"><text:span text:style-name="T2">Roll on d12</text:span></text:h>
          </table:table-cell>
          <table:table-cell table:style-name="Table10.A2" office:value-type="string">
            <text:h text:style-name="P21" text:outline-level="6"><text:span text:style-name="T2">Location Struck</text:span></text:h>
          </table:table-cell>
        </table:table-row>
        <table:table-row table:style-name="Table10.2">
          <table:table-cell table:style-name="Table10.A2" office:value-type="string">
            <text:p text:style-name="P12"><text:span text:style-name="T9">1</text:span></text:p>
          </table:table-cell>
          <table:table-cell table:style-name="Table10.A2" office:value-type="string">
            <text:p text:style-name="P1"><text:span text:style-name="T9">upper right corner, two squares beyond target</text:span></text:p>
          </table:table-cell>
        </table:table-row>
        <table:table-row table:style-name="Table10.2">
          <table:table-cell table:style-name="Table10.A2" office:value-type="string">
            <text:p text:style-name="P12"><text:span text:style-name="T9">2</text:span></text:p>
          </table:table-cell>
          <table:table-cell table:style-name="Table10.A2" office:value-type="string">
            <text:p text:style-name="P1"><text:span text:style-name="T9">upper right corner, one square beyond and right of target</text:span></text:p>
          </table:table-cell>
        </table:table-row>
        <table:table-row table:style-name="Table10.2">
          <table:table-cell table:style-name="Table10.A2" office:value-type="string">
            <text:p text:style-name="P12"><text:span text:style-name="T9">3</text:span></text:p>
          </table:table-cell>
          <table:table-cell table:style-name="Table10.A2" office:value-type="string">
            <text:p text:style-name="P1"><text:span text:style-name="T9">upper right corner, two squares right of target</text:span></text:p>
          </table:table-cell>
        </table:table-row>
        <table:table-row table:style-name="Table10.2">
          <table:table-cell table:style-name="Table10.A2" office:value-type="string">
            <text:p text:style-name="P12"><text:span text:style-name="T9">4</text:span></text:p>
          </table:table-cell>
          <table:table-cell table:style-name="Table10.A2" office:value-type="string">
            <text:p text:style-name="P1"><text:span text:style-name="T9">lower right corner, two squares right of target</text:span></text:p>
          </table:table-cell>
        </table:table-row>
        <table:table-row table:style-name="Table10.2">
          <table:table-cell table:style-name="Table10.A2" office:value-type="string">
            <text:p text:style-name="P12"><text:span text:style-name="T9">5</text:span></text:p>
          </table:table-cell>
          <table:table-cell table:style-name="Table10.A2" office:value-type="string">
            <text:p text:style-name="P1"><text:span text:style-name="T9">lower right corner, one square short and right of target</text:span></text:p>
          </table:table-cell>
        </table:table-row>
        <table:table-row table:style-name="Table10.2">
          <table:table-cell table:style-name="Table10.A2" office:value-type="string">
            <text:p text:style-name="P12"><text:span text:style-name="T9">6</text:span></text:p>
          </table:table-cell>
          <table:table-cell table:style-name="Table10.A2" office:value-type="string">
            <text:p text:style-name="P1"><text:span text:style-name="T9">lower right corner, two squares short of target</text:span></text:p>
          </table:table-cell>
        </table:table-row>
        <table:table-row table:style-name="Table10.2">
          <table:table-cell table:style-name="Table10.A2" office:value-type="string">
            <text:p text:style-name="P12"><text:span text:style-name="T9">7</text:span></text:p>
          </table:table-cell>
          <table:table-cell table:style-name="Table10.A2" office:value-type="string">
            <text:p text:style-name="P1"><text:span text:style-name="T9">lower left corner, two squares short of target</text:span></text:p>
          </table:table-cell>
        </table:table-row>
        <table:table-row table:style-name="Table10.2">
          <table:table-cell table:style-name="Table10.A2" office:value-type="string">
            <text:p text:style-name="P12"><text:span text:style-name="T9">8</text:span></text:p>
          </table:table-cell>
          <table:table-cell table:style-name="Table10.A2" office:value-type="string">
            <text:p text:style-name="P1"><text:span text:style-name="T9">lower left corner, one square short and left of target</text:span></text:p>
          </table:table-cell>
        </table:table-row>
        <table:table-row table:style-name="Table10.2">
          <table:table-cell table:style-name="Table10.A2" office:value-type="string">
            <text:p text:style-name="P12"><text:span text:style-name="T9">9</text:span></text:p>
          </table:table-cell>
          <table:table-cell table:style-name="Table10.A2" office:value-type="string">
            <text:p text:style-name="P1"><text:span text:style-name="T9">lower left corner, two squares left of target</text:span></text:p>
          </table:table-cell>
        </table:table-row>
        <table:table-row table:style-name="Table10.2">
          <table:table-cell table:style-name="Table10.A2" office:value-type="string">
            <text:p text:style-name="P12"><text:span text:style-name="T9">10</text:span></text:p>
          </table:table-cell>
          <table:table-cell table:style-name="Table10.A2" office:value-type="string">
            <text:p text:style-name="P1"><text:span text:style-name="T9">upper left corner, two squares left of target</text:span></text:p>
          </table:table-cell>
        </table:table-row>
        <table:table-row table:style-name="Table10.2">
          <table:table-cell table:style-name="Table10.A2" office:value-type="string">
            <text:p text:style-name="P12"><text:span text:style-name="T9">11</text:span></text:p>
          </table:table-cell>
          <table:table-cell table:style-name="Table10.A2" office:value-type="string">
            <text:p text:style-name="P1"><text:span text:style-name="T9">upper left corner, one square beyond and left of target</text:span></text:p>
          </table:table-cell>
        </table:table-row>
        <table:table-row table:style-name="Table10.2">
          <table:table-cell table:style-name="Table10.A14" office:value-type="string">
            <text:p text:style-name="P13"><text:span text:style-name="T9">12</text:span></text:p>
          </table:table-cell>
          <table:table-cell table:style-name="Table10.A14" office:value-type="string">
            <text:p text:style-name="P15"><text:span text:style-name="T9">upper left corner, two squares beyond target</text:span></text:p>
          </table:table-cell>
        </table:table-row>
      </table:table>
      <text:p text:style-name="P2"/>
      <text:p text:style-name="P34"><text:span text:style-name="T4">After determining where the explosive landed, it deals its damage to all targets within the burst radius of the weapon. The targets may make Reflex saves (DC varies according to the explosive type) for half damage.</text:span></text:p>
      <text:h text:style-name="P27" text:outline-level="4"><text:span text:style-name="T5">Planted Explosives</text:span></text:h>
      <text:p text:style-name="P1"><text:span text:style-name="T4">A planted explosive is set in place, with a timer or fuse determining when it goes off. No attack roll is necessary to plant an explosive; the explosive sits where it is placed until it is moved or goes off.</text:span></text:p>
      <text:p text:style-name="P1"><text:span text:style-name="T4">When a planted explosive detonates, it deals its damage to all targets within the burst radius of the weapon. The targets may make Reflex saves (DC varies according to the explosive type) for half damage.</text:span></text:p>
      <text:h text:style-name="P32" text:outline-level="4"/>
      <text:h text:style-name="P27" text:outline-level="4"><text:span text:style-name="T14">Splash Weapons</text:span></text:h>
      <text:p text:style-name="P1"><text:span text:style-name="T4">A splash weapon is a ranged weapon that breaks apart on impact, splashing or scattering its contents over its target and nearby creatures or objects. Most splash weapons consist of liquids in breakable containers.</text:span></text:p>
      <text:p text:style-name="P1"><text:span text:style-name="T4">To attack with a splash weapon, make a ranged touch attack against the target. Thrown weapons require no weapon proficiency, so characters don’t take the –4 nonproficient penalty. A hit deals direct hit damage to the target and splash damage to all other creatures within 5 feet of the target.</text:span></text:p>
      <text:p text:style-name="P1"><text:span text:style-name="T4">A character can instead target a specific 5-foot square, including a square occupied by a creature. Use the rules for thrown explosives. However, if a character targets a square, creatures within 5 feet are dealt the splash damage, and the direct hit damage is not dealt to any creature.</text:span></text:p>
      <text:p text:style-name="P1"><text:span text:style-name="T4">If the character misses the target (whether aiming at a creature or a square), check to see where the weapon lands, using the rules for thrown explosives. <text:s/>After determining where the object landed, it deals splash damage to all creatures within 5 feet.</text:span></text:p>
      <text:p text:style-name="P2"/>
      <text:h text:style-name="P25" text:outline-level="3"><text:span text:style-name="T12">Attack an Object</text:span></text:h>
      <text:p text:style-name="P1"><text:span text:style-name="T4">Sometimes a character needs to attack or break an object</text:span></text:p>
      <text:p text:style-name="P2"/>
      <text:h text:style-name="P27" text:outline-level="4"><text:span text:style-name="T5">Strike an Object</text:span></text:h>
      <text:p text:style-name="P1"><text:span text:style-name="T4">Objects are easier to hit than characters because they usually don’t move, but many are tough enough to shrug off some damage from each blow.</text:span></text:p>
      <text:p text:style-name="P1"><text:span text:style-name="T4">Object Defense and Bonuses to Attack: Objects are harder or easier to hit depending on their size and whether they are immobile or being held, carried, or worn by opponents. The base Defense of objects is shown on Table: Size and Defense of Objects.</text:span></text:p>
      <text:p text:style-name="P2"/>
      <table:table table:name="Table11" table:style-name="Table11">
        <table:table-column table:style-name="Table11.A"/>
        <table:table-column table:style-name="Table11.B"/>
        <text:soft-page-break/>
        <table:table-row table:style-name="Table11.1">
          <table:table-cell table:style-name="Table11.A1" table:number-columns-spanned="2" office:value-type="string">
            <text:p text:style-name="P13"><text:span text:style-name="T10">Table: Size and Defense of Objects</text:span></text:p>
          </table:table-cell>
          <table:covered-table-cell/>
        </table:table-row>
        <table:table-row table:style-name="Table11.1">
          <table:table-cell table:style-name="Table11.A2" office:value-type="string">
            <text:p text:style-name="P15"><text:span text:style-name="T10">Size (Example)</text:span></text:p>
          </table:table-cell>
          <table:table-cell table:style-name="Table11.A2" office:value-type="string">
            <text:p text:style-name="P13"><text:span text:style-name="T10">Defense</text:span></text:p>
          </table:table-cell>
        </table:table-row>
        <table:table-row table:style-name="Table11.1">
          <table:table-cell table:style-name="Table11.A2" office:value-type="string">
            <text:p text:style-name="P1"><text:span text:style-name="T9">Colossal (jetliner)</text:span></text:p>
          </table:table-cell>
          <table:table-cell table:style-name="Table11.A2" office:value-type="string">
            <text:p text:style-name="P12"><text:span text:style-name="T9">–3</text:span></text:p>
          </table:table-cell>
        </table:table-row>
        <table:table-row table:style-name="Table11.1">
          <table:table-cell table:style-name="Table11.A2" office:value-type="string">
            <text:p text:style-name="P1"><text:span text:style-name="T9">Gargantuan (army tank)</text:span></text:p>
          </table:table-cell>
          <table:table-cell table:style-name="Table11.A2" office:value-type="string">
            <text:p text:style-name="P12"><text:span text:style-name="T9">1</text:span></text:p>
          </table:table-cell>
        </table:table-row>
        <table:table-row table:style-name="Table11.1">
          <table:table-cell table:style-name="Table11.A2" office:value-type="string">
            <text:p text:style-name="P1"><text:span text:style-name="T9">Huge (typical car)</text:span></text:p>
          </table:table-cell>
          <table:table-cell table:style-name="Table11.A2" office:value-type="string">
            <text:p text:style-name="P12"><text:span text:style-name="T9">3</text:span></text:p>
          </table:table-cell>
        </table:table-row>
        <table:table-row table:style-name="Table11.1">
          <table:table-cell table:style-name="Table11.A2" office:value-type="string">
            <text:p text:style-name="P1"><text:span text:style-name="T9">Large (big door)</text:span></text:p>
          </table:table-cell>
          <table:table-cell table:style-name="Table11.A2" office:value-type="string">
            <text:p text:style-name="P12"><text:span text:style-name="T9">4</text:span></text:p>
          </table:table-cell>
        </table:table-row>
        <table:table-row table:style-name="Table11.1">
          <table:table-cell table:style-name="Table11.A2" office:value-type="string">
            <text:p text:style-name="P1"><text:span text:style-name="T9">Medium-size (dirt bike)</text:span></text:p>
          </table:table-cell>
          <table:table-cell table:style-name="Table11.A2" office:value-type="string">
            <text:p text:style-name="P12"><text:span text:style-name="T9">5</text:span></text:p>
          </table:table-cell>
        </table:table-row>
        <table:table-row table:style-name="Table11.1">
          <table:table-cell table:style-name="Table11.A2" office:value-type="string">
            <text:p text:style-name="P1"><text:span text:style-name="T9">Small (chair)</text:span></text:p>
          </table:table-cell>
          <table:table-cell table:style-name="Table11.A2" office:value-type="string">
            <text:p text:style-name="P12"><text:span text:style-name="T9">6</text:span></text:p>
          </table:table-cell>
        </table:table-row>
        <table:table-row table:style-name="Table11.1">
          <table:table-cell table:style-name="Table11.A2" office:value-type="string">
            <text:p text:style-name="P1"><text:span text:style-name="T9">Tiny (laptop computer)</text:span></text:p>
          </table:table-cell>
          <table:table-cell table:style-name="Table11.A2" office:value-type="string">
            <text:p text:style-name="P12"><text:span text:style-name="T9">7</text:span></text:p>
          </table:table-cell>
        </table:table-row>
        <table:table-row table:style-name="Table11.1">
          <table:table-cell table:style-name="Table11.A2" office:value-type="string">
            <text:p text:style-name="P1"><text:span text:style-name="T9">Diminutive (paperback book)</text:span></text:p>
          </table:table-cell>
          <table:table-cell table:style-name="Table11.A2" office:value-type="string">
            <text:p text:style-name="P12"><text:span text:style-name="T9">9</text:span></text:p>
          </table:table-cell>
        </table:table-row>
        <table:table-row table:style-name="Table11.1">
          <table:table-cell table:style-name="Table11.A11" office:value-type="string">
            <text:p text:style-name="P15"><text:span text:style-name="T9">Fine (pencil)</text:span></text:p>
          </table:table-cell>
          <table:table-cell table:style-name="Table11.A11" office:value-type="string">
            <text:p text:style-name="P13"><text:span text:style-name="T9">13</text:span></text:p>
          </table:table-cell>
        </table:table-row>
      </table:table>
      <text:p text:style-name="P2"/>
      <text:p text:style-name="P1"><text:span text:style-name="T4">If a character uses a full-round action to make an attack against an inanimate, immobile object, the character gets an automatic hit with a melee weapon, or a +5 bonus on his or her attack roll with a ranged weapon.</text:span></text:p>
      <text:p text:style-name="P1"><text:span text:style-name="T4">An object being held, carried, or worn has a Defense equal to the above figure + 5 + the opponent’s Dexterity modifier + the opponent’s class bonus to Defense. Striking a held, carried, or worn object provokes an attack of opportunity from the character who holds it. <text:s/>(If a character has the Sunder feat, he or she doesn’t incur an attack of opportunity for making the attempt.)</text:span></text:p>
      <text:p text:style-name="P1"><text:span text:style-name="T4">Hardness: Each object has hardness—a number that represents how well it resists damage. Whenever an object takes damage, subtract its hardness from the damage. Only damage in excess of its hardness is deducted from the object’s hit points (see Table: Substance Hardness and Hit Points and Table: Object Hardness and Hit Points).</text:span></text:p>
      <text:p text:style-name="P1"><text:span text:style-name="T4">Hit Points: An object’s hit point total depends on what it is made of or how big it is (see Table Substance Hardness and Hit Points and Table Object Hardness and Hit Poi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15"><text:span text:style-name="T10">Table: Substance Hardness and Hit Points</text:span></text:p>
          </table:table-cell>
          <table:covered-table-cell/>
          <table:covered-table-cell/>
        </table:table-row>
        <table:table-row table:style-name="Table12.2">
          <table:table-cell table:style-name="Table12.A2" office:value-type="string">
            <text:p text:style-name="P15"><text:span text:style-name="T2">Substance</text:span></text:p>
          </table:table-cell>
          <table:table-cell table:style-name="Table12.A2" office:value-type="string">
            <text:h text:style-name="P31" text:outline-level="4"><text:span text:style-name="T2">Hardness</text:span></text:h>
          </table:table-cell>
          <table:table-cell table:style-name="Table12.A2" office:value-type="string">
            <text:p text:style-name="P28"><text:span text:style-name="T2">Hit Points</text:span></text:p>
          </table:table-cell>
        </table:table-row>
        <table:table-row table:style-name="Table12.2">
          <table:table-cell table:style-name="Table12.A2" office:value-type="string">
            <text:p text:style-name="P1"><text:span text:style-name="T9">Paper</text:span></text:p>
          </table:table-cell>
          <table:table-cell table:style-name="Table12.A2" office:value-type="string">
            <text:p text:style-name="P12"><text:span text:style-name="T9">0</text:span></text:p>
          </table:table-cell>
          <table:table-cell table:style-name="Table12.A2" office:value-type="string">
            <text:p text:style-name="P1"><text:span text:style-name="T9">2/inch of thickness</text:span></text:p>
          </table:table-cell>
        </table:table-row>
        <table:table-row table:style-name="Table12.2">
          <table:table-cell table:style-name="Table12.A2" office:value-type="string">
            <text:p text:style-name="P1"><text:span text:style-name="T9">Rope</text:span></text:p>
          </table:table-cell>
          <table:table-cell table:style-name="Table12.A2" office:value-type="string">
            <text:p text:style-name="P12"><text:span text:style-name="T9">0</text:span></text:p>
          </table:table-cell>
          <table:table-cell table:style-name="Table12.A2" office:value-type="string">
            <text:p text:style-name="P1"><text:span text:style-name="T9">2/inch of thickness</text:span></text:p>
          </table:table-cell>
        </table:table-row>
        <table:table-row table:style-name="Table12.2">
          <table:table-cell table:style-name="Table12.A2" office:value-type="string">
            <text:p text:style-name="P1"><text:span text:style-name="T9">Plastic, soft</text:span></text:p>
          </table:table-cell>
          <table:table-cell table:style-name="Table12.A2" office:value-type="string">
            <text:p text:style-name="P12"><text:span text:style-name="T9">0</text:span></text:p>
          </table:table-cell>
          <table:table-cell table:style-name="Table12.A2" office:value-type="string">
            <text:p text:style-name="P1"><text:span text:style-name="T9">3/inch of thickness</text:span></text:p>
          </table:table-cell>
        </table:table-row>
        <table:table-row table:style-name="Table12.2">
          <table:table-cell table:style-name="Table12.A2" office:value-type="string">
            <text:p text:style-name="P1"><text:span text:style-name="T9">Glass</text:span></text:p>
          </table:table-cell>
          <table:table-cell table:style-name="Table12.A2" office:value-type="string">
            <text:p text:style-name="P12"><text:span text:style-name="T9">1</text:span></text:p>
          </table:table-cell>
          <table:table-cell table:style-name="Table12.A2" office:value-type="string">
            <text:p text:style-name="P1"><text:span text:style-name="T9">1/inch of thickness</text:span></text:p>
          </table:table-cell>
        </table:table-row>
        <table:table-row table:style-name="Table12.2">
          <table:table-cell table:style-name="Table12.A2" office:value-type="string">
            <text:p text:style-name="P1"><text:span text:style-name="T9">Ceramic</text:span></text:p>
          </table:table-cell>
          <table:table-cell table:style-name="Table12.A2" office:value-type="string">
            <text:p text:style-name="P12"><text:span text:style-name="T9">1</text:span></text:p>
          </table:table-cell>
          <table:table-cell table:style-name="Table12.A2" office:value-type="string">
            <text:p text:style-name="P1"><text:span text:style-name="T9">2/inch of thickness</text:span></text:p>
          </table:table-cell>
        </table:table-row>
        <table:table-row table:style-name="Table12.2">
          <table:table-cell table:style-name="Table12.A2" office:value-type="string">
            <text:p text:style-name="P1"><text:span text:style-name="T9">Ice</text:span></text:p>
          </table:table-cell>
          <table:table-cell table:style-name="Table12.A2" office:value-type="string">
            <text:p text:style-name="P12"><text:span text:style-name="T9">0</text:span></text:p>
          </table:table-cell>
          <table:table-cell table:style-name="Table12.A2" office:value-type="string">
            <text:p text:style-name="P1"><text:span text:style-name="T9">3/inch of thickness</text:span></text:p>
          </table:table-cell>
        </table:table-row>
        <table:table-row table:style-name="Table12.2">
          <table:table-cell table:style-name="Table12.A2" office:value-type="string">
            <text:p text:style-name="P1"><text:span text:style-name="T9">Plastic, hard</text:span></text:p>
          </table:table-cell>
          <table:table-cell table:style-name="Table12.A2" office:value-type="string">
            <text:p text:style-name="P12"><text:span text:style-name="T9">2</text:span></text:p>
          </table:table-cell>
          <table:table-cell table:style-name="Table12.A2" office:value-type="string">
            <text:p text:style-name="P1"><text:span text:style-name="T9">5/inch of thickness</text:span></text:p>
          </table:table-cell>
        </table:table-row>
        <table:table-row table:style-name="Table12.2">
          <table:table-cell table:style-name="Table12.A2" office:value-type="string">
            <text:p text:style-name="P1"><text:span text:style-name="T9">Wood</text:span></text:p>
          </table:table-cell>
          <table:table-cell table:style-name="Table12.A2" office:value-type="string">
            <text:p text:style-name="P12"><text:span text:style-name="T9">5</text:span></text:p>
          </table:table-cell>
          <table:table-cell table:style-name="Table12.A2" office:value-type="string">
            <text:p text:style-name="P1"><text:span text:style-name="T9">10/inch of thickness</text:span></text:p>
          </table:table-cell>
        </table:table-row>
        <table:table-row table:style-name="Table12.2">
          <table:table-cell table:style-name="Table12.A2" office:value-type="string">
            <text:p text:style-name="P1"><text:span text:style-name="T9">Aluminum</text:span></text:p>
          </table:table-cell>
          <table:table-cell table:style-name="Table12.A2" office:value-type="string">
            <text:p text:style-name="P12"><text:span text:style-name="T9">6</text:span></text:p>
          </table:table-cell>
          <table:table-cell table:style-name="Table12.A2" office:value-type="string">
            <text:p text:style-name="P1"><text:span text:style-name="T9">10/inch of thickness</text:span></text:p>
          </table:table-cell>
        </table:table-row>
        <table:table-row table:style-name="Table12.2">
          <table:table-cell table:style-name="Table12.A2" office:value-type="string">
            <text:p text:style-name="P1"><text:span text:style-name="T9">Concrete</text:span></text:p>
          </table:table-cell>
          <table:table-cell table:style-name="Table12.A2" office:value-type="string">
            <text:p text:style-name="P12"><text:span text:style-name="T9">8</text:span></text:p>
          </table:table-cell>
          <table:table-cell table:style-name="Table12.A2" office:value-type="string">
            <text:p text:style-name="P1"><text:span text:style-name="T9">15/inch of thickness</text:span></text:p>
          </table:table-cell>
        </table:table-row>
        <table:table-row table:style-name="Table12.2">
          <table:table-cell table:style-name="Table12.A13" office:value-type="string">
            <text:p text:style-name="P15"><text:span text:style-name="T9">Steel</text:span></text:p>
          </table:table-cell>
          <table:table-cell table:style-name="Table12.A13" office:value-type="string">
            <text:p text:style-name="P13"><text:span text:style-name="T9">10</text:span></text:p>
          </table:table-cell>
          <table:table-cell table:style-name="Table12.A13" office:value-type="string">
            <text:p text:style-name="P15"><text:span text:style-name="T9">30/inch of thickness</text:span></text:p>
          </table:table-cell>
        </table:table-row>
      </table:table>
      <text:p text:style-name="P2"/>
      <table:table table:name="Table13" table:style-name="Table13">
        <table:table-column table:style-name="Table13.A"/>
        <table:table-column table:style-name="Table13.B"/>
        <table:table-column table:style-name="Table13.C" table:number-columns-repeated="2"/>
        <table:table-row table:style-name="Table13.1">
          <table:table-cell table:style-name="Table13.A1" table:number-columns-spanned="4" office:value-type="string">
            <text:p text:style-name="P15"><text:span text:style-name="T10">Table: Object Hardness and Hit Points</text:span></text:p>
          </table:table-cell>
          <table:covered-table-cell/>
          <table:covered-table-cell/>
          <table:covered-table-cell/>
        </table:table-row>
        <table:table-row table:style-name="Table13.2">
          <table:table-cell table:style-name="Table13.A1" office:value-type="string">
            <text:p text:style-name="P15"><text:span text:style-name="T10">Object</text:span></text:p>
          </table:table-cell>
          <table:table-cell table:style-name="Table13.A1" office:value-type="string">
            <text:p text:style-name="P13"><text:span text:style-name="T10">Hardness</text:span></text:p>
          </table:table-cell>
          <table:table-cell table:style-name="Table13.A1" office:value-type="string">
            <text:p text:style-name="P13"><text:span text:style-name="T10">Hit Points</text:span></text:p>
          </table:table-cell>
          <table:table-cell table:style-name="Table13.A1" office:value-type="string">
            <text:p text:style-name="P13"><text:span text:style-name="T10">Break DC</text:span></text:p>
          </table:table-cell>
        </table:table-row>
        <table:table-row table:style-name="Table13.2">
          <table:table-cell table:style-name="Table13.A1" office:value-type="string">
            <text:p text:style-name="P34"><text:span text:style-name="T2">Lock</text:span></text:p>
          </table:table-cell>
          <table:table-cell table:style-name="Table13.A1" office:value-type="string">
            <text:p text:style-name="P39"/>
          </table:table-cell>
          <table:table-cell table:style-name="Table13.A1" office:value-type="string">
            <text:p text:style-name="P39"/>
          </table:table-cell>
          <table:table-cell table:style-name="Table13.A1" office:value-type="string">
            <text:p text:style-name="P39"/>
          </table:table-cell>
        </table:table-row>
        <table:table-row table:style-name="Table13.2">
          <table:table-cell table:style-name="Table13.A1" office:value-type="string">
            <text:p text:style-name="P20"><text:span text:style-name="T9">Cheap</text:span></text:p>
          </table:table-cell>
          <table:table-cell table:style-name="Table13.A1" office:value-type="string">
            <text:p text:style-name="P12"><text:span text:style-name="T9">0</text:span></text:p>
          </table:table-cell>
          <table:table-cell table:style-name="Table13.A1" office:value-type="string">
            <text:p text:style-name="P12"><text:span text:style-name="T9">1</text:span></text:p>
          </table:table-cell>
          <table:table-cell table:style-name="Table13.A1" office:value-type="string">
            <text:p text:style-name="P12"><text:span text:style-name="T9">10</text:span></text:p>
          </table:table-cell>
        </table:table-row>
        <table:table-row table:style-name="Table13.2">
          <table:table-cell table:style-name="Table13.A1" office:value-type="string">
            <text:p text:style-name="P20"><text:span text:style-name="T9">Average</text:span></text:p>
          </table:table-cell>
          <table:table-cell table:style-name="Table13.A1" office:value-type="string">
            <text:p text:style-name="P12"><text:span text:style-name="T9">3</text:span></text:p>
          </table:table-cell>
          <table:table-cell table:style-name="Table13.A1" office:value-type="string">
            <text:p text:style-name="P12"><text:span text:style-name="T9">5</text:span></text:p>
          </table:table-cell>
          <table:table-cell table:style-name="Table13.A1" office:value-type="string">
            <text:p text:style-name="P12"><text:span text:style-name="T9">15</text:span></text:p>
          </table:table-cell>
        </table:table-row>
        <text:soft-page-break/>
        <table:table-row table:style-name="Table13.2">
          <table:table-cell table:style-name="Table13.A1" office:value-type="string">
            <text:p text:style-name="P20"><text:span text:style-name="T9">High quality</text:span></text:p>
          </table:table-cell>
          <table:table-cell table:style-name="Table13.A1" office:value-type="string">
            <text:p text:style-name="P12"><text:span text:style-name="T9">5</text:span></text:p>
          </table:table-cell>
          <table:table-cell table:style-name="Table13.A1" office:value-type="string">
            <text:p text:style-name="P12"><text:span text:style-name="T9">10</text:span></text:p>
          </table:table-cell>
          <table:table-cell table:style-name="Table13.A1" office:value-type="string">
            <text:p text:style-name="P12"><text:span text:style-name="T9">20</text:span></text:p>
          </table:table-cell>
        </table:table-row>
        <table:table-row table:style-name="Table13.2">
          <table:table-cell table:style-name="Table13.A1" office:value-type="string">
            <text:p text:style-name="P20"><text:span text:style-name="T9">High security</text:span></text:p>
          </table:table-cell>
          <table:table-cell table:style-name="Table13.A1" office:value-type="string">
            <text:p text:style-name="P12"><text:span text:style-name="T9">10</text:span></text:p>
          </table:table-cell>
          <table:table-cell table:style-name="Table13.A1" office:value-type="string">
            <text:p text:style-name="P12"><text:span text:style-name="T9">120</text:span></text:p>
          </table:table-cell>
          <table:table-cell table:style-name="Table13.A1" office:value-type="string">
            <text:p text:style-name="P12"><text:span text:style-name="T9">35</text:span></text:p>
          </table:table-cell>
        </table:table-row>
        <table:table-row table:style-name="Table13.2">
          <table:table-cell table:style-name="Table13.A1" office:value-type="string">
            <text:p text:style-name="P20"><text:span text:style-name="T9">Ultrahigh security</text:span></text:p>
          </table:table-cell>
          <table:table-cell table:style-name="Table13.A1" office:value-type="string">
            <text:p text:style-name="P12"><text:span text:style-name="T9">20</text:span></text:p>
          </table:table-cell>
          <table:table-cell table:style-name="Table13.A1" office:value-type="string">
            <text:p text:style-name="P12"><text:span text:style-name="T9">150</text:span></text:p>
          </table:table-cell>
          <table:table-cell table:style-name="Table13.A1" office:value-type="string">
            <text:p text:style-name="P12"><text:span text:style-name="T9">40</text:span></text:p>
          </table:table-cell>
        </table:table-row>
        <table:table-row table:style-name="Table13.2">
          <table:table-cell table:style-name="Table13.A1" office:value-type="string">
            <text:p text:style-name="P1"><text:span text:style-name="T9">Manufactured objects</text:span><text:span text:style-name="superscript_20__23__20_in_20_tables"><text:span text:style-name="T19">1</text:span></text:span></text:p>
          </table:table-cell>
          <table:table-cell table:style-name="Table13.A1" office:value-type="string">
            <text:p text:style-name="P8"/>
          </table:table-cell>
          <table:table-cell table:style-name="Table13.A1" office:value-type="string">
            <text:p text:style-name="P8"/>
          </table:table-cell>
          <table:table-cell table:style-name="Table13.A1" office:value-type="string">
            <text:p text:style-name="P8"/>
          </table:table-cell>
        </table:table-row>
        <table:table-row table:style-name="Table13.2">
          <table:table-cell table:style-name="Table13.A1" office:value-type="string">
            <text:p text:style-name="P20"><text:span text:style-name="T9">Fine</text:span></text:p>
          </table:table-cell>
          <table:table-cell table:style-name="Table13.A1" office:value-type="string">
            <text:p text:style-name="P12"><text:span text:style-name="T9">0</text:span></text:p>
          </table:table-cell>
          <table:table-cell table:style-name="Table13.A1" office:value-type="string">
            <text:p text:style-name="P12"><text:span text:style-name="T9">1</text:span></text:p>
          </table:table-cell>
          <table:table-cell table:style-name="Table13.A1" office:value-type="string">
            <text:p text:style-name="P12"><text:span text:style-name="T9">10</text:span></text:p>
          </table:table-cell>
        </table:table-row>
        <text:soft-page-break/>
        <table:table-row table:style-name="Table13.2">
          <table:table-cell table:style-name="Table13.A1" office:value-type="string">
            <text:p text:style-name="P20"><text:span text:style-name="T9">Diminutive</text:span></text:p>
          </table:table-cell>
          <table:table-cell table:style-name="Table13.A1" office:value-type="string">
            <text:p text:style-name="P12"><text:span text:style-name="T9">0</text:span></text:p>
          </table:table-cell>
          <table:table-cell table:style-name="Table13.A1" office:value-type="string">
            <text:p text:style-name="P12"><text:span text:style-name="T9">1</text:span></text:p>
          </table:table-cell>
          <table:table-cell table:style-name="Table13.A1" office:value-type="string">
            <text:p text:style-name="P12"><text:span text:style-name="T9">10</text:span></text:p>
          </table:table-cell>
        </table:table-row>
        <table:table-row table:style-name="Table13.2">
          <table:table-cell table:style-name="Table13.A1" office:value-type="string">
            <text:p text:style-name="P20"><text:span text:style-name="T9">Tiny</text:span></text:p>
          </table:table-cell>
          <table:table-cell table:style-name="Table13.A1" office:value-type="string">
            <text:p text:style-name="P12"><text:span text:style-name="T9">1</text:span></text:p>
          </table:table-cell>
          <table:table-cell table:style-name="Table13.A1" office:value-type="string">
            <text:p text:style-name="P12"><text:span text:style-name="T9">2</text:span></text:p>
          </table:table-cell>
          <table:table-cell table:style-name="Table13.A1" office:value-type="string">
            <text:p text:style-name="P12"><text:span text:style-name="T9">10</text:span></text:p>
          </table:table-cell>
        </table:table-row>
        <table:table-row table:style-name="Table13.2">
          <table:table-cell table:style-name="Table13.A1" office:value-type="string">
            <text:p text:style-name="P20"><text:span text:style-name="T9">Small</text:span></text:p>
          </table:table-cell>
          <table:table-cell table:style-name="Table13.A1" office:value-type="string">
            <text:p text:style-name="P12"><text:span text:style-name="T9">3</text:span></text:p>
          </table:table-cell>
          <table:table-cell table:style-name="Table13.A1" office:value-type="string">
            <text:p text:style-name="P12"><text:span text:style-name="T9">3</text:span></text:p>
          </table:table-cell>
          <table:table-cell table:style-name="Table13.A1" office:value-type="string">
            <text:p text:style-name="P12"><text:span text:style-name="T9">12</text:span></text:p>
          </table:table-cell>
        </table:table-row>
        <table:table-row table:style-name="Table13.2">
          <table:table-cell table:style-name="Table13.A1" office:value-type="string">
            <text:p text:style-name="P20"><text:span text:style-name="T9">Medium-size</text:span></text:p>
          </table:table-cell>
          <table:table-cell table:style-name="Table13.A1" office:value-type="string">
            <text:p text:style-name="P12"><text:span text:style-name="T9">5</text:span></text:p>
          </table:table-cell>
          <table:table-cell table:style-name="Table13.A1" office:value-type="string">
            <text:p text:style-name="P12"><text:span text:style-name="T9">5</text:span></text:p>
          </table:table-cell>
          <table:table-cell table:style-name="Table13.A1" office:value-type="string">
            <text:p text:style-name="P12"><text:span text:style-name="T9">15</text:span></text:p>
          </table:table-cell>
        </table:table-row>
        <table:table-row table:style-name="Table13.2">
          <table:table-cell table:style-name="Table13.A1" office:value-type="string">
            <text:p text:style-name="P20"><text:span text:style-name="T9">Large</text:span></text:p>
          </table:table-cell>
          <table:table-cell table:style-name="Table13.A1" office:value-type="string">
            <text:p text:style-name="P12"><text:span text:style-name="T9">5</text:span></text:p>
          </table:table-cell>
          <table:table-cell table:style-name="Table13.A1" office:value-type="string">
            <text:p text:style-name="P12"><text:span text:style-name="T9">10</text:span></text:p>
          </table:table-cell>
          <table:table-cell table:style-name="Table13.A1" office:value-type="string">
            <text:p text:style-name="P12"><text:span text:style-name="T9">15</text:span></text:p>
          </table:table-cell>
        </table:table-row>
        <text:soft-page-break/>
        <table:table-row table:style-name="Table13.2">
          <table:table-cell table:style-name="Table13.A1" office:value-type="string">
            <text:p text:style-name="P20"><text:span text:style-name="T9">Huge</text:span></text:p>
          </table:table-cell>
          <table:table-cell table:style-name="Table13.A1" office:value-type="string">
            <text:p text:style-name="P12"><text:span text:style-name="T9">8</text:span></text:p>
          </table:table-cell>
          <table:table-cell table:style-name="Table13.A1" office:value-type="string">
            <text:p text:style-name="P12"><text:span text:style-name="T9">10</text:span></text:p>
          </table:table-cell>
          <table:table-cell table:style-name="Table13.A1" office:value-type="string">
            <text:p text:style-name="P12"><text:span text:style-name="T9">20</text:span></text:p>
          </table:table-cell>
        </table:table-row>
        <table:table-row table:style-name="Table13.2">
          <table:table-cell table:style-name="Table13.A1" office:value-type="string">
            <text:p text:style-name="P20"><text:span text:style-name="T9">Gargantuan</text:span></text:p>
          </table:table-cell>
          <table:table-cell table:style-name="Table13.A1" office:value-type="string">
            <text:p text:style-name="P12"><text:span text:style-name="T9">8</text:span></text:p>
          </table:table-cell>
          <table:table-cell table:style-name="Table13.A1" office:value-type="string">
            <text:p text:style-name="P12"><text:span text:style-name="T9">20</text:span></text:p>
          </table:table-cell>
          <table:table-cell table:style-name="Table13.A1" office:value-type="string">
            <text:p text:style-name="P12"><text:span text:style-name="T9">30</text:span></text:p>
          </table:table-cell>
        </table:table-row>
        <table:table-row table:style-name="Table13.2">
          <table:table-cell table:style-name="Table13.A1" office:value-type="string">
            <text:p text:style-name="P20"><text:span text:style-name="T9">Colossal</text:span></text:p>
          </table:table-cell>
          <table:table-cell table:style-name="Table13.A1" office:value-type="string">
            <text:p text:style-name="P12"><text:span text:style-name="T9">10</text:span></text:p>
          </table:table-cell>
          <table:table-cell table:style-name="Table13.A1" office:value-type="string">
            <text:p text:style-name="P12"><text:span text:style-name="T9">30</text:span></text:p>
          </table:table-cell>
          <table:table-cell table:style-name="Table13.A1" office:value-type="string">
            <text:p text:style-name="P12"><text:span text:style-name="T9">50</text:span></text:p>
          </table:table-cell>
        </table:table-row>
        <table:table-row table:style-name="Table13.2">
          <table:table-cell table:style-name="Table13.A1" office:value-type="string">
            <text:p text:style-name="P1"><text:span text:style-name="T9">Firearm, Medium-size</text:span></text:p>
          </table:table-cell>
          <table:table-cell table:style-name="Table13.A1" office:value-type="string">
            <text:p text:style-name="P12"><text:span text:style-name="T9">5</text:span></text:p>
          </table:table-cell>
          <table:table-cell table:style-name="Table13.A1" office:value-type="string">
            <text:p text:style-name="P12"><text:span text:style-name="T9">7</text:span></text:p>
          </table:table-cell>
          <table:table-cell table:style-name="Table13.A1" office:value-type="string">
            <text:p text:style-name="P12"><text:span text:style-name="T9">17</text:span></text:p>
          </table:table-cell>
        </table:table-row>
        <table:table-row table:style-name="Table13.2">
          <table:table-cell table:style-name="Table13.A1" office:value-type="string">
            <text:p text:style-name="P1"><text:span text:style-name="T9">Rope</text:span></text:p>
          </table:table-cell>
          <table:table-cell table:style-name="Table13.A1" office:value-type="string">
            <text:p text:style-name="P12"><text:span text:style-name="T9">0</text:span></text:p>
          </table:table-cell>
          <table:table-cell table:style-name="Table13.A1" office:value-type="string">
            <text:p text:style-name="P12"><text:span text:style-name="T9">2</text:span></text:p>
          </table:table-cell>
          <table:table-cell table:style-name="Table13.A1" office:value-type="string">
            <text:p text:style-name="P12"><text:span text:style-name="T9">23</text:span></text:p>
          </table:table-cell>
        </table:table-row>
        <text:soft-page-break/>
        <table:table-row table:style-name="Table13.2">
          <table:table-cell table:style-name="Table13.A1" office:value-type="string">
            <text:p text:style-name="P1"><text:span text:style-name="T9">Simple wooden door</text:span></text:p>
          </table:table-cell>
          <table:table-cell table:style-name="Table13.A1" office:value-type="string">
            <text:p text:style-name="P12"><text:span text:style-name="T9">5</text:span></text:p>
          </table:table-cell>
          <table:table-cell table:style-name="Table13.A1" office:value-type="string">
            <text:p text:style-name="P12"><text:span text:style-name="T9">10</text:span></text:p>
          </table:table-cell>
          <table:table-cell table:style-name="Table13.A1" office:value-type="string">
            <text:p text:style-name="P12"><text:span text:style-name="T9">13</text:span></text:p>
          </table:table-cell>
        </table:table-row>
        <table:table-row table:style-name="Table13.2">
          <table:table-cell table:style-name="Table13.A1" office:value-type="string">
            <text:p text:style-name="P1"><text:span text:style-name="T9">Strong wooden door</text:span></text:p>
          </table:table-cell>
          <table:table-cell table:style-name="Table13.A1" office:value-type="string">
            <text:p text:style-name="P12"><text:span text:style-name="T9">5</text:span></text:p>
          </table:table-cell>
          <table:table-cell table:style-name="Table13.A1" office:value-type="string">
            <text:p text:style-name="P12"><text:span text:style-name="T9">20</text:span></text:p>
          </table:table-cell>
          <table:table-cell table:style-name="Table13.A1" office:value-type="string">
            <text:p text:style-name="P12"><text:span text:style-name="T9">23</text:span></text:p>
          </table:table-cell>
        </table:table-row>
        <table:table-row table:style-name="Table13.2">
          <table:table-cell table:style-name="Table13.A1" office:value-type="string">
            <text:p text:style-name="P1"><text:span text:style-name="T9">Steel door</text:span></text:p>
          </table:table-cell>
          <table:table-cell table:style-name="Table13.A1" office:value-type="string">
            <text:p text:style-name="P12"><text:span text:style-name="T9">10</text:span></text:p>
          </table:table-cell>
          <table:table-cell table:style-name="Table13.A1" office:value-type="string">
            <text:p text:style-name="P12"><text:span text:style-name="T9">120</text:span></text:p>
          </table:table-cell>
          <table:table-cell table:style-name="Table13.A1" office:value-type="string">
            <text:p text:style-name="P12"><text:span text:style-name="T9">35</text:span></text:p>
          </table:table-cell>
        </table:table-row>
        <table:table-row table:style-name="Table13.2">
          <table:table-cell table:style-name="Table13.A1" office:value-type="string">
            <text:p text:style-name="P1"><text:span text:style-name="T9">Cinderblock wall</text:span></text:p>
          </table:table-cell>
          <table:table-cell table:style-name="Table13.A1" office:value-type="string">
            <text:p text:style-name="P12"><text:span text:style-name="T9">8</text:span></text:p>
          </table:table-cell>
          <table:table-cell table:style-name="Table13.A1" office:value-type="string">
            <text:p text:style-name="P12"><text:span text:style-name="T9">90</text:span></text:p>
          </table:table-cell>
          <table:table-cell table:style-name="Table13.A1" office:value-type="string">
            <text:p text:style-name="P12"><text:span text:style-name="T9">35</text:span></text:p>
          </table:table-cell>
        </table:table-row>
        <table:table-row table:style-name="Table13.2">
          <table:table-cell table:style-name="Table13.A1" office:value-type="string">
            <text:p text:style-name="P1"><text:span text:style-name="T9">Chain</text:span></text:p>
          </table:table-cell>
          <table:table-cell table:style-name="Table13.A1" office:value-type="string">
            <text:p text:style-name="P12"><text:span text:style-name="T9">10</text:span></text:p>
          </table:table-cell>
          <table:table-cell table:style-name="Table13.A1" office:value-type="string">
            <text:p text:style-name="P12"><text:span text:style-name="T9">5</text:span></text:p>
          </table:table-cell>
          <table:table-cell table:style-name="Table13.A1" office:value-type="string">
            <text:p text:style-name="P12"><text:span text:style-name="T9">26</text:span></text:p>
          </table:table-cell>
        </table:table-row>
        <text:soft-page-break/>
        <table:table-row table:style-name="Table13.2">
          <table:table-cell table:style-name="Table13.A1" office:value-type="string">
            <text:p text:style-name="P1"><text:span text:style-name="T9">Handcuffs</text:span></text:p>
          </table:table-cell>
          <table:table-cell table:style-name="Table13.A1" office:value-type="string">
            <text:p text:style-name="P12"><text:span text:style-name="T9">10</text:span></text:p>
          </table:table-cell>
          <table:table-cell table:style-name="Table13.A1" office:value-type="string">
            <text:p text:style-name="P12"><text:span text:style-name="T9">10</text:span></text:p>
          </table:table-cell>
          <table:table-cell table:style-name="Table13.A1" office:value-type="string">
            <text:p text:style-name="P12"><text:span text:style-name="T9">30</text:span></text:p>
          </table:table-cell>
        </table:table-row>
        <table:table-row table:style-name="Table13.2">
          <table:table-cell table:style-name="Table13.A1" office:value-type="string">
            <text:p text:style-name="P1"><text:span text:style-name="T9">Metal bars</text:span></text:p>
          </table:table-cell>
          <table:table-cell table:style-name="Table13.A1" office:value-type="string">
            <text:p text:style-name="P12"><text:span text:style-name="T9">10</text:span></text:p>
          </table:table-cell>
          <table:table-cell table:style-name="Table13.A1" office:value-type="string">
            <text:p text:style-name="P12"><text:span text:style-name="T9">15</text:span></text:p>
          </table:table-cell>
          <table:table-cell table:style-name="Table13.A1" office:value-type="string">
            <text:p text:style-name="P12"><text:span text:style-name="T9">30</text:span></text:p>
          </table:table-cell>
        </table:table-row>
        <table:table-row table:style-name="Table13.1">
          <table:table-cell table:style-name="Table13.A1" table:number-columns-spanned="4" office:value-type="string">
            <text:p text:style-name="P15"><text:span text:style-name="superscript_20__23__20_in_20_tables"><text:span text:style-name="T9">1</text:span></text:span><text:span text:style-name="T9">Figures for manufactured objects are minimum values. The GM may adjust these upward to account for objects with more strength and durability.</text:span></text:p>
          </table:table-cell>
          <table:covered-table-cell/>
          <table:covered-table-cell/>
          <table:covered-table-cell/>
        </table:table-row>
      </table:table>
      <text:p text:style-name="P2"/>
      <text:p text:style-name="P1"><text:span text:style-name="T6">Energy Attacks:</text:span><text:span text:style-name="T4"> Acid and sonic/concussive attacks deal normal damage to most objects. Electricity and fire attacks deal half damage to most objects; divide the damage by 2 before applying the hardness. Cold attacks deal one-quarter damage to most objects; divide the damage by 4 before applying the hardness.</text:span></text:p>
      <text:p text:style-name="P1"><text:span text:style-name="T6">Ineffective Weapons: </text:span><text:span text:style-name="T4">The GM may determine that certain weapons just can’t deal damage effectively to certain objects. </text:span></text:p>
      <text:p text:style-name="P1"><text:span text:style-name="T6">Immunities:</text:span><text:span text:style-name="T4"> Objects are immune to nonlethal damage and to critical hits.</text:span></text:p>
      <text:p text:style-name="P1"><text:span text:style-name="T6">Saving Throws:</text:span><text:span text:style-name="T4"> Unattended objects never make saving throws. They are considered to have failed their saving throws. An object attended by a character (being grasped, touched, or worn) receives a saving throw just as if the character herself were making the saving throw.</text:span></text:p>
      <text:h text:style-name="P25" text:outline-level="3"><text:span text:style-name="T7">Breaking Objects</text:span></text:h>
      <text:p text:style-name="P1"><text:span text:style-name="T4">When a character tries to break something with sudden force rather than by dealing damage, use a Strength check to see whether he or she succeeds. The DC depends more on the construction of the object than on the material. </text:span></text:p>
      <text:p text:style-name="P1"><text:span text:style-name="T4">If an object has lost half or more of its hit points, the DC to break it decreases by 2.</text:span></text:p>
      <text:h text:style-name="P25" text:outline-level="3"><text:span text:style-name="T7">Repairing Objects</text:span></text:h>
      <text:p text:style-name="P1"><text:span text:style-name="T4">Repairing damage to an object takes a full hour of work and appropriate tools. (Without the tools, a character takes a –4 penalty on his or her Repair check.) At the end of the hour, make a Repair check (DC 20). Success restores 2d6 hit points. If damage remains, the character may continue to make repairs for as many hours as it takes to restore all the object’s hit points.</text:span></text:p>
      <text:h text:style-name="P26" text:outline-level="3"/>
      <text:h text:style-name="P25" text:outline-level="3"><text:span text:style-name="T12">Bull Rush</text:span></text:h>
      <text:p text:style-name="P1"><text:span text:style-name="T4">A character can attempt a bull rush as an attack action made during his or her move action, or as part of a charge. (In general, a character can’t make an attack action during a move action; this is an exception.) In either case, the character doesn’t get a 5-foot step before, during, or after the bull rush attempt. When the character bull rushes, he or she attempts to push an opponent straight back instead of attacking the opponent. A character can only bull rush an opponent who is one size category larger than the character, the same size, or smaller.</text:span></text:p>
      <text:h text:style-name="P27" text:outline-level="4"><text:span text:style-name="T5">Initiating a Bull Rush</text:span></text:h>
      <text:p text:style-name="P1"><text:span text:style-name="T4">First, the character moves into the target’s square. Moving in this way provokes an attack of opportunity from each foe that threatens the character, probably including the target.</text:span></text:p>
      <text:p text:style-name="P1"><text:span text:style-name="T4">Second, the character and the target make opposed Strength checks. If the character and the target are different sizes, the larger combatant gets a bonus on the Strength check of +4 per difference in size category. The character gets a +2 bonus if he or she was charging. The target gets a +4 stability bonus if he or she has more than two legs or is otherwise exceptionally stable.</text:span></text:p>
      <text:h text:style-name="P27" text:outline-level="4"><text:span text:style-name="T5">Bull Rush Results</text:span></text:h>
      <text:p text:style-name="P1"><text:span text:style-name="T17">If the character beats the target’s Strength check, the character pushes the opponent back 5 feet. The character can push the target back an additional 5 feet for every 5 points by which the character exceeded the target’s check result, provided the character moves with the target. A character can’t, however, exceed his or her normal movement for that action. (The target provokes attacks of opportunity if moved. So does the character, if he or she moves with the target. The target and the character do not provoke attacks of opportunity from each other as a result of this </text:span><text:span text:style-name="T4">movement.)</text:span></text:p>
      <text:p text:style-name="P1"><text:span text:style-name="T4">If the character fails to beat the target’s Strength check, the character moves 5 feet straight back to where the character was before the character moved into the opponents square. If that square is occupied, the character falls prone in the square.</text:span></text:p>
      <text:h text:style-name="P32" text:outline-level="4"/>
      <text:h text:style-name="P27" text:outline-level="4"><text:span text:style-name="T14">Overrun</text:span></text:h>
      <text:p text:style-name="P1"><text:span text:style-name="T4">A character can attempt an overrun as an attack action made during his or her move action, or as part of a charge. (In general, a character cannot make an attack action during a move action; this is an exception.) In either case, the character doesn’t get a 5-foot step before, during, or after the overrun attempt. With an overrun, the character attempts to move through an opponents area, going past or over the opponent. <text:s/>A character can only overrun an opponent who is one size category larger than the character, the same size, or smaller. A character can make only one overrun attempt per action.</text:span></text:p>
      <text:p text:style-name="P1"><text:span text:style-name="T4">First, the character must move at least 10 feet in a straight line into the target’s square (provoking attacks of opportunity normally).</text:span></text:p>
      <text:p text:style-name="P1"><text:soft-page-break/><text:span text:style-name="T4">Then the target chooses either to avoid the character or to block the character. If the opponent avoids the character, the character keeps moving. (A character can always move through a square occupied by someone who lets the character by.) If the opponent blocks the character, make a trip attack against the opponent (see Trip). If the character succeeds in tripping his or her opponent, the character can continue his or her movement as normal.</text:span></text:p>
      <text:p text:style-name="P1"><text:span text:style-name="T4">If the character fails and are tripped in turn, the character falls prone in the target’s square. If the character fails but are not tripped, the character has to move 5 feet back the way he or she came, ending his or her movement there. If that square is occupied, the character falls prone in the square.</text:span></text:p>
      <text:p text:style-name="P5"/>
      <text:p text:style-name="P41"><text:span text:style-name="T13">Trip</text:span></text:p>
      <text:p text:style-name="P1"><text:span text:style-name="T4">A character can try to trip an opponent, or otherwise knock him or her down, as an unarmed melee attack. A character can only trip an opponent who is one size category larger than the character, the same size, or smaller.</text:span></text:p>
      <text:h text:style-name="P27" text:outline-level="4"><text:span text:style-name="T5">Making a Trip Attack</text:span></text:h>
      <text:p text:style-name="P1"><text:span text:style-name="T4">Make an unarmed melee touch attack against the target. Doing this provokes an attack of opportunity from the target as normal for unarmed attacks.</text:span></text:p>
      <text:p text:style-name="P1"><text:span text:style-name="T4">If the attack succeeds, make a Strength check opposed by the target’s Dexterity check or Strength check (using whichever ability score has the higher modifier). If the character and the target are different sizes, the larger combatant gets a bonus on the Strength check of +4 per difference in size category. The target gets a +4 stability bonus on his or her check if he or she has more than two legs or is otherwise exceptionally stable. If the character wins, he or she trips the target. If the character loses, the target may immediately react and make a Strength check opposed by the character’s Dexterity check or Strength check to try to trip the character.</text:span></text:p>
      <text:p text:style-name="P1"><text:span text:style-name="T5">Being Tripped (Prone)</text:span></text:p>
      <text:p text:style-name="P1"><text:span text:style-name="T4">A tripped character is prone (see Table: Defense Modifiers). Standing up from a prone position is a move action.</text:span></text:p>
      <text:h text:style-name="P27" text:outline-level="4"><text:span text:style-name="T5">Tripping with a Weapon</text:span></text:h>
      <text:p text:style-name="P1"><text:span text:style-name="T4">Some weapons, such as the chain and the whip, can be used to make trip attacks. A character doesn’t incur an attack of opportunity when doing so. If the character is tripped during his or her own trip attempt, the character can drop the weapon to avoid being tripped.</text:span></text:p>
      <text:p text:style-name="P2"/>
      <text:h text:style-name="P25" text:outline-level="3"><text:span text:style-name="T8">Disarm</text:span></text:h>
      <text:p text:style-name="P1"><text:span text:style-name="T4">As a melee attack, a character may attempt to disarm his or her opponent. If the character does so with a weapon, he or she knocks the opponent’s weapon out of his or her hands and to the ground. If the character attempt the disarm while unarmed, the character ends up with the weapon in his or her hand.</text:span></text:p>
      <text:p text:style-name="P1"><text:span text:style-name="T4">If a character is attempting to disarm the wielder of a melee weapon, follow the steps outlined here. Disarming the wielder of a ranged weapon is slightly different; see below.</text:span></text:p>
      <text:p text:style-name="P1"><text:span text:style-name="T4">Step One: The character provokes an attack of opportunity from the target he or she is trying to disarm.</text:span></text:p>
      <text:p text:style-name="P1"><text:span text:style-name="T4">Step Two: The character and the target make opposed attack rolls with their respective weapons. If the weapons are different sizes, the combatant with the larger weapon gets a bonus on the attack roll of +4 per difference in size category. If the target is using a weapon in two hands, he or she gets an additional +4 bonus. Also, if the combatants are different sizes, the larger combatant gets a bonus on the attack roll of +4 per difference in size category.</text:span></text:p>
      <text:p text:style-name="P1"><text:span text:style-name="T4">Step Three: If the character beats the target’s attack roll, the target is disarmed. If the character attempted the disarm action unarmed, he or she now has the weapon. If the character was armed, the target’s weapon is on the ground at the target’s feet.</text:span></text:p>
      <text:p text:style-name="P1"><text:span text:style-name="T4">If the character fails the disarm attempt, the target may immediately react and attempt to disarm the character with the same sort of opposed melee attack roll. The opponent’s attempt does not provoke an attack of opportunity from the character. If the opponent fails to disarm, the character does not get a free disarm attempt against the opponent.</text:span></text:p>
      <text:h text:style-name="P27" text:outline-level="4"><text:span text:style-name="T5">Ranged Weapons</text:span></text:h>
      <text:p text:style-name="P1"><text:span text:style-name="T4">To disarm an opponent wielding a ranged weapon, the character makes a melee attack or unarmed attack to strike the weapon in the opponent’s hand (see Attack an Object). If the weapon is held in two hands, it gets a +2 bonus to its Defense. If the character’s attack succeeds, the ranged weapon falls to the ground or winds up in the character’s hands (if the character made the attack unarmed). This kind of disarm attempt provokes an attack of opportunity, but if the character fails, the target does not get to make a disarm attempt against him or her.</text:span></text:p>
      <text:p text:style-name="P2"/>
      <text:p text:style-name="P41"><text:span text:style-name="T13">Grabbing Objects</text:span></text:p>
      <text:p text:style-name="P1"><text:soft-page-break/><text:span text:style-name="T4">A character can also use disarm to snatch away an object worn by a target. Doing this works the same as a disarm attempt (see above), except for the following.</text:span></text:p>
      <text:p text:style-name="P1"><text:span text:style-name="Core_20_Body_20_Italic"><text:span text:style-name="T4">Attack of Opportunity:</text:span></text:span><text:span text:style-name="T4"> If the target’s attack of opportunity inflicts any damage, the attempt to grab the object automatically fails.</text:span></text:p>
      <text:p text:style-name="P1"><text:span text:style-name="Core_20_Body_20_Italic"><text:span text:style-name="T4">Modifiers:</text:span></text:span><text:span text:style-name="T4"> If the object is well secured or otherwise difficult to grab from the target, the target gets a +4 bonus. On the other hand, if the object is poorly secured or otherwise easy to snatch or cut away, the attacker gets a +4 bonus.</text:span></text:p>
      <text:p text:style-name="P1"><text:span text:style-name="Core_20_Body_20_Italic"><text:span text:style-name="T4">Failed Attempts:</text:span></text:span><text:span text:style-name="T4"> Failing an attempt to grab an object doesn’t allow the target to at­tempt to disarm the character.</text:span></text:p>
      <text:p text:style-name="P2"/>
      <text:h text:style-name="P25" text:outline-level="3"><text:span text:style-name="T12">Grapple</text:span></text:h>
      <text:p text:style-name="P1"><text:span text:style-name="T4">Grappling means wrestling and struggling hand-to-hand. </text:span></text:p>
      <text:p text:style-name="P1"><text:span text:style-name="T4">There are three stages to grappling: grabbing, holding, and pinning.</text:span></text:p>
      <text:h text:style-name="P27" text:outline-level="4"><text:span text:style-name="T5">Grabbing</text:span></text:h>
      <text:p text:style-name="P1"><text:span text:style-name="T17">Normally, a grab is just the first step to starting a grapple. If the character grabs an opponent, but fails to go on to hold him or her, the character doesn’t actually start a grapple. However, sometimes all a character wants to do is grab the target</text:span><text:span text:style-name="T4">.</text:span></text:p>
      <text:h text:style-name="P27" text:outline-level="4"><text:span text:style-name="T5">Holding</text:span></text:h>
      <text:p text:style-name="P1"><text:span text:style-name="T4">Once a character has established a hold, he or she is involved in a grapple. From a hold, a character can attempt a number of actions, including damaging the opponent or pinning the opponent. A character can’t get a hold on any creature more than two size categories larger than the character. (However, such a creature can get a hold on the character—so while a character can’t initiate a grapple with a creature more than two size categories larger than, a character can still end up in one.)</text:span></text:p>
      <text:h text:style-name="P27" text:outline-level="4"><text:span text:style-name="T5">Pinning</text:span></text:h>
      <text:p text:style-name="P1"><text:span text:style-name="T4">Getting the opponent in a pin is often the goal of a grapple. A pinned character is held immobile.</text:span></text:p>
      <text:h text:style-name="P27" text:outline-level="4"><text:span text:style-name="T5">Grapple Checks</text:span></text:h>
      <text:p text:style-name="P1"><text:span text:style-name="T4">When a character is involved in a grapple, he or she will need to make opposed grapple checks against an opponent—often repeatedly. A grapple check is something like a melee attack roll. A character’s attack bonus on a grapple check is:</text:span></text:p>
      <text:p text:style-name="P1"><text:span text:style-name="T4">Base attack bonus + Strength modifier + grapple modifier</text:span></text:p>
      <text:h text:style-name="P27" text:outline-level="4"><text:span text:style-name="T5">Grapple Modifier</text:span></text:h>
      <text:p text:style-name="P1"><text:span text:style-name="T4">A creature’s size works in its favor when grappling, if that creature is Large or larger in size. Conversely, a creature of Small or smaller size is at a disadvantage because of its size when grappling. Instead of using a creature’s size modifier on a grapple check (as would be done for a melee or ranged attack roll), use the appropriate grapple modifier from Table: Grapple </text:span><text:span text:style-name="T5">Modifiers.</text:span></text:p>
      <text:p text:style-name="P38"/>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T10">Table: Grapple Modifiers</text:span></text:p>
          </table:table-cell>
          <table:table-cell table:style-name="Table14.A1" office:value-type="string">
            <text:p text:style-name="P9"/>
          </table:table-cell>
        </table:table-row>
        <table:table-row table:style-name="Table14.1">
          <table:table-cell table:style-name="Table14.A2" office:value-type="string">
            <text:p text:style-name="P15"><text:span text:style-name="T10">Size (Example)</text:span></text:p>
          </table:table-cell>
          <table:table-cell table:style-name="Table14.A2" office:value-type="string">
            <text:p text:style-name="P13"><text:span text:style-name="T10">Grapple Modifier</text:span></text:p>
          </table:table-cell>
        </table:table-row>
        <table:table-row table:style-name="Table14.1">
          <table:table-cell table:style-name="Table14.A2" office:value-type="string">
            <text:p text:style-name="P1"><text:span text:style-name="T9">Colossal (blue whale [90 ft. long])</text:span></text:p>
          </table:table-cell>
          <table:table-cell table:style-name="Table14.A2" office:value-type="string">
            <text:p text:style-name="P12"><text:span text:style-name="T9">+16</text:span></text:p>
          </table:table-cell>
        </table:table-row>
        <table:table-row table:style-name="Table14.1">
          <table:table-cell table:style-name="Table14.A2" office:value-type="string">
            <text:p text:style-name="P1"><text:span text:style-name="T9">Gargantuan (gray whale [40 ft. long])</text:span></text:p>
          </table:table-cell>
          <table:table-cell table:style-name="Table14.A2" office:value-type="string">
            <text:p text:style-name="P12"><text:span text:style-name="T9">+12</text:span></text:p>
          </table:table-cell>
        </table:table-row>
        <table:table-row table:style-name="Table14.1">
          <table:table-cell table:style-name="Table14.A2" office:value-type="string">
            <text:p text:style-name="P1"><text:span text:style-name="T9">Huge (elephant)</text:span></text:p>
          </table:table-cell>
          <table:table-cell table:style-name="Table14.A2" office:value-type="string">
            <text:p text:style-name="P12"><text:span text:style-name="T9">+8</text:span></text:p>
          </table:table-cell>
        </table:table-row>
        <table:table-row table:style-name="Table14.1">
          <table:table-cell table:style-name="Table14.A2" office:value-type="string">
            <text:p text:style-name="P1"><text:span text:style-name="T9">Large (lion)</text:span></text:p>
          </table:table-cell>
          <table:table-cell table:style-name="Table14.A2" office:value-type="string">
            <text:p text:style-name="P12"><text:span text:style-name="T9">+4</text:span></text:p>
          </table:table-cell>
        </table:table-row>
        <table:table-row table:style-name="Table14.1">
          <table:table-cell table:style-name="Table14.A2" office:value-type="string">
            <text:p text:style-name="P1"><text:span text:style-name="T9">Medium-size (human)</text:span></text:p>
          </table:table-cell>
          <table:table-cell table:style-name="Table14.A2" office:value-type="string">
            <text:p text:style-name="P12"><text:span text:style-name="T9">+0</text:span></text:p>
          </table:table-cell>
        </table:table-row>
        <table:table-row table:style-name="Table14.1">
          <table:table-cell table:style-name="Table14.A2" office:value-type="string">
            <text:p text:style-name="P1"><text:span text:style-name="T9">Small (German shepherd)</text:span></text:p>
          </table:table-cell>
          <table:table-cell table:style-name="Table14.A2" office:value-type="string">
            <text:p text:style-name="P12"><text:span text:style-name="T9">–4</text:span></text:p>
          </table:table-cell>
        </table:table-row>
        <table:table-row table:style-name="Table14.1">
          <table:table-cell table:style-name="Table14.A2" office:value-type="string">
            <text:p text:style-name="P1"><text:span text:style-name="T9">Tiny (housecat)</text:span></text:p>
          </table:table-cell>
          <table:table-cell table:style-name="Table14.A2" office:value-type="string">
            <text:p text:style-name="P12"><text:span text:style-name="T9">–8</text:span></text:p>
          </table:table-cell>
        </table:table-row>
        <table:table-row table:style-name="Table14.1">
          <table:table-cell table:style-name="Table14.A2" office:value-type="string">
            <text:p text:style-name="P1"><text:span text:style-name="T9">Diminutive (rat)</text:span></text:p>
          </table:table-cell>
          <table:table-cell table:style-name="Table14.A2" office:value-type="string">
            <text:p text:style-name="P12"><text:span text:style-name="T9">–12</text:span></text:p>
          </table:table-cell>
        </table:table-row>
        <table:table-row table:style-name="Table14.1">
          <table:table-cell table:style-name="Table14.A11" office:value-type="string">
            <text:p text:style-name="P15"><text:span text:style-name="T9">Fine (horsefly)</text:span></text:p>
          </table:table-cell>
          <table:table-cell table:style-name="Table14.A11" office:value-type="string">
            <text:p text:style-name="P13"><text:span text:style-name="T9">–16</text:span></text:p>
          </table:table-cell>
        </table:table-row>
      </table:table>
      <text:p text:style-name="P2"/>
      <text:h text:style-name="P27" text:outline-level="4"><text:span text:style-name="T5">Starting a Grapple</text:span></text:h>
      <text:p text:style-name="P1"><text:span text:style-name="T4">To start a grapple, a character first needs to grab and hold his or her target. Attempting to start a grapple is the equivalent of making a melee attack. If the character gets multiple attacks in a round, he or she can attempt to start a grapple multiple times (at successively lower base attack bonuses). Follow these steps.</text:span></text:p>
      <text:p text:style-name="P1"><text:span text:style-name="T4">1. Attack of Opportunity: A character provokes an attack of opportunity from the target he or she is trying to grapple. If the attack of opportunity deals the character damage, the character fails to start the grapple. If the attack of opportunity misses or otherwise fails to deal damage, proceed to step 2.</text:span></text:p>
      <text:p text:style-name="P1"><text:span text:style-name="T4">2. Grab: The character makes a melee touch attack to grab the target. If the character fails to hit the target, the character fails to start the grapple. If the character succeeds, proceed to step 3.</text:span></text:p>
      <text:p text:style-name="P1"><text:span text:style-name="T4">3. Hold: Make an opposed grapple check. (This is a free action.) If the character succeeds, the character has started the grapple, and deals damage to the target as if with an unarmed strike.</text:span></text:p>
      <text:p text:style-name="P1"><text:span text:style-name="T4">If the character loses, he or she fails to start the grapple. The character automatically loses an attempt to hold if the target is two or more size categories larger than the character is (but the character can still make an attempt to grab such a target, if that’s all he or she wants to do).</text:span></text:p>
      <text:p text:style-name="P1"><text:span text:style-name="T4">4. Maintain the Grapple: To maintain the grapple for later rounds, the character must move into the target’s square. (This movement is free and doesn’t count as part of the character’s movement for the round movement.) Moving, as normal, provokes attacks of opportunity from threatening enemies, but not from the target. The character and the target are now grappling.</text:span></text:p>
      <text:p text:style-name="P1"><text:span text:style-name="T4">If the character can’t move into the target’s square, the character can’t maintain the grapple and must immediately let go of the target. To grapple again, the character must begin at step 1.</text:span></text:p>
      <text:h text:style-name="P27" text:outline-level="4"><text:span text:style-name="T5">Grappling Consequences</text:span></text:h>
      <text:p text:style-name="P1"><text:span text:style-name="T4">While a character is grappling, his or her ability to attack others and defend him or herself is limited.</text:span></text:p>
      <text:p text:style-name="P1"><text:span text:style-name="T6">No Threatened Squares: </text:span><text:span text:style-name="T4">A character doesn’t threaten any squares while grappling.</text:span></text:p>
      <text:p text:style-name="P1"><text:span text:style-name="T6">No Dexterity Bonus:</text:span><text:span text:style-name="T4"> A character loses his or her Dexterity bonus to Defense (if the character has one) against opponents the character isn’t grappling. (The character can still use it against opponents he or she is grappling.)</text:span></text:p>
      <text:p text:style-name="P1"><text:span text:style-name="T6">No Movement:</text:span><text:span text:style-name="T4"> A character cannot move while held in a grapple.</text:span></text:p>
      <text:h text:style-name="P27" text:outline-level="4"><text:span text:style-name="T5">If the Character is Grappling</text:span></text:h>
      <text:p text:style-name="P1"><text:span text:style-name="T4">When a character is grappling (regardless of who started the grapple), he or she can attempt any of several actions on his or her turn. Unless otherwise noted, each of these options is equivalent to an attack. (If the character normally gets more than one attack per attack action, he or she can attempt as many of these options as he or she has attacks available, using his or her successively lower attack bonus for each roll.) The character is limited to these options only; he or she cannot take any other actions.</text:span></text:p>
      <text:p text:style-name="P1"><text:span text:style-name="T6">Damage the Opponent:</text:span><text:span text:style-name="T4"> Make an opposed grapple check; if the character succeeds, he or she deals damage as with an un­armed strike.</text:span></text:p>
      <text:p text:style-name="P1"><text:span text:style-name="T6">Pin:</text:span><text:span text:style-name="T4"> Make an opposed grapple check; if the character succeeds, he or she holds the opponent immobile for 1 round. The opponent takes a –4 penalty to Defense against all attacks from other people (but not from the character); however, the opponent is not considered helpless.</text:span></text:p>
      <text:p text:style-name="P1"><text:span text:style-name="T4">A character can’t use a weapon on a pinned character or attempt to damage or pin a second opponent while holding a pin on the first.</text:span></text:p>
      <text:p text:style-name="P1"><text:span text:style-name="T4">A pinned character can’t take any action except to attempt to escape from the pin.</text:span></text:p>
      <text:p text:style-name="P1"><text:span text:style-name="T6">Escape from Grapple:</text:span><text:span text:style-name="T4"> Make an opposed grapple check. If the character succeeds, he or she can escape the grapple. If more than one opponent is grappling the character, the grapple check result has to beat all their check results to escape. (Opponents don’t have to try to hold a character if they don’t want to.)</text:span></text:p>
      <text:p text:style-name="P1"><text:span text:style-name="T4">Alternatively, the character can make an Escape Artist check opposed by the opponent’s grapple check to escape from the grapple. This is an attack action that the character may only attempt once per round, even if the character gets multiple attacks.</text:span></text:p>
      <text:p text:style-name="P1"><text:span text:style-name="T4">If the character has not used his or her move action for the round, the character may do so after escaping the grapple.</text:span></text:p>
      <text:p text:style-name="P1"><text:soft-page-break/><text:span text:style-name="T6">Escape from Pin: </text:span><text:span text:style-name="T4">Make an opposed grapple check. If the character succeeds, he or she can escape from being pinned. (Opponents don’t have to try to keep the character pinned if they don’t want to.) The character is still being grappled, however.</text:span></text:p>
      <text:p text:style-name="P1"><text:span text:style-name="T4">Alternatively, a character can make an Escape Artist check opposed by the opponent’s grapple check to escape from the pin. This is an attack action that the character may only attempt once per round, even if the character gets multiple attacks.</text:span></text:p>
      <text:p text:style-name="P1"><text:span text:style-name="T6">Break Another’s Pin:</text:span><text:span text:style-name="T4"> Make an opposed grapple check; if the character succeeds, he or she can break the hold that an opponent has over an ally.</text:span></text:p>
      <text:p text:style-name="P1"><text:span text:style-name="T6">Draw a Light Weapon:</text:span><text:span text:style-name="T4"> A character can draw a light weap­on as a move action.</text:span></text:p>
      <text:p text:style-name="P1"><text:span text:style-name="T6">Attack with a Light Weapon:</text:span><text:span text:style-name="T4"> A character can attack with a light weapon while grappling (but not while pinned or pinning). A character can’t attack with two weap­ons while grappling.</text:span></text:p>
      <text:h text:style-name="P27" text:outline-level="4"><text:span text:style-name="T5">If the Character is Pinned</text:span></text:h>
      <text:p text:style-name="P1"><text:span text:style-name="T17">When an opponent has pinned the character, he or she is held immobile (but not helpless) for 1 round. (the character can’t attempt any other action.) On the character’s turn, he or she can attempt to </text:span><text:span text:style-name="T4">escape from the pin. If the character succeeds, he or she is still grappling.</text:span></text:p>
      <text:h text:style-name="P27" text:outline-level="4"><text:span text:style-name="T5">Joining a Grapple</text:span></text:h>
      <text:p text:style-name="P1"><text:span text:style-name="T4">If the target is already grappling someone else, a character can use an attack to start a grapple, as above, except that the target doesn’t get an attack of opportunity against the character, and the character’s grab automatically succeeds. The character still has to make a successful opposed grapple check and move in to be part of the grapple.</text:span></text:p>
      <text:p text:style-name="P1"><text:span text:style-name="T4">If multiple enemies are already involved in the grapple, the character picks one against whom to make the opposed grapple check.</text:span></text:p>
      <text:p text:style-name="P1"><text:span text:style-name="T5">Multiple Grapplers</text:span></text:p>
      <text:p text:style-name="P1"><text:span text:style-name="T4">Several combatants can be in a single grapple. Up to four combatants can grapple a single opponent in a given round. Creatures that are one size category smaller than the character count as one-half creature each; creatures that are one size category larger than the character count as two creatures; and creatures two or more size categories larger than the character count as four creatures.</text:span></text:p>
      <text:p text:style-name="P1"><text:span text:style-name="T4">When involved in a grapple with multiple opponents, the character chooses one opponent to make an opposed check against. The exception is an attempt to escape from the grapple; to escape, a character’s grapple check must beat the check results of all oppon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margin-top="0.0693in" fo:margin-bottom="0.0693in" loext:contextual-spacing="false" fo:text-align="start" style:justify-single-word="false" fo:orphans="0" fo:widows="0" fo:text-indent="0in" style:auto-text-indent="false" fo:keep-with-next="always" style:vertical-align="auto"/>
      <style:text-properties fo:color="#ff0000" style:text-line-through-style="solid" style:text-line-through-type="single"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4" style:display-name="Heading 4"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Heading_20_6" style:display-name="Heading 6"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Hanging_20_bullet" style:display-name="Hanging bullet" style:family="paragraph" style:parent-style-name="Standard"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Symbol" style:font-family-asian="Symbol" style:font-family-generic-asian="system" style:font-pitch-asian="variable" style:font-size-asian="26pt" style:language-asian="en" style:country-asian="US" style:font-name-complex="Wingdings" style:font-family-complex="Wingdings" style:font-family-generic-complex="system" style:font-pitch-complex="variable" style:font-size-complex="12pt"/>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1.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2.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5in" fo:text-indent="-1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bat</dc:title>
    <dc:subject>MSRD</dc:subject>
    <meta:initial-creator>AKSmith</meta:initial-creator>
    <meta:creation-date>2002-09-19T09:22:00</meta:creation-date>
    <dc:date>2003-10-31T15:21:00</dc:date>
    <meta:editing-cycles>240</meta:editing-cycles>
    <meta:editing-duration>PT8M43S</meta:editing-duration>
    <meta:document-statistic meta:table-count="14" meta:image-count="0" meta:object-count="0" meta:page-count="35" meta:paragraph-count="886" meta:word-count="13850" meta:character-count="79312" meta:non-whitespace-character-count="66321"/>
    <meta:generator>LibreOffice/5.4.6.2$Linux_X86_64 LibreOffice_project/40m0$Build-2</meta:generator>
    <meta:user-defined meta:name="Company">Wizards of the Coast</meta:user-defined>
    <meta:user-defined meta:name="Operator">asmith</meta:user-defined>
  </office:meta>
</office:document-meta>
</file>